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35in"/>
    </style:style>
    <style:style style:name="co2" style:family="table-column">
      <style:table-column-properties fo:break-before="auto" style:column-width="2.4654in"/>
    </style:style>
    <style:style style:name="co3" style:family="table-column">
      <style:table-column-properties fo:break-before="auto" style:column-width="2.60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3.2228in"/>
    </style:style>
    <style:style style:name="co6" style:family="table-column">
      <style:table-column-properties fo:break-before="auto" style:column-width="3.1701in"/>
    </style:style>
    <style:style style:name="co7" style:family="table-column">
      <style:table-column-properties fo:break-before="auto" style:column-width="2.7346in"/>
    </style:style>
    <style:style style:name="co8" style:family="table-column">
      <style:table-column-properties fo:break-before="auto" style:column-width="1.026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LATIN AUTHOR</text:p>
          </table:table-cell>
          <table:table-cell table:style-name="ce1" office:value-type="string">
            <text:p>HYMN</text:p>
          </table:table-cell>
          <table:table-cell table:style-name="ce1" office:value-type="string">
            <text:p>STANBROOK</text:p>
          </table:table-cell>
          <table:table-cell table:style-name="ce1" office:value-type="string">
            <text:p>TRANSLATO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PAGE</text:p>
          </table:table-cell>
          <table:table-cell/>
          <table:table-cell office:value-type="string">
            <text:p>TRANS</text:p>
          </table:table-cell>
          <table:table-cell office:value-type="string">
            <text:p>ENGLISH</text:p>
          </table:table-cell>
          <table:table-cell office:value-type="string">
            <text:p>AUTHOR</text:p>
          </table:table-cell>
          <table:table-cell office:value-type="string">
            <text:p>LATIN</text:p>
          </table:table-cell>
          <table:table-cell table:number-columns-repeated="2"/>
          <table:table-cell office:value-type="string">
            <text:p>PageIndexTable:</text:p>
          </table:table-cell>
          <table:table-cell/>
        </table:table-row>
        <table:table-row table:style-name="ro1">
          <table:table-cell office:value-type="string">
            <text:p>a_solis_ortus_cardine.php</text:p>
          </table:table-cell>
          <table:table-cell office:value-type="string">
            <text:p>Sedulius</text:p>
          </table:table-cell>
          <table:table-cell office:value-type="string">
            <text:p>A soils ortus cardine</text:p>
          </table:table-cell>
          <table:table-cell office:value-type="float" office:value="353">
            <text:p>353</text:p>
          </table:table-cell>
          <table:table-cell office:value-type="string">
            <text:p>TRAPPES, Rev. FRANCIS :</text:p>
          </table:table-cell>
          <table:table-cell office:value-type="string">
            <text:p>From where the rising sun ascends</text:p>
          </table:table-cell>
          <table:table-cell office:value-type="float" office:value="353">
            <text:p>353</text:p>
          </table:table-cell>
          <table:table-cell/>
          <table:table-cell office:value-type="string">
            <text:p>Fr. E.Caswall</text:p>
          </table:table-cell>
          <table:table-cell office:value-type="string">
            <text:p>From the far-blazing gate of morn</text:p>
          </table:table-cell>
          <table:table-cell office:value-type="string">
            <text:p>Sedulius</text:p>
          </table:table-cell>
          <table:table-cell office:value-type="string">
            <text:p>A solis ortus cárdine</text:p>
          </table:table-cell>
          <table:table-cell table:formula="of:=VLOOKUP([.L2];[.$O$2:.$P$200];2;0)" office:value-type="float" office:value="291">
            <text:p>291</text:p>
          </table:table-cell>
          <table:table-cell/>
          <table:table-cell office:value-type="string">
            <text:p>A solis ortus cárdine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ad_regias_agni_dapes.php</text:p>
          </table:table-cell>
          <table:table-cell office:value-type="string">
            <text:p>St. Ambrose(?)</text:p>
          </table:table-cell>
          <table:table-cell office:value-type="string">
            <text:p>Ad regias Agni dapes</text:p>
          </table:table-cell>
          <table:table-cell office:value-type="float" office:value="491">
            <text:p>491</text:p>
          </table:table-cell>
          <table:table-cell office:value-type="string">
            <text:p>CASWALL, Rev. E. : </text:p>
          </table:table-cell>
          <table:table-cell office:value-type="string">
            <text:p>Now at the Lamb's high royal feast</text:p>
          </table:table-cell>
          <table:table-cell office:value-type="float" office:value="491">
            <text:p>491</text:p>
          </table:table-cell>
          <table:table-cell/>
          <table:table-cell office:value-type="string">
            <text:p>Fr. E.Caswall</text:p>
          </table:table-cell>
          <table:table-cell office:value-type="string">
            <text:p>Hail, victor Christ! hail risen King</text:p>
          </table:table-cell>
          <table:table-cell office:value-type="string">
            <text:p>St. Ambrose(?)</text:p>
          </table:table-cell>
          <table:table-cell office:value-type="string">
            <text:p>Ad régias Agni dapes,</text:p>
          </table:table-cell>
          <table:table-cell table:formula="of:=VLOOKUP([.L3];[.$O$2:.$P$200];2;0)" office:value-type="float" office:value="311">
            <text:p>311</text:p>
          </table:table-cell>
          <table:table-cell/>
          <table:table-cell office:value-type="string">
            <text:p>Ad régias Agni dapes,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aeterna_caeli_gloria.php</text:p>
          </table:table-cell>
          <table:table-cell office:value-type="string">
            <text:p>St. Ambrose(?)</text:p>
          </table:table-cell>
          <table:table-cell office:value-type="string">
            <text:p>Æterna cœli gloria</text:p>
          </table:table-cell>
          <table:table-cell office:value-type="float" office:value="243">
            <text:p>243</text:p>
          </table:table-cell>
          <table:table-cell office:value-type="string">
            <text:p>CASWALL, Rev. E. : </text:p>
          </table:table-cell>
          <table:table-cell office:value-type="string">
            <text:p>Eternal glory of the heavens .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Fr. E.Caswall</text:p>
          </table:table-cell>
          <table:table-cell office:value-type="string">
            <text:p>Eternal Glory of the heavens!</text:p>
          </table:table-cell>
          <table:table-cell office:value-type="string">
            <text:p>St. Ambrose(?)</text:p>
          </table:table-cell>
          <table:table-cell office:value-type="string">
            <text:p>Ætérna cæli glória,</text:p>
          </table:table-cell>
          <table:table-cell table:formula="of:=VLOOKUP([.L4];[.$O$2:.$P$200];2;0)" office:value-type="float" office:value="558">
            <text:p>558</text:p>
          </table:table-cell>
          <table:table-cell/>
          <table:table-cell office:value-type="string">
            <text:p>Ætérna cæli glória,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string">
            <text:p>aeterne_rector_siderum.php</text:p>
          </table:table-cell>
          <table:table-cell office:value-type="string">
            <text:p>Card. R. Bellarmine</text:p>
          </table:table-cell>
          <table:table-cell office:value-type="string">
            <text:p>Æterne Rector siderum</text:p>
          </table:table-cell>
          <table:table-cell office:value-type="float" office:value="807">
            <text:p>807</text:p>
          </table:table-cell>
          <table:table-cell office:value-type="string">
            <text:p>CASWALL, Rev. E. : </text:p>
          </table:table-cell>
          <table:table-cell office:value-type="string">
            <text:p>Ruler of the dread immense</text:p>
          </table:table-cell>
          <table:table-cell office:value-type="float" office:value="807">
            <text:p>807</text:p>
          </table:table-cell>
          <table:table-cell/>
          <table:table-cell office:value-type="string">
            <text:p>Fr. E.Caswall</text:p>
          </table:table-cell>
          <table:table-cell office:value-type="string">
            <text:p>Ruler of the dread immense!</text:p>
          </table:table-cell>
          <table:table-cell office:value-type="string">
            <text:p>Card. R. Bellarmine</text:p>
          </table:table-cell>
          <table:table-cell office:value-type="string">
            <text:p>Ætérne Rector síderum</text:p>
          </table:table-cell>
          <table:table-cell table:formula="of:=VLOOKUP([.L5];[.$O$2:.$P$200];2;0)" office:value-type="float" office:value="722">
            <text:p>722</text:p>
          </table:table-cell>
          <table:table-cell/>
          <table:table-cell office:value-type="string">
            <text:p>Ætérne Rector síderum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string">
            <text:p>aeterne_rerum_conditor.php</text:p>
          </table:table-cell>
          <table:table-cell office:value-type="string">
            <text:p>St. Ambrose</text:p>
          </table:table-cell>
          <table:table-cell office:value-type="string">
            <text:p>Æterne rerum Conditor</text:p>
          </table:table-cell>
          <table:table-cell office:value-type="float" office:value="8">
            <text:p>8</text:p>
          </table:table-cell>
          <table:table-cell office:value-type="string">
            <text:p>NEWMAN, JOHN HENRY:</text:p>
          </table:table-cell>
          <table:table-cell office:value-type="string">
            <text:p>Framer of the earth and sky</text:p>
          </table:table-cell>
          <table:table-cell office:value-type="float" office:value="8">
            <text:p>8</text:p>
          </table:table-cell>
          <table:table-cell/>
          <table:table-cell office:value-type="string">
            <text:p>Fr. E.Caswall</text:p>
          </table:table-cell>
          <table:table-cell office:value-type="string">
            <text:p>Dread Framer of the earth and sky!</text:p>
          </table:table-cell>
          <table:table-cell office:value-type="string">
            <text:p>St. Ambrose</text:p>
          </table:table-cell>
          <table:table-cell office:value-type="string">
            <text:p>Ætérne rerum Cónditor,</text:p>
          </table:table-cell>
          <table:table-cell table:formula="of:=VLOOKUP([.L6];[.$O$2:.$P$200];2;0)" office:value-type="float" office:value="333">
            <text:p>333</text:p>
          </table:table-cell>
          <table:table-cell/>
          <table:table-cell office:value-type="string">
            <text:p>Ætérne rerum Cónditor,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ales_diei_nutius.php</text:p>
          </table:table-cell>
          <table:table-cell office:value-type="string">
            <text:p>Prudentius</text:p>
          </table:table-cell>
          <table:table-cell office:value-type="string">
            <text:p>Ales diei nuntius</text:p>
          </table:table-cell>
          <table:table-cell office:value-type="float" office:value="139">
            <text:p>139</text:p>
          </table:table-cell>
          <table:table-cell office:value-type="string">
            <text:p>CASWALL, Rev. E. : </text:p>
          </table:table-cell>
          <table:table-cell office:value-type="string">
            <text:p>Now while the herald bird of day</text:p>
          </table:table-cell>
          <table:table-cell office:value-type="float" office:value="139">
            <text:p>139</text:p>
          </table:table-cell>
          <table:table-cell/>
          <table:table-cell office:value-type="string">
            <text:p>Fr. E.Caswall</text:p>
          </table:table-cell>
          <table:table-cell office:value-type="string">
            <text:p>Now, while the herald bird of day</text:p>
          </table:table-cell>
          <table:table-cell office:value-type="string">
            <text:p>Prudentius</text:p>
          </table:table-cell>
          <table:table-cell office:value-type="string">
            <text:p>Ales diéi nútius</text:p>
          </table:table-cell>
          <table:table-cell table:formula="of:=VLOOKUP([.L7];[.$O$2:.$P$200];2;0)" office:value-type="float" office:value="427">
            <text:p>427</text:p>
          </table:table-cell>
          <table:table-cell/>
          <table:table-cell office:value-type="string">
            <text:p>Ales diéi nútius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string">
            <text:p>alto_ex_olympi_vertice.php</text:p>
          </table:table-cell>
          <table:table-cell office:value-type="string">
            <text:p>Unk. 10-15th c.</text:p>
          </table:table-cell>
          <table:table-cell office:value-type="string">
            <text:p>Alto ex Olympi vertice</text:p>
          </table:table-cell>
          <table:table-cell office:value-type="float" office:value="941">
            <text:p>941</text:p>
          </table:table-cell>
          <table:table-cell office:value-type="string">
            <text:p>CASWALL, Rev. E. : </text:p>
          </table:table-cell>
          <table:table-cell office:value-type="string">
            <text:p>From highest heaven the Father's Son </text:p>
          </table:table-cell>
          <table:table-cell office:value-type="float" office:value="941">
            <text:p>941</text:p>
          </table:table-cell>
          <table:table-cell/>
          <table:table-cell office:value-type="string">
            <text:p>Fr. E.Caswall</text:p>
          </table:table-cell>
          <table:table-cell office:value-type="string">
            <text:p>From highest heav’n, the Father’s Son,</text:p>
          </table:table-cell>
          <table:table-cell office:value-type="string">
            <text:p>Unk. 10-15th c.</text:p>
          </table:table-cell>
          <table:table-cell office:value-type="string">
            <text:p>Alto ex Olýmpi vértice</text:p>
          </table:table-cell>
          <table:table-cell table:formula="of:=VLOOKUP([.L8];[.$O$2:.$P$200];2;0)" office:value-type="float" office:value="862">
            <text:p>862</text:p>
          </table:table-cell>
          <table:table-cell/>
          <table:table-cell office:value-type="string">
            <text:p>Alto ex Olýmpi vértice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string">
            <text:p>audi_benigne_conditor.php</text:p>
          </table:table-cell>
          <table:table-cell office:value-type="string">
            <text:p>St. Gregory</text:p>
          </table:table-cell>
          <table:table-cell office:value-type="string">
            <text:p>Audi benigne Conditor</text:p>
          </table:table-cell>
          <table:table-cell office:value-type="float" office:value="420">
            <text:p>420</text:p>
          </table:table-cell>
          <table:table-cell office:value-type="string">
            <text:p>CASWALL, Rev. E. : </text:p>
          </table:table-cell>
          <table:table-cell office:value-type="string">
            <text:p>Thou loving Maker of mankind</text:p>
          </table:table-cell>
          <table:table-cell office:value-type="float" office:value="420">
            <text:p>420</text:p>
          </table:table-cell>
          <table:table-cell/>
          <table:table-cell office:value-type="string">
            <text:p>Fr. E.Caswall</text:p>
          </table:table-cell>
          <table:table-cell office:value-type="string">
            <text:p>Thou loving Maker of mankind,</text:p>
          </table:table-cell>
          <table:table-cell office:value-type="string">
            <text:p>St. Gregory</text:p>
          </table:table-cell>
          <table:table-cell office:value-type="string">
            <text:p>Audi, benígne Cónditor,</text:p>
          </table:table-cell>
          <table:table-cell table:formula="of:=VLOOKUP([.L9];[.$O$2:.$P$200];2;0)" office:value-type="float" office:value="302">
            <text:p>302</text:p>
          </table:table-cell>
          <table:table-cell/>
          <table:table-cell office:value-type="string">
            <text:p>Audi, benígne Cónditor,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aurora_caelum_purpurat.php</text:p>
          </table:table-cell>
          <table:table-cell office:value-type="string">
            <text:p>St. Ambrose(?)</text:p>
          </table:table-cell>
          <table:table-cell office:value-type="string">
            <text:p>Aurora coelum purpurat</text:p>
          </table:table-cell>
          <table:table-cell office:value-type="float" office:value="494">
            <text:p>494</text:p>
          </table:table-cell>
          <table:table-cell office:value-type="string">
            <text:p>CASWALL, Rev. E. : </text:p>
          </table:table-cell>
          <table:table-cell office:value-type="string">
            <text:p>The dawn was purpling o'er the sky</text:p>
          </table:table-cell>
          <table:table-cell office:value-type="float" office:value="494">
            <text:p>494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wn was purpling o’er the sky;</text:p>
          </table:table-cell>
          <table:table-cell office:value-type="string">
            <text:p>St. Ambrose(?)</text:p>
          </table:table-cell>
          <table:table-cell office:value-type="string">
            <text:p>Auróra cælum púrpurat,</text:p>
          </table:table-cell>
          <table:table-cell table:formula="of:=VLOOKUP([.L10];[.$O$2:.$P$200];2;0)" office:value-type="float" office:value="308">
            <text:p>308</text:p>
          </table:table-cell>
          <table:table-cell/>
          <table:table-cell office:value-type="string">
            <text:p>Auróra cælum púrpurat,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aurora_jam_spargit_polum.php</text:p>
          </table:table-cell>
          <table:table-cell office:value-type="string">
            <text:p>St. Ambrose(?)</text:p>
          </table:table-cell>
          <table:table-cell office:value-type="string">
            <text:p>Aurora jam spargit polum</text:p>
          </table:table-cell>
          <table:table-cell office:value-type="float" office:value="282">
            <text:p>282</text:p>
          </table:table-cell>
          <table:table-cell office:value-type="string">
            <text:p>CASWALL, Rev. E. : </text:p>
          </table:table-cell>
          <table:table-cell office:value-type="string">
            <text:p>The dawn is sprinkling in the east</text:p>
          </table:table-cell>
          <table:table-cell office:value-type="float" office:value="282">
            <text:p>282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wn is sprinkling in the east</text:p>
          </table:table-cell>
          <table:table-cell office:value-type="string">
            <text:p>St. Ambrose(?)</text:p>
          </table:table-cell>
          <table:table-cell office:value-type="string">
            <text:p>Auróra jam spargit polum:</text:p>
          </table:table-cell>
          <table:table-cell table:formula="of:=VLOOKUP([.L11];[.$O$2:.$P$200];2;0)" office:value-type="float" office:value="605">
            <text:p>605</text:p>
          </table:table-cell>
          <table:table-cell/>
          <table:table-cell office:value-type="string">
            <text:p>Auróra jam spargit polum: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string">
            <text:p>ave_maris_stella.php</text:p>
          </table:table-cell>
          <table:table-cell office:value-type="string">
            <text:p>Unk. 6-9th c.</text:p>
          </table:table-cell>
          <table:table-cell office:value-type="string">
            <text:p>Ave maris stella</text:p>
          </table:table-cell>
          <table:table-cell office:value-type="float" office:value="951">
            <text:p>951</text:p>
          </table:table-cell>
          <table:table-cell office:value-type="string">
            <text:p>CASWALL, Rev. E. : </text:p>
          </table:table-cell>
          <table:table-cell office:value-type="string">
            <text:p>Hail, thou star of ocean</text:p>
          </table:table-cell>
          <table:table-cell office:value-type="float" office:value="951">
            <text:p>951</text:p>
          </table:table-cell>
          <table:table-cell/>
          <table:table-cell office:value-type="string">
            <text:p>Fr. E.Caswall</text:p>
          </table:table-cell>
          <table:table-cell office:value-type="string">
            <text:p>Hail thou Star of ocean!</text:p>
          </table:table-cell>
          <table:table-cell office:value-type="string">
            <text:p>Unk. 6-9th c.</text:p>
          </table:table-cell>
          <table:table-cell office:value-type="string">
            <text:p>Ave, maris stella,</text:p>
          </table:table-cell>
          <table:table-cell table:formula="of:=VLOOKUP([.L12];[.$O$2:.$P$200];2;0)" office:value-type="float" office:value="874">
            <text:p>874</text:p>
          </table:table-cell>
          <table:table-cell/>
          <table:table-cell office:value-type="string">
            <text:p>Ave, maris stella,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string">
            <text:p>beata_nobis_gaudia.php</text:p>
          </table:table-cell>
          <table:table-cell office:value-type="string">
            <text:p>St. Hilary</text:p>
          </table:table-cell>
          <table:table-cell office:value-type="string">
            <text:p>Beata nobis gaudia</text:p>
          </table:table-cell>
          <table:table-cell office:value-type="float" office:value="527">
            <text:p>527</text:p>
          </table:table-cell>
          <table:table-cell office:value-type="string">
            <text:p>CASWALL, Rev. E. : </text:p>
          </table:table-cell>
          <table:table-cell office:value-type="string">
            <text:p>Again the slowly circling year </text:p>
          </table:table-cell>
          <table:table-cell office:value-type="float" office:value="527">
            <text:p>527</text:p>
          </table:table-cell>
          <table:table-cell/>
          <table:table-cell office:value-type="string">
            <text:p>Fr. E.Caswall</text:p>
          </table:table-cell>
          <table:table-cell office:value-type="string">
            <text:p>Again the slowly circling year</text:p>
          </table:table-cell>
          <table:table-cell office:value-type="string">
            <text:p>St. Hilary</text:p>
          </table:table-cell>
          <table:table-cell office:value-type="string">
            <text:p>Beáta nobis gáudia</text:p>
          </table:table-cell>
          <table:table-cell table:formula="of:=VLOOKUP([.L13];[.$O$2:.$P$200];2;0)" office:value-type="float" office:value="184">
            <text:p>184</text:p>
          </table:table-cell>
          <table:table-cell/>
          <table:table-cell office:value-type="string">
            <text:p>Beáta nobis gáudia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caelestis_aulae_nuntius.php</text:p>
          </table:table-cell>
          <table:table-cell office:value-type="string">
            <text:p>Thomas Ricchini</text:p>
          </table:table-cell>
          <table:table-cell office:value-type="string">
            <text:p>Cœlestis aulae nuntius</text:p>
          </table:table-cell>
          <table:table-cell office:value-type="float" office:value="812">
            <text:p>812</text:p>
          </table:table-cell>
          <table:table-cell office:value-type="string">
            <text:p>EDITORS :</text:p>
          </table:table-cell>
          <table:table-cell office:value-type="string">
            <text:p>The heavenly messenger reveals</text:p>
          </table:table-cell>
          <table:table-cell office:value-type="float" office:value="812">
            <text:p>812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The heavenly messenger reveals</text:p>
          </table:table-cell>
          <table:table-cell office:value-type="string">
            <text:p>Thomas Ricchini</text:p>
          </table:table-cell>
          <table:table-cell office:value-type="string">
            <text:p>Cæléstis aulæ Núntius,</text:p>
          </table:table-cell>
          <table:table-cell table:formula="of:=VLOOKUP([.L14];[.$O$2:.$P$200];2;0)" office:value-type="float" office:value="729">
            <text:p>729</text:p>
          </table:table-cell>
          <table:table-cell/>
          <table:table-cell office:value-type="string">
            <text:p>Cæléstis aulæ Núntius,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office:value-type="string">
            <text:p>caelestis_urbs_jerusalem.php</text:p>
          </table:table-cell>
          <table:table-cell office:value-type="string">
            <text:p>Unk. 10-15th c.</text:p>
          </table:table-cell>
          <table:table-cell office:value-type="string">
            <text:p>Cœlestis urbs Jerusalem</text:p>
          </table:table-cell>
          <table:table-cell office:value-type="float" office:value="939">
            <text:p>939</text:p>
          </table:table-cell>
          <table:table-cell office:value-type="string">
            <text:p>CASWALL, Rev. E. : </text:p>
          </table:table-cell>
          <table:table-cell office:value-type="string">
            <text:p>Jerusalem, thou city blest</text:p>
          </table:table-cell>
          <table:table-cell office:value-type="float" office:value="939">
            <text:p>939</text:p>
          </table:table-cell>
          <table:table-cell/>
          <table:table-cell office:value-type="string">
            <text:p>Fr. E.Caswall</text:p>
          </table:table-cell>
          <table:table-cell office:value-type="string">
            <text:p>Jerusalem, thou City blest!</text:p>
          </table:table-cell>
          <table:table-cell office:value-type="string">
            <text:p>Unk. 10-15th c.</text:p>
          </table:table-cell>
          <table:table-cell office:value-type="string">
            <text:p>Cæléstis urbs Jerúsalem,</text:p>
          </table:table-cell>
          <table:table-cell table:formula="of:=VLOOKUP([.L15];[.$O$2:.$P$200];2;0)" office:value-type="float" office:value="865">
            <text:p>865</text:p>
          </table:table-cell>
          <table:table-cell/>
          <table:table-cell office:value-type="string">
            <text:p>Cæléstis urbs Jerúsalem,</text:p>
          </table:table-cell>
          <table:table-cell office:value-type="float" office:value="865">
            <text:p>865</text:p>
          </table:table-cell>
        </table:table-row>
        <table:table-row table:style-name="ro1">
          <table:table-cell office:value-type="string">
            <text:p>caeli_deus_sanctissime.php</text:p>
          </table:table-cell>
          <table:table-cell office:value-type="string">
            <text:p>St. Ambrose(?)</text:p>
          </table:table-cell>
          <table:table-cell office:value-type="string">
            <text:p>Cœli Deus sanctissime</text:p>
          </table:table-cell>
          <table:table-cell office:value-type="float" office:value="196">
            <text:p>196</text:p>
          </table:table-cell>
          <table:table-cell office:value-type="string">
            <text:p>CASWALL, Rev. E. : </text:p>
          </table:table-cell>
          <table:table-cell office:value-type="string">
            <text:p>Lord of eternal purity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Fr. E.Caswall</text:p>
          </table:table-cell>
          <table:table-cell office:value-type="string">
            <text:p>Lord of eternal purity!</text:p>
          </table:table-cell>
          <table:table-cell office:value-type="string">
            <text:p>St. Ambrose(?)</text:p>
          </table:table-cell>
          <table:table-cell office:value-type="string">
            <text:p>Cæli Deus sanctíssime,</text:p>
          </table:table-cell>
          <table:table-cell table:formula="of:=VLOOKUP([.L16];[.$O$2:.$P$200];2;0)" office:value-type="float" office:value="494">
            <text:p>494</text:p>
          </table:table-cell>
          <table:table-cell/>
          <table:table-cell office:value-type="string">
            <text:p>Cæli Deus sanctíssime,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string">
            <text:p>christe_sanctorum_decus_angelorum.php</text:p>
          </table:table-cell>
          <table:table-cell office:value-type="string">
            <text:p>Rabanus Maurus</text:p>
          </table:table-cell>
          <table:table-cell office:value-type="string">
            <text:p>Christe sanctorum decus angelorum</text:p>
          </table:table-cell>
          <table:table-cell office:value-type="float" office:value="802">
            <text:p>802</text:p>
          </table:table-cell>
          <table:table-cell office:value-type="string">
            <text:p>CASWALL, Rev. E. : </text:p>
          </table:table-cell>
          <table:table-cell office:value-type="string">
            <text:p>O Christ, the glory of the angel choirs</text:p>
          </table:table-cell>
          <table:table-cell office:value-type="float" office:value="802">
            <text:p>802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e glory of the Angel worlds!</text:p>
          </table:table-cell>
          <table:table-cell office:value-type="string">
            <text:p>Rabanus Maurus</text:p>
          </table:table-cell>
          <table:table-cell office:value-type="string">
            <text:p>Christe, sanctórum decus Angelórum,</text:p>
          </table:table-cell>
          <table:table-cell table:formula="of:=VLOOKUP([.L17];[.$O$2:.$P$200];2;0)" office:value-type="string" office:string-value="715;754">
            <text:p>715;754</text:p>
          </table:table-cell>
          <table:table-cell/>
          <table:table-cell office:value-type="string">
            <text:p>Christe, sanctórum decus Angelórum,</text:p>
          </table:table-cell>
          <table:table-cell office:value-type="string">
            <text:p>715;754</text:p>
          </table:table-cell>
        </table:table-row>
        <table:table-row table:style-name="ro1">
          <table:table-cell office:value-type="string">
            <text:p>cor_arca_legem_continens.php</text:p>
          </table:table-cell>
          <table:table-cell office:value-type="string">
            <text:p>Unk. 16-18th c.</text:p>
          </table:table-cell>
          <table:table-cell office:value-type="string">
            <text:p>Cor arca legem continens</text:p>
          </table:table-cell>
          <table:table-cell office:value-type="float" office:value="691">
            <text:p>691</text:p>
          </table:table-cell>
          <table:table-cell office:value-type="string">
            <text:p>CASWALL, Rev. E. : </text:p>
          </table:table-cell>
          <table:table-cell office:value-type="string">
            <text:p>Ark of the Covenant ! not that </text:p>
          </table:table-cell>
          <table:table-cell office:value-type="float" office:value="691">
            <text:p>691</text:p>
          </table:table-cell>
          <table:table-cell/>
          <table:table-cell office:value-type="string">
            <text:p>Fr. E.Caswall</text:p>
          </table:table-cell>
          <table:table-cell office:value-type="string">
            <text:p>Ark of the Covenant! not that</text:p>
          </table:table-cell>
          <table:table-cell office:value-type="string">
            <text:p>Unk. 16-18th c.</text:p>
          </table:table-cell>
          <table:table-cell office:value-type="string">
            <text:p>Cor, arca legem cóntinens</text:p>
          </table:table-cell>
          <table:table-cell table:formula="of:=VLOOKUP([.L18];[.$O$2:.$P$200];2;0)" office:value-type="float" office:value="216">
            <text:p>216</text:p>
          </table:table-cell>
          <table:table-cell/>
          <table:table-cell office:value-type="string">
            <text:p>Cor, arca legem cóntinens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creator_alme_siderum.php</text:p>
          </table:table-cell>
          <table:table-cell office:value-type="string">
            <text:p>St. Ambrose(?)</text:p>
          </table:table-cell>
          <table:table-cell office:value-type="string">
            <text:p>Creator alme siderum</text:p>
          </table:table-cell>
          <table:table-cell office:value-type="float" office:value="317">
            <text:p>317</text:p>
          </table:table-cell>
          <table:table-cell office:value-type="string">
            <text:p>CASWALL, Rev. E. : </text:p>
          </table:table-cell>
          <table:table-cell office:value-type="string">
            <text:p>Dear Maker of the starry skies </text:p>
          </table:table-cell>
          <table:table-cell office:value-type="float" office:value="317">
            <text:p>317</text:p>
          </table:table-cell>
          <table:table-cell/>
          <table:table-cell office:value-type="string">
            <text:p>Fr. E.Caswall</text:p>
          </table:table-cell>
          <table:table-cell office:value-type="string">
            <text:p>Dear Maker of the starry skies!</text:p>
          </table:table-cell>
          <table:table-cell office:value-type="string">
            <text:p>St. Ambrose(?)</text:p>
          </table:table-cell>
          <table:table-cell office:value-type="string">
            <text:p>Creátor alme síderum,</text:p>
          </table:table-cell>
          <table:table-cell table:formula="of:=VLOOKUP([.L19];[.$O$2:.$P$200];2;0)" office:value-type="float" office:value="289">
            <text:p>289</text:p>
          </table:table-cell>
          <table:table-cell/>
          <table:table-cell office:value-type="string">
            <text:p>Creátor alme síderum,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crudelis_herodes_deum.php</text:p>
          </table:table-cell>
          <table:table-cell office:value-type="string">
            <text:p>Sedulius</text:p>
          </table:table-cell>
          <table:table-cell office:value-type="string">
            <text:p>Crudelis Herodes Deum </text:p>
          </table:table-cell>
          <table:table-cell office:value-type="float" office:value="390">
            <text:p>390</text:p>
          </table:table-cell>
          <table:table-cell office:value-type="string">
            <text:p>CASWALL, Rev. E. : </text:p>
          </table:table-cell>
          <table:table-cell office:value-type="string">
            <text:p>O cruel Herod, why thus fear</text:p>
          </table:table-cell>
          <table:table-cell office:value-type="float" office:value="390">
            <text:p>390</text:p>
          </table:table-cell>
          <table:table-cell/>
          <table:table-cell office:value-type="string">
            <text:p>Fr. E.Caswall</text:p>
          </table:table-cell>
          <table:table-cell office:value-type="string">
            <text:p>O cruel Herod! why thus fear</text:p>
          </table:table-cell>
          <table:table-cell office:value-type="string">
            <text:p>Sedulius</text:p>
          </table:table-cell>
          <table:table-cell office:value-type="string">
            <text:p>Crudélis Heródes, Deum</text:p>
          </table:table-cell>
          <table:table-cell table:formula="of:=VLOOKUP([.L20];[.$O$2:.$P$200];2;0)" office:value-type="float" office:value="298">
            <text:p>298</text:p>
          </table:table-cell>
          <table:table-cell/>
          <table:table-cell office:value-type="string">
            <text:p>Crudélis Heródes, Deum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custodes_hominum_psallimus_angelos.php</text:p>
          </table:table-cell>
          <table:table-cell office:value-type="string">
            <text:p>Card. R. Bellarmine</text:p>
          </table:table-cell>
          <table:table-cell office:value-type="string">
            <text:p>Custodes hominum psallimus angelos </text:p>
          </table:table-cell>
          <table:table-cell office:value-type="float" office:value="806">
            <text:p>806</text:p>
          </table:table-cell>
          <table:table-cell office:value-type="string">
            <text:p>CASWALL, Rev. E. : </text:p>
          </table:table-cell>
          <table:table-cell office:value-type="string">
            <text:p>Praise we those ministers celestial</text:p>
          </table:table-cell>
          <table:table-cell office:value-type="float" office:value="806">
            <text:p>806</text:p>
          </table:table-cell>
          <table:table-cell/>
          <table:table-cell office:value-type="string">
            <text:p>Fr. E.Caswall</text:p>
          </table:table-cell>
          <table:table-cell office:value-type="string">
            <text:p>Praise we those ministers celestial</text:p>
          </table:table-cell>
          <table:table-cell office:value-type="string">
            <text:p>Card. R. Bellarmine</text:p>
          </table:table-cell>
          <table:table-cell office:value-type="string">
            <text:p>Custódes hóminum psállimus Angelos,</text:p>
          </table:table-cell>
          <table:table-cell table:formula="of:=VLOOKUP([.L21];[.$O$2:.$P$200];2;0)" office:value-type="float" office:value="725">
            <text:p>725</text:p>
          </table:table-cell>
          <table:table-cell/>
          <table:table-cell office:value-type="string">
            <text:p>Custódes hóminum psállimus Angelos,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string">
            <text:p>deus_tuorum_militum.php</text:p>
          </table:table-cell>
          <table:table-cell office:value-type="string">
            <text:p>Ambrosian (Old)</text:p>
          </table:table-cell>
          <table:table-cell office:value-type="string">
            <text:p>Deus tuorum militum</text:p>
          </table:table-cell>
          <table:table-cell office:value-type="float" office:value="894">
            <text:p>894</text:p>
          </table:table-cell>
          <table:table-cell office:value-type="string">
            <text:p>CASWALL, Rev. E. : </text:p>
          </table:table-cell>
          <table:table-cell office:value-type="string">
            <text:p>O thou of all thy warriors Lord</text:p>
          </table:table-cell>
          <table:table-cell office:value-type="float" office:value="894">
            <text:p>894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, of all thy warriors Lord,</text:p>
          </table:table-cell>
          <table:table-cell office:value-type="string">
            <text:p>Ambrosian (Old)</text:p>
          </table:table-cell>
          <table:table-cell office:value-type="string">
            <text:p>Deus, tuórum mílitum</text:p>
          </table:table-cell>
          <table:table-cell table:formula="of:=VLOOKUP([.L22];[.$O$2:.$P$200];2;0)" office:value-type="float" office:value="828">
            <text:p>828</text:p>
          </table:table-cell>
          <table:table-cell/>
          <table:table-cell office:value-type="string">
            <text:p>Deus, tuórum mílitum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string">
            <text:p>domare_cordis_impetus_elisabeth.php</text:p>
          </table:table-cell>
          <table:table-cell office:value-type="string">
            <text:p>Pope Urban VIII</text:p>
          </table:table-cell>
          <table:table-cell office:value-type="string">
            <text:p>Domare cordis impetus Elisabeth</text:p>
          </table:table-cell>
          <table:table-cell office:value-type="float" office:value="732">
            <text:p>732</text:p>
          </table:table-cell>
          <table:table-cell office:value-type="string">
            <text:p>CASWALL, Rev. E. : </text:p>
          </table:table-cell>
          <table:table-cell office:value-type="string">
            <text:p>Pure, meek, with soul serene</text:p>
          </table:table-cell>
          <table:table-cell office:value-type="float" office:value="732">
            <text:p>732</text:p>
          </table:table-cell>
          <table:table-cell/>
          <table:table-cell office:value-type="string">
            <text:p>Fr. E.Caswall</text:p>
          </table:table-cell>
          <table:table-cell office:value-type="string">
            <text:p>Pure, meek, with soul serene,</text:p>
          </table:table-cell>
          <table:table-cell office:value-type="string">
            <text:p>Pope Urban VIII</text:p>
          </table:table-cell>
          <table:table-cell office:value-type="string">
            <text:p>Domáre cordis ímpetus Elísabeth</text:p>
          </table:table-cell>
          <table:table-cell table:formula="of:=VLOOKUP([.L23];[.$O$2:.$P$200];2;0)" office:value-type="float" office:value="682">
            <text:p>682</text:p>
          </table:table-cell>
          <table:table-cell/>
          <table:table-cell office:value-type="string">
            <text:p>Domáre cordis ímpetus Elísabeth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ecce_jam_noctis_tenuatur_umbra.php</text:p>
          </table:table-cell>
          <table:table-cell office:value-type="string">
            <text:p>St. Gregory</text:p>
          </table:table-cell>
          <table:table-cell office:value-type="string">
            <text:p>Ecce jam noctis tenuatur umbra</text:p>
          </table:table-cell>
          <table:table-cell office:value-type="float" office:value="9">
            <text:p>9</text:p>
          </table:table-cell>
          <table:table-cell office:value-type="string">
            <text:p>CASWALL, Rev. E. : </text:p>
          </table:table-cell>
          <table:table-cell office:value-type="string">
            <text:p>Lo fainter now lie spread the shades of night</text:p>
          </table:table-cell>
          <table:table-cell office:value-type="float" office:value="9">
            <text:p>9</text:p>
          </table:table-cell>
          <table:table-cell/>
          <table:table-cell office:value-type="string">
            <text:p>Fr. E.Caswall</text:p>
          </table:table-cell>
          <table:table-cell office:value-type="string">
            <text:p>Lo, fainter now lie spread the shades of night,</text:p>
          </table:table-cell>
          <table:table-cell office:value-type="string">
            <text:p>St. Gregory</text:p>
          </table:table-cell>
          <table:table-cell office:value-type="string">
            <text:p>Ecce jam noctis tenuátur umbra,</text:p>
          </table:table-cell>
          <table:table-cell table:formula="of:=VLOOKUP([.L24];[.$O$2:.$P$200];2;0)" office:value-type="float" office:value="334">
            <text:p>334</text:p>
          </table:table-cell>
          <table:table-cell/>
          <table:table-cell office:value-type="string">
            <text:p>Ecce jam noctis tenuátur umbra,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egregie_doctor_paule_mores_instrue.php</text:p>
          </table:table-cell>
          <table:table-cell office:value-type="string">
            <text:p>Elpis (wife of Boethius) </text:p>
          </table:table-cell>
          <table:table-cell office:value-type="string">
            <text:p>Egregie doctor Paule mores instrue</text:p>
          </table:table-cell>
          <table:table-cell office:value-type="float" office:value="604">
            <text:p>604</text:p>
          </table:table-cell>
          <table:table-cell office:value-type="string">
            <text:p>CASWALL, Rev. E. : </text:p>
          </table:table-cell>
          <table:table-cell office:value-type="string">
            <text:p>Lead us, great teacher Paul, in wisdom's ways</text:p>
          </table:table-cell>
          <table:table-cell office:value-type="float" office:value="604">
            <text:p>604</text:p>
          </table:table-cell>
          <table:table-cell/>
          <table:table-cell office:value-type="string">
            <text:p>Fr. E.Caswall</text:p>
          </table:table-cell>
          <table:table-cell office:value-type="string">
            <text:p>Lead us, great teacher Paul, in wisdom’s ways,</text:p>
          </table:table-cell>
          <table:table-cell office:value-type="string">
            <text:p>Elpis (Wife of Boethius)</text:p>
          </table:table-cell>
          <table:table-cell office:value-type="string">
            <text:p>Egrégie Doctor, Paule mores ínstrue,</text:p>
          </table:table-cell>
          <table:table-cell table:formula="of:=VLOOKUP([.L25];[.$O$2:.$P$200];2;0)" office:value-type="float" office:value="663">
            <text:p>663</text:p>
          </table:table-cell>
          <table:table-cell/>
          <table:table-cell office:value-type="string">
            <text:p>Egrégie Doctor, Paule mores ínstrue,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string">
            <text:p>en_clara_vox_redarguit.php</text:p>
          </table:table-cell>
          <table:table-cell office:value-type="string">
            <text:p>Ambrosian (Old)</text:p>
          </table:table-cell>
          <table:table-cell office:value-type="string">
            <text:p>En clara vox redarguit </text:p>
          </table:table-cell>
          <table:table-cell office:value-type="float" office:value="320">
            <text:p>320</text:p>
          </table:table-cell>
          <table:table-cell office:value-type="string">
            <text:p>CASWALL, Rev. E. : </text:p>
          </table:table-cell>
          <table:table-cell office:value-type="string">
            <text:p>Hark ! an awful voice is sounding </text:p>
          </table:table-cell>
          <table:table-cell office:value-type="float" office:value="320">
            <text:p>320</text:p>
          </table:table-cell>
          <table:table-cell/>
          <table:table-cell office:value-type="string">
            <text:p>Fr. E.Caswall</text:p>
          </table:table-cell>
          <table:table-cell office:value-type="string">
            <text:p>Hark! an awful voice is sounding;</text:p>
          </table:table-cell>
          <table:table-cell office:value-type="string">
            <text:p>Ambrosian (Old)</text:p>
          </table:table-cell>
          <table:table-cell office:value-type="string">
            <text:p>En clara vox redárguit</text:p>
          </table:table-cell>
          <table:table-cell table:formula="of:=VLOOKUP([.L26];[.$O$2:.$P$200];2;0)" office:value-type="float" office:value="287">
            <text:p>287</text:p>
          </table:table-cell>
          <table:table-cell/>
          <table:table-cell office:value-type="string">
            <text:p>En clara vox redárguit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en_ut_superba_criminum.php</text:p>
          </table:table-cell>
          <table:table-cell office:value-type="string">
            <text:p>Unk. 16-18th c.</text:p>
          </table:table-cell>
          <table:table-cell office:value-type="string">
            <text:p>En ut superba criminum</text:p>
          </table:table-cell>
          <table:table-cell/>
          <table:table-cell office:value-type="string">
            <text:p>CASWALL, Rev. E. : </text:p>
          </table:table-cell>
          <table:table-cell office:value-type="string">
            <text:p>Lo! how the savage crew</text:p>
          </table:table-cell>
          <table:table-cell table:number-columns-repeated="2"/>
          <table:table-cell office:value-type="string">
            <text:p>Fr. E.Caswall</text:p>
          </table:table-cell>
          <table:table-cell office:value-type="string">
            <text:p>Lo! how the savage crew</text:p>
          </table:table-cell>
          <table:table-cell office:value-type="string">
            <text:p>Unk. 16-18th c.</text:p>
          </table:table-cell>
          <table:table-cell office:value-type="string">
            <text:p>En, ut supérba críminum</text:p>
          </table:table-cell>
          <table:table-cell table:formula="of:=VLOOKUP([.L27];[.$O$2:.$P$200];2;0)" office:value-type="float" office:value="214">
            <text:p>214</text:p>
          </table:table-cell>
          <table:table-cell/>
          <table:table-cell office:value-type="string">
            <text:p>En, ut supérba críminum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exsultet_orbis_gaudiis.php</text:p>
          </table:table-cell>
          <table:table-cell office:value-type="string">
            <text:p>Unk. 10-15th c.</text:p>
          </table:table-cell>
          <table:table-cell office:value-type="string">
            <text:p>Exsultet orbis gaudiis</text:p>
          </table:table-cell>
          <table:table-cell office:value-type="float" office:value="886">
            <text:p>886</text:p>
          </table:table-cell>
          <table:table-cell office:value-type="string">
            <text:p>CASWALL, Rev. E. : </text:p>
          </table:table-cell>
          <table:table-cell office:value-type="string">
            <text:p>Now let the earth with joy resound</text:p>
          </table:table-cell>
          <table:table-cell office:value-type="float" office:value="886">
            <text:p>886</text:p>
          </table:table-cell>
          <table:table-cell/>
          <table:table-cell office:value-type="string">
            <text:p>Fr. E.Caswall</text:p>
          </table:table-cell>
          <table:table-cell office:value-type="string">
            <text:p>Now let the earth with joy resound,</text:p>
          </table:table-cell>
          <table:table-cell office:value-type="string">
            <text:p>Unk. 10-15th c.</text:p>
          </table:table-cell>
          <table:table-cell office:value-type="string">
            <text:p>Exsúltet orbis gáudiis,</text:p>
          </table:table-cell>
          <table:table-cell table:formula="of:=VLOOKUP([.L28];[.$O$2:.$P$200];2;0)" office:value-type="float" office:value="809">
            <text:p>809</text:p>
          </table:table-cell>
          <table:table-cell/>
          <table:table-cell office:value-type="string">
            <text:p>Exsúltet orbis gáudiis,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string">
            <text:p>fortem_virili_pectore.php</text:p>
          </table:table-cell>
          <table:table-cell office:value-type="string">
            <text:p>Card. Silvio Antoniano</text:p>
          </table:table-cell>
          <table:table-cell office:value-type="string">
            <text:p>Fortem virili pectore</text:p>
          </table:table-cell>
          <table:table-cell office:value-type="float" office:value="933">
            <text:p>933</text:p>
          </table:table-cell>
          <table:table-cell office:value-type="string">
            <text:p>CASWALL, Rev. E. : </text:p>
          </table:table-cell>
          <table:table-cell office:value-type="string">
            <text:p>Laud we the saint most sweet</text:p>
          </table:table-cell>
          <table:table-cell office:value-type="float" office:value="933">
            <text:p>933</text:p>
          </table:table-cell>
          <table:table-cell/>
          <table:table-cell office:value-type="string">
            <text:p>Fr. E.Caswall</text:p>
          </table:table-cell>
          <table:table-cell office:value-type="string">
            <text:p>Laud we the Saint most sweet</text:p>
          </table:table-cell>
          <table:table-cell office:value-type="string">
            <text:p>Card. Silvio Antoniano</text:p>
          </table:table-cell>
          <table:table-cell office:value-type="string">
            <text:p>Fortem viríli péctore</text:p>
          </table:table-cell>
          <table:table-cell table:formula="of:=VLOOKUP([.L29];[.$O$2:.$P$200];2;0)" office:value-type="float" office:value="859">
            <text:p>859</text:p>
          </table:table-cell>
          <table:table-cell/>
          <table:table-cell office:value-type="string">
            <text:p>Fortem viríli péctore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string">
            <text:p>gentis_polonae_gloria.php</text:p>
          </table:table-cell>
          <table:table-cell office:value-type="string">
            <text:p>Unk. 18th c.</text:p>
          </table:table-cell>
          <table:table-cell office:value-type="string">
            <text:p>Gentis Polonæ gloria</text:p>
          </table:table-cell>
          <table:table-cell office:value-type="float" office:value="823">
            <text:p>823</text:p>
          </table:table-cell>
          <table:table-cell office:value-type="string">
            <text:p>CASWALL, Rev. E. : </text:p>
          </table:table-cell>
          <table:table-cell office:value-type="string">
            <text:p>O glory and highest boast</text:p>
          </table:table-cell>
          <table:table-cell office:value-type="float" office:value="823">
            <text:p>823</text:p>
          </table:table-cell>
          <table:table-cell/>
          <table:table-cell office:value-type="string">
            <text:p>Fr. E.Caswall</text:p>
          </table:table-cell>
          <table:table-cell office:value-type="string">
            <text:p>O glory and high boast</text:p>
          </table:table-cell>
          <table:table-cell office:value-type="string">
            <text:p>Unk. 18th c.</text:p>
          </table:table-cell>
          <table:table-cell office:value-type="string">
            <text:p>Gentis Polónæ glória,</text:p>
          </table:table-cell>
          <table:table-cell table:formula="of:=VLOOKUP([.L30];[.$O$2:.$P$200];2;0)" office:value-type="float" office:value="748">
            <text:p>748</text:p>
          </table:table-cell>
          <table:table-cell/>
          <table:table-cell office:value-type="string">
            <text:p>Gentis Polónæ glória,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string">
            <text:p>haec_est_dies_qua_candidae.php</text:p>
          </table:table-cell>
          <table:table-cell office:value-type="string">
            <text:p>Pope Urban VIII</text:p>
          </table:table-cell>
          <table:table-cell office:value-type="string">
            <text:p>Hæc est dies qua candidæ</text:p>
          </table:table-cell>
          <table:table-cell office:value-type="float" office:value="821">
            <text:p>821</text:p>
          </table:table-cell>
          <table:table-cell office:value-type="string">
            <text:p>CASWALL, Rev. E. : </text:p>
          </table:table-cell>
          <table:table-cell office:value-type="string">
            <text:p>This day, beneath the form</text:p>
          </table:table-cell>
          <table:table-cell office:value-type="float" office:value="821">
            <text:p>821</text:p>
          </table:table-cell>
          <table:table-cell/>
          <table:table-cell office:value-type="string">
            <text:p>Fr. E.Caswall</text:p>
          </table:table-cell>
          <table:table-cell office:value-type="string">
            <text:p>This day, beneath the form</text:p>
          </table:table-cell>
          <table:table-cell office:value-type="string">
            <text:p>Pope Urban VIII</text:p>
          </table:table-cell>
          <table:table-cell office:value-type="string">
            <text:p>Hæc est dies, qua cándidæ</text:p>
          </table:table-cell>
          <table:table-cell table:formula="of:=VLOOKUP([.L31];[.$O$2:.$P$200];2;0)" office:value-type="float" office:value="742">
            <text:p>742</text:p>
          </table:table-cell>
          <table:table-cell/>
          <table:table-cell office:value-type="string">
            <text:p>Hæc est dies, qua cándidæ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string">
            <text:p>hominis_superne_conditor.php</text:p>
          </table:table-cell>
          <table:table-cell office:value-type="string">
            <text:p>St. Gregory(?)</text:p>
          </table:table-cell>
          <table:table-cell office:value-type="string">
            <text:p>Hominis superne Conditor</text:p>
          </table:table-cell>
          <table:table-cell office:value-type="float" office:value="270">
            <text:p>270</text:p>
          </table:table-cell>
          <table:table-cell office:value-type="string">
            <text:p>CASWALL, Rev. E. : </text:p>
          </table:table-cell>
          <table:table-cell office:value-type="string">
            <text:p>Maker of men, who first and sole</text:p>
          </table:table-cell>
          <table:table-cell office:value-type="float" office:value="270">
            <text:p>270</text:p>
          </table:table-cell>
          <table:table-cell/>
          <table:table-cell office:value-type="string">
            <text:p>Fr. E.Caswall</text:p>
          </table:table-cell>
          <table:table-cell office:value-type="string">
            <text:p>Maker of men! who First and sole,</text:p>
          </table:table-cell>
          <table:table-cell office:value-type="string">
            <text:p>St. Gregory(?)</text:p>
          </table:table-cell>
          <table:table-cell office:value-type="string">
            <text:p>Hóminis supérne Cónditor,</text:p>
          </table:table-cell>
          <table:table-cell table:formula="of:=VLOOKUP([.L32];[.$O$2:.$P$200];2;0)" office:value-type="float" office:value="585">
            <text:p>585</text:p>
          </table:table-cell>
          <table:table-cell/>
          <table:table-cell office:value-type="string">
            <text:p>Hóminis supérne Cónditor,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string">
            <text:p>immense_caeli_conditor.php</text:p>
          </table:table-cell>
          <table:table-cell office:value-type="string">
            <text:p>St. Gregory(?)</text:p>
          </table:table-cell>
          <table:table-cell office:value-type="string">
            <text:p>Immense cœli Cónditor</text:p>
          </table:table-cell>
          <table:table-cell office:value-type="float" office:value="124">
            <text:p>124</text:p>
          </table:table-cell>
          <table:table-cell office:value-type="string">
            <text:p>CASWALL, Rev. E. : </text:p>
          </table:table-cell>
          <table:table-cell office:value-type="string">
            <text:p>Lord of immensity sublime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Fr. E.Caswall</text:p>
          </table:table-cell>
          <table:table-cell office:value-type="string">
            <text:p>Lord of immensity sublime!</text:p>
          </table:table-cell>
          <table:table-cell office:value-type="string">
            <text:p>St. Gregory(?)</text:p>
          </table:table-cell>
          <table:table-cell office:value-type="string">
            <text:p>Imménse cæli Cónditor,</text:p>
          </table:table-cell>
          <table:table-cell table:formula="of:=VLOOKUP([.L33];[.$O$2:.$P$200];2;0)" office:value-type="float" office:value="409">
            <text:p>409</text:p>
          </table:table-cell>
          <table:table-cell/>
          <table:table-cell office:value-type="string">
            <text:p>Imménse cæli Cónditor,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string">
            <text:p>invicte_martyr_unicum.php</text:p>
          </table:table-cell>
          <table:table-cell office:value-type="string">
            <text:p>Unk. 10-15th c.</text:p>
          </table:table-cell>
          <table:table-cell office:value-type="string">
            <text:p>Invicte martyr unicum </text:p>
          </table:table-cell>
          <table:table-cell office:value-type="string">
            <text:p>896, 904 </text:p>
          </table:table-cell>
          <table:table-cell office:value-type="string">
            <text:p>CASWALL, Rev. E. : </text:p>
          </table:table-cell>
          <table:table-cell office:value-type="string">
            <text:p>Martyr of unconquered might</text:p>
          </table:table-cell>
          <table:table-cell office:value-type="string">
            <text:p>896, 904</text:p>
          </table:table-cell>
          <table:table-cell/>
          <table:table-cell office:value-type="string">
            <text:p>Fr. E.Caswall</text:p>
          </table:table-cell>
          <table:table-cell office:value-type="string">
            <text:p>Martyr of unconquer'd might!</text:p>
          </table:table-cell>
          <table:table-cell office:value-type="string">
            <text:p>Unk. 10-15th c.</text:p>
          </table:table-cell>
          <table:table-cell office:value-type="string">
            <text:p>Invícte Martyr, únicum</text:p>
          </table:table-cell>
          <table:table-cell table:formula="of:=VLOOKUP([.L34];[.$O$2:.$P$200];2;0)" office:value-type="float" office:value="826">
            <text:p>826</text:p>
          </table:table-cell>
          <table:table-cell/>
          <table:table-cell office:value-type="string">
            <text:p>Invícte Martyr, únicum</text:p>
          </table:table-cell>
          <table:table-cell office:value-type="float" office:value="826">
            <text:p>826</text:p>
          </table:table-cell>
        </table:table-row>
        <table:table-row table:style-name="ro1">
          <table:table-cell office:value-type="string">
            <text:p>iste_confessor_domini_colentes.php</text:p>
          </table:table-cell>
          <table:table-cell office:value-type="string">
            <text:p>Ambrosian (Mediaeval)</text:p>
          </table:table-cell>
          <table:table-cell office:value-type="string">
            <text:p>Iste confessor Domini colentes </text:p>
          </table:table-cell>
          <table:table-cell office:value-type="float" office:value="913">
            <text:p>913</text:p>
          </table:table-cell>
          <table:table-cell office:value-type="string">
            <text:p>CASWALL, Rev. E. : </text:p>
          </table:table-cell>
          <table:table-cell office:value-type="string">
            <text:p>The Confessor of Christ, from shore to shore</text:p>
          </table:table-cell>
          <table:table-cell office:value-type="float" office:value="913">
            <text:p>913</text:p>
          </table:table-cell>
          <table:table-cell/>
          <table:table-cell office:value-type="string">
            <text:p>Cento, The Hymner (1905)</text:p>
          </table:table-cell>
          <table:table-cell office:value-type="string">
            <text:p>This is the Confessor of the Lord, whose triumph</text:p>
          </table:table-cell>
          <table:table-cell office:value-type="string">
            <text:p>Ambrosian (Mediaeval)</text:p>
          </table:table-cell>
          <table:table-cell office:value-type="string">
            <text:p>Iste Conféssor Dómini coléntes,</text:p>
          </table:table-cell>
          <table:table-cell table:formula="of:=VLOOKUP([.L35];[.$O$2:.$P$200];2;0)" office:value-type="string" office:string-value="840;846">
            <text:p>840;846</text:p>
          </table:table-cell>
          <table:table-cell/>
          <table:table-cell office:value-type="string">
            <text:p>Iste Conféssor Dómini coléntes,</text:p>
          </table:table-cell>
          <table:table-cell office:value-type="string">
            <text:p>840;846</text:p>
          </table:table-cell>
        </table:table-row>
        <table:table-row table:style-name="ro1">
          <table:table-cell office:value-type="string">
            <text:p>jam_lucis_orto_sidere.php</text:p>
          </table:table-cell>
          <table:table-cell office:value-type="string">
            <text:p>Ambrosian (Old)</text:p>
          </table:table-cell>
          <table:table-cell office:value-type="string">
            <text:p>Jam lucis orto sidere</text:p>
          </table:table-cell>
          <table:table-cell office:value-type="string">
            <text:p>19, 95</text:p>
          </table:table-cell>
          <table:table-cell office:value-type="string">
            <text:p>NEWMAN, JOHN HENRY:</text:p>
          </table:table-cell>
          <table:table-cell office:value-type="string">
            <text:p>The star of morn to night succeeds</text:p>
          </table:table-cell>
          <table:table-cell office:value-type="string">
            <text:p>19, 95</text:p>
          </table:table-cell>
          <table:table-cell/>
          <table:table-cell office:value-type="string">
            <text:p>A.G.McDougall</text:p>
          </table:table-cell>
          <table:table-cell office:value-type="string">
            <text:p>Now in the sun’s new dawning ray,</text:p>
          </table:table-cell>
          <table:table-cell office:value-type="string">
            <text:p>Ambrosian (Old)</text:p>
          </table:table-cell>
          <table:table-cell office:value-type="string">
            <text:p>Jam lucis orto sídere,</text:p>
          </table:table-cell>
          <table:table-cell table:formula="of:=VLOOKUP([.L36];[.$O$2:.$P$200];2;0)" office:value-type="float" office:value="264">
            <text:p>264</text:p>
          </table:table-cell>
          <table:table-cell/>
          <table:table-cell office:value-type="string">
            <text:p>Jam lucis orto sídere,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jam_morte_victor_obruta.php</text:p>
          </table:table-cell>
          <table:table-cell office:value-type="string">
            <text:p>Thomas Ricchini</text:p>
          </table:table-cell>
          <table:table-cell office:value-type="string">
            <text:p>Jam morte victor obruta</text:p>
          </table:table-cell>
          <table:table-cell office:value-type="float" office:value="813">
            <text:p>813</text:p>
          </table:table-cell>
          <table:table-cell office:value-type="string">
            <text:p>EDITORS :</text:p>
          </table:table-cell>
          <table:table-cell office:value-type="string">
            <text:p>Now Christ the conqueror of death</text:p>
          </table:table-cell>
          <table:table-cell office:value-type="float" office:value="813">
            <text:p>813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Now Christ, the conqueror of death,</text:p>
          </table:table-cell>
          <table:table-cell office:value-type="string">
            <text:p>Thomas Ricchini</text:p>
          </table:table-cell>
          <table:table-cell office:value-type="string">
            <text:p>Jam morte, victor, óbruta,</text:p>
          </table:table-cell>
          <table:table-cell table:formula="of:=VLOOKUP([.L37];[.$O$2:.$P$200];2;0)" office:value-type="float" office:value="730">
            <text:p>730</text:p>
          </table:table-cell>
          <table:table-cell/>
          <table:table-cell office:value-type="string">
            <text:p>Jam morte, victor, óbruta,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string">
            <text:p>jam_sol_recedit_igneus.php</text:p>
          </table:table-cell>
          <table:table-cell office:value-type="string">
            <text:p>St. Ambrose</text:p>
          </table:table-cell>
          <table:table-cell office:value-type="string">
            <text:p>Jam sol recedit igneus</text:p>
          </table:table-cell>
          <table:table-cell office:value-type="string">
            <text:p>310, 534 </text:p>
          </table:table-cell>
          <table:table-cell office:value-type="string">
            <text:p>CASWALL, Rev. E. : </text:p>
          </table:table-cell>
          <table:table-cell office:value-type="string">
            <text:p>Now doth the fiery sun decline</text:p>
          </table:table-cell>
          <table:table-cell office:value-type="string">
            <text:p>310, 534</text:p>
          </table:table-cell>
          <table:table-cell/>
          <table:table-cell office:value-type="string">
            <text:p>Fr. E.Caswall</text:p>
          </table:table-cell>
          <table:table-cell office:value-type="string">
            <text:p>Now doth the fiery sun decline: —</text:p>
          </table:table-cell>
          <table:table-cell office:value-type="string">
            <text:p>St. Ambrose</text:p>
          </table:table-cell>
          <table:table-cell office:value-type="string">
            <text:p>Jam sol recédit ígneus:</text:p>
          </table:table-cell>
          <table:table-cell table:formula="of:=VLOOKUP([.L38];[.$O$2:.$P$200];2;0)" office:value-type="string" office:string-value="191;631">
            <text:p>191;631</text:p>
          </table:table-cell>
          <table:table-cell/>
          <table:table-cell office:value-type="string">
            <text:p>Jam sol recédit ígneus:</text:p>
          </table:table-cell>
          <table:table-cell office:value-type="string">
            <text:p>191;631</text:p>
          </table:table-cell>
        </table:table-row>
        <table:table-row table:style-name="ro1">
          <table:table-cell office:value-type="string">
            <text:p>jam_toto_subitus_vesper_eat_polo.php</text:p>
          </table:table-cell>
          <table:table-cell office:value-type="string">
            <text:p>Unk. 16-18th c.</text:p>
          </table:table-cell>
          <table:table-cell office:value-type="string">
            <text:p>Jam toto subitus vesper eat polo</text:p>
          </table:table-cell>
          <table:table-cell office:value-type="float" office:value="788">
            <text:p>788</text:p>
          </table:table-cell>
          <table:table-cell office:value-type="string">
            <text:p>CASWALL, Rev. E. : </text:p>
          </table:table-cell>
          <table:table-cell office:value-type="string">
            <text:p>Come, darkness, spread o'er heaven thy pall </text:p>
          </table:table-cell>
          <table:table-cell office:value-type="float" office:value="788">
            <text:p>788</text:p>
          </table:table-cell>
          <table:table-cell/>
          <table:table-cell office:value-type="string">
            <text:p>Fr. E.Caswall</text:p>
          </table:table-cell>
          <table:table-cell office:value-type="string">
            <text:p>Come, darkness, spread o’er Heav’n thy pall,</text:p>
          </table:table-cell>
          <table:table-cell office:value-type="string">
            <text:p>Unk. 16-18th c.</text:p>
          </table:table-cell>
          <table:table-cell office:value-type="string">
            <text:p>Jam toto súbitus vesper eat polo,</text:p>
          </table:table-cell>
          <table:table-cell table:formula="of:=VLOOKUP([.L39];[.$O$2:.$P$200];2;0)" office:value-type="float" office:value="705">
            <text:p>705</text:p>
          </table:table-cell>
          <table:table-cell/>
          <table:table-cell office:value-type="string">
            <text:p>Jam toto súbitus vesper eat polo,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string">
            <text:p>jesu_corona_celsior.php</text:p>
          </table:table-cell>
          <table:table-cell office:value-type="string">
            <text:p>Ambrosian</text:p>
          </table:table-cell>
          <table:table-cell office:value-type="string">
            <text:p>Jesu corona celsior </text:p>
          </table:table-cell>
          <table:table-cell office:value-type="float" office:value="921">
            <text:p>921</text:p>
          </table:table-cell>
          <table:table-cell office:value-type="string">
            <text:p>CASWALL, Rev. E. : </text:p>
          </table:table-cell>
          <table:table-cell office:value-type="string">
            <text:p>Jesu! eternal truth sublime</text:p>
          </table:table-cell>
          <table:table-cell office:value-type="float" office:value="921">
            <text:p>921</text:p>
          </table:table-cell>
          <table:table-cell/>
          <table:table-cell office:value-type="string">
            <text:p>Fr. E.Caswall</text:p>
          </table:table-cell>
          <table:table-cell office:value-type="string">
            <text:p>Jesu! eternal Truth sublime!</text:p>
          </table:table-cell>
          <table:table-cell office:value-type="string">
            <text:p>Ambrosian</text:p>
          </table:table-cell>
          <table:table-cell office:value-type="string">
            <text:p>Jesu, coróna célsior</text:p>
          </table:table-cell>
          <table:table-cell table:formula="of:=VLOOKUP([.L40];[.$O$2:.$P$200];2;0)" office:value-type="float" office:value="843">
            <text:p>843</text:p>
          </table:table-cell>
          <table:table-cell/>
          <table:table-cell office:value-type="string">
            <text:p>Jesu Redémptor ómnium,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string">
            <text:p>jesu_corona_virginum.php</text:p>
          </table:table-cell>
          <table:table-cell office:value-type="string">
            <text:p>St. Ambrose(?)</text:p>
          </table:table-cell>
          <table:table-cell office:value-type="string">
            <text:p>Jesu corona virginum</text:p>
          </table:table-cell>
          <table:table-cell office:value-type="float" office:value="926">
            <text:p>926</text:p>
          </table:table-cell>
          <table:table-cell office:value-type="string">
            <text:p>CASWALL, Rev. E. : </text:p>
          </table:table-cell>
          <table:table-cell office:value-type="string">
            <text:p>Dear crown of all the virgin choir </text:p>
          </table:table-cell>
          <table:table-cell office:value-type="float" office:value="926">
            <text:p>926</text:p>
          </table:table-cell>
          <table:table-cell/>
          <table:table-cell office:value-type="string">
            <text:p>J.M.Neale</text:p>
          </table:table-cell>
          <table:table-cell office:value-type="string">
            <text:p>Jesu, the Virgins’ Crown, do thou</text:p>
          </table:table-cell>
          <table:table-cell office:value-type="string">
            <text:p>St. Ambrose(?)</text:p>
          </table:table-cell>
          <table:table-cell office:value-type="string">
            <text:p>Jesu, coróna Vírginum,</text:p>
          </table:table-cell>
          <table:table-cell table:formula="of:=VLOOKUP([.L41];[.$O$2:.$P$200];2;0)" office:value-type="float" office:value="852">
            <text:p>852</text:p>
          </table:table-cell>
          <table:table-cell/>
          <table:table-cell office:value-type="string">
            <text:p>Jesu, coróna célsior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string">
            <text:p>jesu_decus_angelicum.php</text:p>
          </table:table-cell>
          <table:table-cell office:value-type="string">
            <text:p>St. Bernard</text:p>
          </table:table-cell>
          <table:table-cell office:value-type="string">
            <text:p>Jesu decus angelicum</text:p>
          </table:table-cell>
          <table:table-cell office:value-type="float" office:value="385">
            <text:p>385</text:p>
          </table:table-cell>
          <table:table-cell office:value-type="string">
            <text:p>CASWALL, Rev. E. : </text:p>
          </table:table-cell>
          <table:table-cell office:value-type="string">
            <text:p>O Jesu ! thou the beauty art</text:p>
          </table:table-cell>
          <table:table-cell office:value-type="float" office:value="385">
            <text:p>385</text:p>
          </table:table-cell>
          <table:table-cell/>
          <table:table-cell office:value-type="string">
            <text:p>Fr. E.Caswall</text:p>
          </table:table-cell>
          <table:table-cell office:value-type="string">
            <text:p>O Jesu! Thou the beauty art</text:p>
          </table:table-cell>
          <table:table-cell office:value-type="string">
            <text:p>St. Bernard</text:p>
          </table:table-cell>
          <table:table-cell office:value-type="string">
            <text:p>Jesu, decus angélicum,</text:p>
          </table:table-cell>
          <table:table-cell table:formula="of:=VLOOKUP([.L42];[.$O$2:.$P$200];2;0)" office:value-type="float" office:value="54">
            <text:p>54</text:p>
          </table:table-cell>
          <table:table-cell/>
          <table:table-cell office:value-type="string">
            <text:p>Jesu, coróna Vírginum,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string">
            <text:p>jesu_dulcis_memoria.php</text:p>
          </table:table-cell>
          <table:table-cell office:value-type="string">
            <text:p>St. Bernard</text:p>
          </table:table-cell>
          <table:table-cell office:value-type="string">
            <text:p>Jesu dulcis memoria </text:p>
          </table:table-cell>
          <table:table-cell office:value-type="float" office:value="383">
            <text:p>383</text:p>
          </table:table-cell>
          <table:table-cell office:value-type="string">
            <text:p>CASWALL, Rev. E. : </text:p>
          </table:table-cell>
          <table:table-cell office:value-type="string">
            <text:p>Jesu! the very thought of thee</text:p>
          </table:table-cell>
          <table:table-cell office:value-type="float" office:value="383">
            <text:p>383</text:p>
          </table:table-cell>
          <table:table-cell/>
          <table:table-cell office:value-type="string">
            <text:p>Fr. E.Caswall</text:p>
          </table:table-cell>
          <table:table-cell office:value-type="string">
            <text:p>Jesu! the very thought of Thee</text:p>
          </table:table-cell>
          <table:table-cell office:value-type="string">
            <text:p>St. Bernard</text:p>
          </table:table-cell>
          <table:table-cell office:value-type="string">
            <text:p>Jesu, dulcis memória,</text:p>
          </table:table-cell>
          <table:table-cell table:formula="of:=VLOOKUP([.L43];[.$O$2:.$P$200];2;0)" office:value-type="float" office:value="53">
            <text:p>53</text:p>
          </table:table-cell>
          <table:table-cell/>
          <table:table-cell office:value-type="string">
            <text:p>Jesu, decus angélicum,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jesu_redemptor_omnium_perpes.php</text:p>
          </table:table-cell>
          <table:table-cell office:value-type="string">
            <text:p>Unk. 10-15th c.</text:p>
          </table:table-cell>
          <table:table-cell office:value-type="string">
            <text:p>Jesu Redemptor omnium ... perpes</text:p>
          </table:table-cell>
          <table:table-cell office:value-type="float" office:value="915">
            <text:p>915</text:p>
          </table:table-cell>
          <table:table-cell office:value-type="string">
            <text:p>CASWALL, Rev. E. : </text:p>
          </table:table-cell>
          <table:table-cell office:value-type="string">
            <text:p>Redeemer blest of all who live</text:p>
          </table:table-cell>
          <table:table-cell office:value-type="float" office:value="915">
            <text:p>915</text:p>
          </table:table-cell>
          <table:table-cell/>
          <table:table-cell office:value-type="string">
            <text:p>J.D.Chambers</text:p>
          </table:table-cell>
          <table:table-cell office:value-type="string">
            <text:p>Jesu! the world’ Redeemer, hear;</text:p>
          </table:table-cell>
          <table:table-cell office:value-type="string">
            <text:p>Unk. 10-15th c.</text:p>
          </table:table-cell>
          <table:table-cell office:value-type="string">
            <text:p>Jesu Redémptor ómnium,</text:p>
          </table:table-cell>
          <table:table-cell table:formula="of:=VLOOKUP([.L44];[.$O$2:.$P$200];2;0)" office:value-type="float" office:value="837">
            <text:p>837</text:p>
          </table:table-cell>
          <table:table-cell/>
          <table:table-cell office:value-type="string">
            <text:p>Jesu, dulcis memória,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jesu_redemptor_omnium_quem.php</text:p>
          </table:table-cell>
          <table:table-cell office:value-type="string">
            <text:p>St. Ambrose(?)</text:p>
          </table:table-cell>
          <table:table-cell office:value-type="string">
            <text:p>Jesu Redemptor omnium . . quem</text:p>
          </table:table-cell>
          <table:table-cell office:value-type="float" office:value="350">
            <text:p>350</text:p>
          </table:table-cell>
          <table:table-cell office:value-type="string">
            <text:p>CASWALL, Rev. E. : </text:p>
          </table:table-cell>
          <table:table-cell office:value-type="string">
            <text:p>Jesu, Redeemer of the world</text:p>
          </table:table-cell>
          <table:table-cell office:value-type="float" office:value="350">
            <text:p>350</text:p>
          </table:table-cell>
          <table:table-cell/>
          <table:table-cell office:value-type="string">
            <text:p>J.M.Neale et al.</text:p>
          </table:table-cell>
          <table:table-cell office:value-type="string">
            <text:p>Jesu, the Ransomer of man,</text:p>
          </table:table-cell>
          <table:table-cell office:value-type="string">
            <text:p>St. Ambrose(?)</text:p>
          </table:table-cell>
          <table:table-cell office:value-type="string">
            <text:p>Jesu, Redémptor ómnium,</text:p>
          </table:table-cell>
          <table:table-cell table:formula="of:=VLOOKUP([.L45];[.$O$2:.$P$200];2;0)" office:value-type="float" office:value="294">
            <text:p>294</text:p>
          </table:table-cell>
          <table:table-cell/>
          <table:table-cell office:value-type="string">
            <text:p>Jesu, Redémptor ómnium,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lucis_creator_optime.php</text:p>
          </table:table-cell>
          <table:table-cell office:value-type="string">
            <text:p>St. Gregory(?)</text:p>
          </table:table-cell>
          <table:table-cell office:value-type="string">
            <text:p>Lucis Creator optime</text:p>
          </table:table-cell>
          <table:table-cell office:value-type="float" office:value="63">
            <text:p>63</text:p>
          </table:table-cell>
          <table:table-cell office:value-type="string">
            <text:p>CASWALL, Rev. E. : </text:p>
          </table:table-cell>
          <table:table-cell office:value-type="string">
            <text:p>O blest Creator of the light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J.M.Neale</text:p>
          </table:table-cell>
          <table:table-cell office:value-type="string">
            <text:p>O blest Creator of the light,</text:p>
          </table:table-cell>
          <table:table-cell office:value-type="string">
            <text:p>St. Gregory(?)</text:p>
          </table:table-cell>
          <table:table-cell office:value-type="string">
            <text:p>Lucis Creátor, óptime,</text:p>
          </table:table-cell>
          <table:table-cell table:formula="of:=VLOOKUP([.L46];[.$O$2:.$P$200];2;0)" office:value-type="float" office:value="367">
            <text:p>367</text:p>
          </table:table-cell>
          <table:table-cell/>
          <table:table-cell office:value-type="string">
            <text:p>Lucis Creátor, óptime,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lustra_sex_qui_jam_peregit.php</text:p>
          </table:table-cell>
          <table:table-cell office:value-type="string">
            <text:p>Venantius Fortunatus</text:p>
          </table:table-cell>
          <table:table-cell office:value-type="string">
            <text:p>Lustra sex qui jam peregit </text:p>
          </table:table-cell>
          <table:table-cell office:value-type="float" office:value="456">
            <text:p>456</text:p>
          </table:table-cell>
          <table:table-cell office:value-type="string">
            <text:p>CASWALL, Rev. E. : </text:p>
          </table:table-cell>
          <table:table-cell office:value-type="string">
            <text:p>Thus did Christ to perfect manhood</text:p>
          </table:table-cell>
          <table:table-cell office:value-type="float" office:value="456">
            <text:p>456</text:p>
          </table:table-cell>
          <table:table-cell/>
          <table:table-cell office:value-type="string">
            <text:p>J.M.Neale</text:p>
          </table:table-cell>
          <table:table-cell office:value-type="string">
            <text:p>Thirty years among us dwelling,</text:p>
          </table:table-cell>
          <table:table-cell office:value-type="string">
            <text:p>Venantius Fortunatus</text:p>
          </table:table-cell>
          <table:table-cell office:value-type="string">
            <text:p>Lustra sex qui jam perégit,</text:p>
          </table:table-cell>
          <table:table-cell table:formula="of:=VLOOKUP([.L47];[.$O$2:.$P$200];2;0)" office:value-type="float" office:value="303">
            <text:p>303</text:p>
          </table:table-cell>
          <table:table-cell/>
          <table:table-cell office:value-type="string">
            <text:p>Lustra sex qui jam perégit,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lux_ecce_surgit_aurea.php</text:p>
          </table:table-cell>
          <table:table-cell office:value-type="string">
            <text:p>Prudentius</text:p>
          </table:table-cell>
          <table:table-cell office:value-type="string">
            <text:p>Lux ecce surgit aurea </text:p>
          </table:table-cell>
          <table:table-cell office:value-type="float" office:value="208">
            <text:p>208</text:p>
          </table:table-cell>
          <table:table-cell office:value-type="string">
            <text:p>NEWMAN, JOHN HENRY:</text:p>
          </table:table-cell>
          <table:table-cell office:value-type="string">
            <text:p>See, the golden dawn is glowing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See the golden sun arise!</text:p>
          </table:table-cell>
          <table:table-cell office:value-type="string">
            <text:p>Prudentius</text:p>
          </table:table-cell>
          <table:table-cell office:value-type="string">
            <text:p>Lux ecce surgit áurea,</text:p>
          </table:table-cell>
          <table:table-cell table:formula="of:=VLOOKUP([.L48];[.$O$2:.$P$200];2;0)" office:value-type="float" office:value="513">
            <text:p>513</text:p>
          </table:table-cell>
          <table:table-cell/>
          <table:table-cell office:value-type="string">
            <text:p>Lux ecce surgit áurea,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string">
            <text:p>lux_o_decora_patriae.php</text:p>
          </table:table-cell>
          <table:table-cell office:value-type="string">
            <text:p>Pope Leo XIII</text:p>
          </table:table-cell>
          <table:table-cell office:value-type="string">
            <text:p>Lux o decora patrim</text:p>
          </table:table-cell>
          <table:table-cell office:value-type="float" office:value="730">
            <text:p>730</text:p>
          </table:table-cell>
          <table:table-cell office:value-type="string">
            <text:p>EDITORS :</text:p>
          </table:table-cell>
          <table:table-cell office:value-type="string">
            <text:p>O lovely light of fatherland</text:p>
          </table:table-cell>
          <table:table-cell office:value-type="float" office:value="730">
            <text:p>730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O lovely light of fatherland!</text:p>
          </table:table-cell>
          <table:table-cell office:value-type="string">
            <text:p>Pope Leo XIII</text:p>
          </table:table-cell>
          <table:table-cell office:value-type="string">
            <text:p>Lux o decóra pátriæ</text:p>
          </table:table-cell>
          <table:table-cell table:formula="of:=VLOOKUP([.L49];[.$O$2:.$P$200];2;0)" office:value-type="float" office:value="678">
            <text:p>678</text:p>
          </table:table-cell>
          <table:table-cell/>
          <table:table-cell office:value-type="string">
            <text:p>Lux o decóra pátriæ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string">
            <text:p>magnae_deus_potentiae.php</text:p>
          </table:table-cell>
          <table:table-cell office:value-type="string">
            <text:p>St. Ambrose(?)</text:p>
          </table:table-cell>
          <table:table-cell office:value-type="string">
            <text:p>Magnæ Deus potentiae</text:p>
          </table:table-cell>
          <table:table-cell office:value-type="float" office:value="230">
            <text:p>230</text:p>
          </table:table-cell>
          <table:table-cell office:value-type="string">
            <text:p>BAGSHAWE, Archb. :</text:p>
          </table:table-cell>
          <table:table-cell office:value-type="string">
            <text:p>O mighty God of wondrous power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O Sovereign Lord of Nature’s might,</text:p>
          </table:table-cell>
          <table:table-cell office:value-type="string">
            <text:p>St. Ambrose(?)</text:p>
          </table:table-cell>
          <table:table-cell office:value-type="string">
            <text:p>Magnæ Deus poténtiæ,</text:p>
          </table:table-cell>
          <table:table-cell table:formula="of:=VLOOKUP([.L50];[.$O$2:.$P$200];2;0)" office:value-type="float" office:value="538">
            <text:p>538</text:p>
          </table:table-cell>
          <table:table-cell/>
          <table:table-cell office:value-type="string">
            <text:p>Magnæ Deus poténtiæ,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nox_et_tenebrae_et_nubila.php</text:p>
          </table:table-cell>
          <table:table-cell office:value-type="string">
            <text:p>Prudentius</text:p>
          </table:table-cell>
          <table:table-cell office:value-type="string">
            <text:p>Nox et tenebrm et nubila </text:p>
          </table:table-cell>
          <table:table-cell office:value-type="float" office:value="172">
            <text:p>172</text:p>
          </table:table-cell>
          <table:table-cell office:value-type="string">
            <text:p>NEWMAN, JOHN HENRY:</text:p>
          </table:table-cell>
          <table:table-cell office:value-type="string">
            <text:p>Haunting gloom and flitting shades</text:p>
          </table:table-cell>
          <table:table-cell office:value-type="float" office:value="172">
            <text:p>172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Day is breaking, dawn is bright:</text:p>
          </table:table-cell>
          <table:table-cell office:value-type="string">
            <text:p>Prudentius</text:p>
          </table:table-cell>
          <table:table-cell office:value-type="string">
            <text:p>Nox, et ténebræ, et núbila,</text:p>
          </table:table-cell>
          <table:table-cell table:formula="of:=VLOOKUP([.L51];[.$O$2:.$P$200];2;0)" office:value-type="float" office:value="469">
            <text:p>469</text:p>
          </table:table-cell>
          <table:table-cell/>
          <table:table-cell office:value-type="string">
            <text:p>Nox, et ténebræ, et núbila,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string">
            <text:p>nunc_sancte_nobis_spiritus.php</text:p>
          </table:table-cell>
          <table:table-cell office:value-type="string">
            <text:p>St. Ambrose(?)</text:p>
          </table:table-cell>
          <table:table-cell office:value-type="string">
            <text:p>Nunc sancte nobis Spiritus</text:p>
          </table:table-cell>
          <table:table-cell office:value-type="string">
            <text:p>38, 103</text:p>
          </table:table-cell>
          <table:table-cell office:value-type="string">
            <text:p>NEWMAN, JOHN HENRY:</text:p>
          </table:table-cell>
          <table:table-cell office:value-type="string">
            <text:p>Come, Holy Ghost, who ever one</text:p>
          </table:table-cell>
          <table:table-cell office:value-type="string">
            <text:p>38, 103</text:p>
          </table:table-cell>
          <table:table-cell/>
          <table:table-cell office:value-type="string">
            <text:p>Card. J.H.Newman</text:p>
          </table:table-cell>
          <table:table-cell office:value-type="string">
            <text:p>Come, Holy Ghost, who ever One</text:p>
          </table:table-cell>
          <table:table-cell office:value-type="string">
            <text:p>St. Ambrose(?)</text:p>
          </table:table-cell>
          <table:table-cell office:value-type="string">
            <text:p>Nunc, Sancte, nobis, Spíritus,</text:p>
          </table:table-cell>
          <table:table-cell table:formula="of:=VLOOKUP([.L52];[.$O$2:.$P$200];2;0)" office:value-type="float" office:value="270">
            <text:p>270</text:p>
          </table:table-cell>
          <table:table-cell/>
          <table:table-cell office:value-type="string">
            <text:p>Nunc, Sancte, nobis, Spíritus,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o_gente_felix_hospita.php</text:p>
          </table:table-cell>
          <table:table-cell office:value-type="string">
            <text:p>Pope Leo XIII</text:p>
          </table:table-cell>
          <table:table-cell office:value-type="string">
            <text:p>O gente felix hospita</text:p>
          </table:table-cell>
          <table:table-cell/>
          <table:table-cell office:value-type="string">
            <text:p>HENRY, RT. REV. MSGR. H.T. (1862-1946)</text:p>
          </table:table-cell>
          <table:table-cell office:value-type="string">
            <text:p>O house of Nazareth the blest</text:p>
          </table:table-cell>
          <table:table-cell/>
          <table:table-cell office:value-type="string">
            <text:p>Copyright?</text:p>
          </table:table-cell>
          <table:table-cell office:value-type="string">
            <text:p>Rt. Rev. Msgr. H.T.Henry</text:p>
          </table:table-cell>
          <table:table-cell office:value-type="string">
            <text:p>O house of Nazareth the blest,</text:p>
          </table:table-cell>
          <table:table-cell office:value-type="string">
            <text:p>Pope Leo XIII</text:p>
          </table:table-cell>
          <table:table-cell office:value-type="string">
            <text:p>O gente felix hóspita,</text:p>
          </table:table-cell>
          <table:table-cell table:formula="of:=VLOOKUP([.L53];[.$O$2:.$P$200];2;0)" office:value-type="float" office:value="64">
            <text:p>64</text:p>
          </table:table-cell>
          <table:table-cell/>
          <table:table-cell office:value-type="string">
            <text:p>O gente felix hóspita,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o_gloriosa_virginum.php</text:p>
          </table:table-cell>
          <table:table-cell office:value-type="string">
            <text:p>Venantius Fortunatus</text:p>
          </table:table-cell>
          <table:table-cell office:value-type="string">
            <text:p>O gloriosa virginum </text:p>
          </table:table-cell>
          <table:table-cell office:value-type="float" office:value="953">
            <text:p>953</text:p>
          </table:table-cell>
          <table:table-cell office:value-type="string">
            <text:p>CASWALL, Rev. E. : </text:p>
          </table:table-cell>
          <table:table-cell office:value-type="string">
            <text:p>O Queen of all the virgin choir</text:p>
          </table:table-cell>
          <table:table-cell office:value-type="float" office:value="953">
            <text:p>953</text:p>
          </table:table-cell>
          <table:table-cell/>
          <table:table-cell office:value-type="string">
            <text:p>Fr. E.Caswall</text:p>
          </table:table-cell>
          <table:table-cell office:value-type="string">
            <text:p>O Queen of all the Virgin choir!</text:p>
          </table:table-cell>
          <table:table-cell office:value-type="string">
            <text:p>Venantius Fortunatus</text:p>
          </table:table-cell>
          <table:table-cell office:value-type="string">
            <text:p>O gloriósa vírginum,</text:p>
          </table:table-cell>
          <table:table-cell table:formula="of:=VLOOKUP([.L54];[.$O$2:.$P$200];2;0)" office:value-type="string" office:string-value="868;875">
            <text:p>868;875</text:p>
          </table:table-cell>
          <table:table-cell/>
          <table:table-cell office:value-type="string">
            <text:p>O gloriósa vírginum,</text:p>
          </table:table-cell>
          <table:table-cell office:value-type="string">
            <text:p>868;875</text:p>
          </table:table-cell>
        </table:table-row>
        <table:table-row table:style-name="ro1">
          <table:table-cell office:value-type="string">
            <text:p>o_lux_beata_caelitum.php</text:p>
          </table:table-cell>
          <table:table-cell office:value-type="string">
            <text:p>Pope Leo XIII</text:p>
          </table:table-cell>
          <table:table-cell office:value-type="string">
            <text:p>O lux beata caelitum</text:p>
          </table:table-cell>
          <table:table-cell/>
          <table:table-cell office:value-type="string">
            <text:p>HENRY, RT. REV. MSGR. H.T. (1862-1946)</text:p>
          </table:table-cell>
          <table:table-cell table:number-columns-repeated="2"/>
          <table:table-cell office:value-type="string">
            <text:p>Copyright?</text:p>
          </table:table-cell>
          <table:table-cell office:value-type="string">
            <text:p>From the Breviary of the Marquis of Bute</text:p>
          </table:table-cell>
          <table:table-cell office:value-type="string">
            <text:p>O highest hope of mortals,</text:p>
          </table:table-cell>
          <table:table-cell office:value-type="string">
            <text:p>Pope Leo XIII</text:p>
          </table:table-cell>
          <table:table-cell office:value-type="string">
            <text:p>O lux beáta Cælitum</text:p>
          </table:table-cell>
          <table:table-cell table:formula="of:=VLOOKUP([.L55];[.$O$2:.$P$200];2;0)" office:value-type="float" office:value="62">
            <text:p>62</text:p>
          </table:table-cell>
          <table:table-cell/>
          <table:table-cell office:value-type="string">
            <text:p>O lux beáta Cælitum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o_sol_salutis_intimis.php</text:p>
          </table:table-cell>
          <table:table-cell office:value-type="string">
            <text:p>Unk. 10-15th c.</text:p>
          </table:table-cell>
          <table:table-cell office:value-type="string">
            <text:p>O sol salutis, intimis</text:p>
          </table:table-cell>
          <table:table-cell office:value-type="float" office:value="422">
            <text:p>422</text:p>
          </table:table-cell>
          <table:table-cell office:value-type="string">
            <text:p>CASWALL, Rev. E. : </text:p>
          </table:table-cell>
          <table:table-cell office:value-type="string">
            <text:p>The darkness fleets, and joyful earth</text:p>
          </table:table-cell>
          <table:table-cell office:value-type="float" office:value="422">
            <text:p>422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rkness fleets, and joyful earth</text:p>
          </table:table-cell>
          <table:table-cell office:value-type="string">
            <text:p>Unk. 10-15th c.</text:p>
          </table:table-cell>
          <table:table-cell office:value-type="string">
            <text:p>O sol salútis, íntimis,</text:p>
          </table:table-cell>
          <table:table-cell table:formula="of:=VLOOKUP([.L56];[.$O$2:.$P$200];2;0)" office:value-type="float" office:value="300">
            <text:p>300</text:p>
          </table:table-cell>
          <table:table-cell/>
          <table:table-cell office:value-type="string">
            <text:p>O sol salútis, íntimis,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o_sola_magnarum_urbium.php</text:p>
          </table:table-cell>
          <table:table-cell office:value-type="string">
            <text:p>Prudentius</text:p>
          </table:table-cell>
          <table:table-cell office:value-type="string">
            <text:p>O sola magnarum urbium </text:p>
          </table:table-cell>
          <table:table-cell office:value-type="float" office:value="392">
            <text:p>392</text:p>
          </table:table-cell>
          <table:table-cell office:value-type="string">
            <text:p>CASWALL, Rev. E. : </text:p>
          </table:table-cell>
          <table:table-cell office:value-type="string">
            <text:p>Bethlehem of noblest cities</text:p>
          </table:table-cell>
          <table:table-cell office:value-type="float" office:value="392">
            <text:p>392</text:p>
          </table:table-cell>
          <table:table-cell/>
          <table:table-cell office:value-type="string">
            <text:p>Fr. E.Caswall</text:p>
          </table:table-cell>
          <table:table-cell office:value-type="string">
            <text:p>Bethlehem! of noblest cities</text:p>
          </table:table-cell>
          <table:table-cell office:value-type="string">
            <text:p>Prudentius</text:p>
          </table:table-cell>
          <table:table-cell office:value-type="string">
            <text:p>O sola magnárum úrbium</text:p>
          </table:table-cell>
          <table:table-cell table:formula="of:=VLOOKUP([.L57];[.$O$2:.$P$200];2;0)" office:value-type="float" office:value="296">
            <text:p>296</text:p>
          </table:table-cell>
          <table:table-cell/>
          <table:table-cell office:value-type="string">
            <text:p>O sola magnárum úrbium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opes_decusque_regium_reliqueras.php</text:p>
          </table:table-cell>
          <table:table-cell office:value-type="string">
            <text:p>Pope Urban VIII</text:p>
          </table:table-cell>
          <table:table-cell office:value-type="string">
            <text:p>Opes decusque regium reliqueras</text:p>
          </table:table-cell>
          <table:table-cell office:value-type="float" office:value="733">
            <text:p>733</text:p>
          </table:table-cell>
          <table:table-cell office:value-type="string">
            <text:p>CASWALL, Rev. E. : </text:p>
          </table:table-cell>
          <table:table-cell office:value-type="string">
            <text:p>Riches and regal throne, for Christ's dear sake</text:p>
          </table:table-cell>
          <table:table-cell office:value-type="float" office:value="733">
            <text:p>733</text:p>
          </table:table-cell>
          <table:table-cell/>
          <table:table-cell office:value-type="string">
            <text:p>Fr. E.Caswall</text:p>
          </table:table-cell>
          <table:table-cell office:value-type="string">
            <text:p>Riches and regal throne, for Christ’s dear sake,</text:p>
          </table:table-cell>
          <table:table-cell office:value-type="string">
            <text:p>Pope Urban VIII</text:p>
          </table:table-cell>
          <table:table-cell office:value-type="string">
            <text:p>Opes decúsque regium relíqueras,</text:p>
          </table:table-cell>
          <table:table-cell table:formula="of:=VLOOKUP([.L58];[.$O$2:.$P$200];2;0)" office:value-type="float" office:value="681">
            <text:p>681</text:p>
          </table:table-cell>
          <table:table-cell/>
          <table:table-cell office:value-type="string">
            <text:p>Opes decúsque regium relíqueras,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 office:value-type="string">
            <text:p>pange_lingua_gloriosi.php</text:p>
          </table:table-cell>
          <table:table-cell office:value-type="string">
            <text:p>St. Aquinas</text:p>
          </table:table-cell>
          <table:table-cell office:value-type="string">
            <text:p>Pange lingua gloriosi</text:p>
          </table:table-cell>
          <table:table-cell office:value-type="float" office:value="545">
            <text:p>545</text:p>
          </table:table-cell>
          <table:table-cell office:value-type="string">
            <text:p>CASWALL, Rev. E. : </text:p>
          </table:table-cell>
          <table:table-cell office:value-type="string">
            <text:p>Sing, my tongue, the Saviour's glory</text:p>
          </table:table-cell>
          <table:table-cell office:value-type="float" office:value="545">
            <text:p>545</text:p>
          </table:table-cell>
          <table:table-cell/>
          <table:table-cell office:value-type="string">
            <text:p>Fr. E.Caswall</text:p>
          </table:table-cell>
          <table:table-cell office:value-type="string">
            <text:p>Sing, my tongue, the Saviour&amp;apos;s glory,</text:p>
          </table:table-cell>
          <table:table-cell office:value-type="string">
            <text:p>St. Aquinas</text:p>
          </table:table-cell>
          <table:table-cell office:value-type="string">
            <text:p>Pange, lingua, gloriósi</text:p>
          </table:table-cell>
          <table:table-cell table:formula="of:=VLOOKUP([.L59];[.$O$2:.$P$200];2;0)" office:value-type="float" office:value="204">
            <text:p>204</text:p>
          </table:table-cell>
          <table:table-cell/>
          <table:table-cell office:value-type="string">
            <text:p>Pange, lingua, gloriósi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paschale_mundo_gaudium.php</text:p>
          </table:table-cell>
          <table:table-cell office:value-type="string">
            <text:p>St. Ambrose(?)</text:p>
          </table:table-cell>
          <table:table-cell office:value-type="string">
            <text:p>Paschale mundo gaudium</text:p>
          </table:table-cell>
          <table:table-cell office:value-type="float" office:value="903">
            <text:p>903</text:p>
          </table:table-cell>
          <table:table-cell office:value-type="string">
            <text:p>CASWALL, Rev. E. : </text:p>
          </table:table-cell>
          <table:table-cell office:value-type="string">
            <text:p>Now daily shines the sun more fair</text:p>
          </table:table-cell>
          <table:table-cell office:value-type="float" office:value="903">
            <text:p>903</text:p>
          </table:table-cell>
          <table:table-cell/>
          <table:table-cell office:value-type="string">
            <text:p>Fr. E.Caswall et al.</text:p>
          </table:table-cell>
          <table:table-cell office:value-type="string">
            <text:p>Now daily shines the sun more fair,</text:p>
          </table:table-cell>
          <table:table-cell office:value-type="string">
            <text:p>St. Ambrose(?)</text:p>
          </table:table-cell>
          <table:table-cell office:value-type="string">
            <text:p>Paschále mundo gáudium</text:p>
          </table:table-cell>
          <table:table-cell table:formula="of:=VLOOKUP([.L60];[.$O$2:.$P$200];2;0)" office:value-type="float" office:value="818">
            <text:p>818</text:p>
          </table:table-cell>
          <table:table-cell/>
          <table:table-cell office:value-type="string">
            <text:p>Paschále mundo gáudium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string">
            <text:p>placare_christe_servulis_raphael.php</text:p>
          </table:table-cell>
          <table:table-cell office:value-type="string">
            <text:p>Unk. (Late Middle Ages)</text:p>
          </table:table-cell>
          <table:table-cell office:value-type="string">
            <text:p>Placare Christe servulis</text:p>
          </table:table-cell>
          <table:table-cell office:value-type="float" office:value="827">
            <text:p>827</text:p>
          </table:table-cell>
          <table:table-cell office:value-type="string">
            <text:p>CASWALL, Rev. E. : </text:p>
          </table:table-cell>
          <table:table-cell office:value-type="string">
            <text:p>O Christ, thy guilty people spare</text:p>
          </table:table-cell>
          <table:table-cell office:value-type="float" office:value="827">
            <text:p>827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y guilty people spare!</text:p>
          </table:table-cell>
          <table:table-cell office:value-type="string">
            <text:p>Unk. (Late Middle Ages)</text:p>
          </table:table-cell>
          <table:table-cell office:value-type="string">
            <text:p>Placáre, Christe, sérvulis,</text:p>
          </table:table-cell>
          <table:table-cell table:formula="of:=VLOOKUP([.L61];[.$O$2:.$P$200];2;0)" office:value-type="string" office:string-value="751;769">
            <text:p>751;769</text:p>
          </table:table-cell>
          <table:table-cell/>
          <table:table-cell office:value-type="string">
            <text:p>Placáre, Christe, sérvulis,</text:p>
          </table:table-cell>
          <table:table-cell office:value-type="string">
            <text:p>751;769</text:p>
          </table:table-cell>
        </table:table-row>
        <table:table-row table:style-name="ro1">
          <table:table-cell office:value-type="string">
            <text:p>placare_christe_servulis.php</text:p>
          </table:table-cell>
          <table:table-cell office:value-type="string">
            <text:p>Unk. (Late Middle Ages)</text:p>
          </table:table-cell>
          <table:table-cell office:value-type="string">
            <text:p>Placare Christe servulis</text:p>
          </table:table-cell>
          <table:table-cell office:value-type="float" office:value="827">
            <text:p>827</text:p>
          </table:table-cell>
          <table:table-cell office:value-type="string">
            <text:p>CASWALL, Rev. E. : </text:p>
          </table:table-cell>
          <table:table-cell office:value-type="string">
            <text:p>O Christ, thy guilty people spare</text:p>
          </table:table-cell>
          <table:table-cell office:value-type="float" office:value="827">
            <text:p>827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y guilty people spare!</text:p>
          </table:table-cell>
          <table:table-cell office:value-type="string">
            <text:p>Unk. (Late Middle Ages)</text:p>
          </table:table-cell>
          <table:table-cell office:value-type="string">
            <text:p>Placáre, Christe, sérvulis,</text:p>
          </table:table-cell>
          <table:table-cell table:formula="of:=VLOOKUP([.L62];[.$O$2:.$P$200];2;0)" office:value-type="string" office:string-value="751;769">
            <text:p>751;769</text:p>
          </table:table-cell>
          <table:table-cell/>
          <table:table-cell office:value-type="string">
            <text:p>Rector potens, verax Deus,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rector_potens_verax_deus.php</text:p>
          </table:table-cell>
          <table:table-cell office:value-type="string">
            <text:p>St. Ambrose(?)</text:p>
          </table:table-cell>
          <table:table-cell office:value-type="string">
            <text:p>Rector potens, verax Deus</text:p>
          </table:table-cell>
          <table:table-cell office:value-type="string">
            <text:p>45, 109 </text:p>
          </table:table-cell>
          <table:table-cell office:value-type="string">
            <text:p>NEWMAN, JOHN HENRY:</text:p>
          </table:table-cell>
          <table:table-cell office:value-type="string">
            <text:p>O God, who canst not change nor fail</text:p>
          </table:table-cell>
          <table:table-cell office:value-type="string">
            <text:p>45, 109</text:p>
          </table:table-cell>
          <table:table-cell/>
          <table:table-cell office:value-type="string">
            <text:p>J.M.Neale</text:p>
          </table:table-cell>
          <table:table-cell office:value-type="string">
            <text:p>O God of truth, O Lord of might,</text:p>
          </table:table-cell>
          <table:table-cell office:value-type="string">
            <text:p>St. Ambrose(?)</text:p>
          </table:table-cell>
          <table:table-cell office:value-type="string">
            <text:p>Rector potens, verax Deus,</text:p>
          </table:table-cell>
          <table:table-cell table:formula="of:=VLOOKUP([.L63];[.$O$2:.$P$200];2;0)" office:value-type="float" office:value="272">
            <text:p>272</text:p>
          </table:table-cell>
          <table:table-cell/>
          <table:table-cell office:value-type="string">
            <text:p>Regis supérni núntia,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string">
            <text:p>regis_superni_nuntia.php</text:p>
          </table:table-cell>
          <table:table-cell office:value-type="string">
            <text:p>Pope Urban VIII</text:p>
          </table:table-cell>
          <table:table-cell office:value-type="string">
            <text:p>Regis superni nuntia</text:p>
          </table:table-cell>
          <table:table-cell office:value-type="float" office:value="820">
            <text:p>820</text:p>
          </table:table-cell>
          <table:table-cell office:value-type="string">
            <text:p>CASWALL, Rev. E. : </text:p>
          </table:table-cell>
          <table:table-cell office:value-type="string">
            <text:p>Dear herald of our King ! thou didst </text:p>
          </table:table-cell>
          <table:table-cell office:value-type="float" office:value="820">
            <text:p>820</text:p>
          </table:table-cell>
          <table:table-cell/>
          <table:table-cell office:value-type="string">
            <text:p>Fr. E.Caswall</text:p>
          </table:table-cell>
          <table:table-cell office:value-type="string">
            <text:p>Dear Herald of our King! thou didst</text:p>
          </table:table-cell>
          <table:table-cell office:value-type="string">
            <text:p>Pope Urban VIII</text:p>
          </table:table-cell>
          <table:table-cell office:value-type="string">
            <text:p>Regis supérni núntia,</text:p>
          </table:table-cell>
          <table:table-cell table:formula="of:=VLOOKUP([.L64];[.$O$2:.$P$200];2;0)" office:value-type="float" office:value="743">
            <text:p>743</text:p>
          </table:table-cell>
          <table:table-cell/>
          <table:table-cell office:value-type="string">
            <text:p>Rerum, Deus, tenax vigor,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rerum_deus_tenax_vigor.php</text:p>
          </table:table-cell>
          <table:table-cell office:value-type="string">
            <text:p>St. Ambrose(?)</text:p>
          </table:table-cell>
          <table:table-cell office:value-type="string">
            <text:p>Rerum Deus tenax vigor</text:p>
          </table:table-cell>
          <table:table-cell office:value-type="string">
            <text:p>51, 114</text:p>
          </table:table-cell>
          <table:table-cell office:value-type="string">
            <text:p>NEWMAN, JOHN HENRY:</text:p>
          </table:table-cell>
          <table:table-cell office:value-type="string">
            <text:p>O God, unchangeable and true</text:p>
          </table:table-cell>
          <table:table-cell office:value-type="string">
            <text:p>51, 114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 true life of all that live!</text:p>
          </table:table-cell>
          <table:table-cell office:value-type="string">
            <text:p>St. Ambrose(?)</text:p>
          </table:table-cell>
          <table:table-cell office:value-type="string">
            <text:p>Rerum, Deus, tenax vigor,</text:p>
          </table:table-cell>
          <table:table-cell table:formula="of:=VLOOKUP([.L65];[.$O$2:.$P$200];2;0)" office:value-type="float" office:value="273">
            <text:p>273</text:p>
          </table:table-cell>
          <table:table-cell/>
          <table:table-cell office:value-type="string">
            <text:p>Rex glorióse Mártyrum,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string">
            <text:p>rex_gloriose_martyrum.php</text:p>
          </table:table-cell>
          <table:table-cell office:value-type="string">
            <text:p>Unk. (Early Middle Ages)</text:p>
          </table:table-cell>
          <table:table-cell office:value-type="string">
            <text:p>Rex gloriose martyrum </text:p>
          </table:table-cell>
          <table:table-cell office:value-type="string">
            <text:p>901, 909 </text:p>
          </table:table-cell>
          <table:table-cell office:value-type="string">
            <text:p>CASWALL, Rev. E. : </text:p>
          </table:table-cell>
          <table:table-cell office:value-type="string">
            <text:p>O thou, the Martyrs' glorious King</text:p>
          </table:table-cell>
          <table:table-cell office:value-type="string">
            <text:p>901, 909</text:p>
          </table:table-cell>
          <table:table-cell/>
          <table:table-cell office:value-type="string">
            <text:p>R.Littledale &amp;amp; G.Palmer</text:p>
          </table:table-cell>
          <table:table-cell office:value-type="string">
            <text:p>O glorious King of martyr hosts,</text:p>
          </table:table-cell>
          <table:table-cell office:value-type="string">
            <text:p>Unk. (Early Middle Ages)</text:p>
          </table:table-cell>
          <table:table-cell office:value-type="string">
            <text:p>Rex glorióse Mártyrum,</text:p>
          </table:table-cell>
          <table:table-cell table:formula="of:=VLOOKUP([.L66];[.$O$2:.$P$200];2;0)" office:value-type="float" office:value="831">
            <text:p>831</text:p>
          </table:table-cell>
          <table:table-cell/>
          <table:table-cell office:value-type="string">
            <text:p>Salútis ætérnæ dator,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string">
            <text:p>salutis_aeternae_dator.php</text:p>
          </table:table-cell>
          <table:table-cell office:value-type="string">
            <text:p>Unk. (Late Middle Ages)</text:p>
          </table:table-cell>
          <table:table-cell office:value-type="string">
            <text:p>Salutis aeternæ Dator</text:p>
          </table:table-cell>
          <table:table-cell office:value-type="float" office:value="829">
            <text:p>829</text:p>
          </table:table-cell>
          <table:table-cell office:value-type="string">
            <text:p>CASWALL, Rev. E. : </text:p>
          </table:table-cell>
          <table:table-cell office:value-type="string">
            <text:p>Giver of life, eternal Lord </text:p>
          </table:table-cell>
          <table:table-cell office:value-type="float" office:value="829">
            <text:p>829</text:p>
          </table:table-cell>
          <table:table-cell/>
          <table:table-cell office:value-type="string">
            <text:p>Fr. E.Caswall</text:p>
          </table:table-cell>
          <table:table-cell office:value-type="string">
            <text:p>Giver of life, eternal Lord!</text:p>
          </table:table-cell>
          <table:table-cell office:value-type="string">
            <text:p>Unk. (Late Middle Ages)</text:p>
          </table:table-cell>
          <table:table-cell office:value-type="string">
            <text:p>Salútis ætérnæ dator,</text:p>
          </table:table-cell>
          <table:table-cell table:formula="of:=VLOOKUP([.L67];[.$O$2:.$P$200];2;0)" office:value-type="float" office:value="765">
            <text:p>765</text:p>
          </table:table-cell>
          <table:table-cell/>
          <table:table-cell office:value-type="string">
            <text:p>Salútis humánæ Sator,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salutis_humanae_sator.php</text:p>
          </table:table-cell>
          <table:table-cell office:value-type="string">
            <text:p>St. Ambrose(?)</text:p>
          </table:table-cell>
          <table:table-cell office:value-type="string">
            <text:p>Salutis humanae Sator</text:p>
          </table:table-cell>
          <table:table-cell office:value-type="float" office:value="515">
            <text:p>515</text:p>
          </table:table-cell>
          <table:table-cell office:value-type="string">
            <text:p>CASWALL, Rev. E. : </text:p>
          </table:table-cell>
          <table:table-cell office:value-type="string">
            <text:p>O thou pure light of souls that love</text:p>
          </table:table-cell>
          <table:table-cell office:value-type="float" office:value="515">
            <text:p>515</text:p>
          </table:table-cell>
          <table:table-cell/>
          <table:table-cell office:value-type="string">
            <text:p>T.Potter</text:p>
          </table:table-cell>
          <table:table-cell office:value-type="string">
            <text:p>Hail, thou who man&amp;apos;s Redeemer art,</text:p>
          </table:table-cell>
          <table:table-cell office:value-type="string">
            <text:p>St. Ambrose(?)</text:p>
          </table:table-cell>
          <table:table-cell office:value-type="string">
            <text:p>Salútis humánæ Sator,</text:p>
          </table:table-cell>
          <table:table-cell table:formula="of:=VLOOKUP([.L68];[.$O$2:.$P$200];2;0)" office:value-type="float" office:value="312">
            <text:p>312</text:p>
          </table:table-cell>
          <table:table-cell/>
          <table:table-cell office:value-type="string">
            <text:p>Salvéte, flores Mártyrum,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salvete_flores_martyrum.php</text:p>
          </table:table-cell>
          <table:table-cell office:value-type="string">
            <text:p>Prudentius</text:p>
          </table:table-cell>
          <table:table-cell office:value-type="string">
            <text:p>Salvete flores martyrum</text:p>
          </table:table-cell>
          <table:table-cell office:value-type="float" office:value="371">
            <text:p>371</text:p>
          </table:table-cell>
          <table:table-cell office:value-type="string">
            <text:p>CASWALL, Rev. E. : </text:p>
          </table:table-cell>
          <table:table-cell office:value-type="string">
            <text:p>Flowers of martyrdom, all hail </text:p>
          </table:table-cell>
          <table:table-cell office:value-type="float" office:value="371">
            <text:p>371</text:p>
          </table:table-cell>
          <table:table-cell/>
          <table:table-cell office:value-type="string">
            <text:p>Fr. E.Caswall</text:p>
          </table:table-cell>
          <table:table-cell office:value-type="string">
            <text:p>Flowers of martyrdom all hail!</text:p>
          </table:table-cell>
          <table:table-cell office:value-type="string">
            <text:p>Prudentius</text:p>
          </table:table-cell>
          <table:table-cell office:value-type="string">
            <text:p>Salvéte, flores Mártyrum,</text:p>
          </table:table-cell>
          <table:table-cell table:formula="of:=VLOOKUP([.L69];[.$O$2:.$P$200];2;0)" office:value-type="float" office:value="44">
            <text:p>44</text:p>
          </table:table-cell>
          <table:table-cell/>
          <table:table-cell office:value-type="string">
            <text:p>Sanctórum méritis ínclyta gáudia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string">
            <text:p>sanctorum_meritis_inclyta_gaudia.php</text:p>
          </table:table-cell>
          <table:table-cell office:value-type="string">
            <text:p>Unk. 6-9th c.</text:p>
          </table:table-cell>
          <table:table-cell office:value-type="string">
            <text:p>Sanctorum méritis inclyta gaúdia</text:p>
          </table:table-cell>
          <table:table-cell office:value-type="float" office:value="907">
            <text:p>907</text:p>
          </table:table-cell>
          <table:table-cell office:value-type="string">
            <text:p>CASWALL, Rev. E. : </text:p>
          </table:table-cell>
          <table:table-cell office:value-type="string">
            <text:p>Sing we the peerless deeds of martyr'd saints</text:p>
          </table:table-cell>
          <table:table-cell office:value-type="float" office:value="907">
            <text:p>907</text:p>
          </table:table-cell>
          <table:table-cell/>
          <table:table-cell office:value-type="string">
            <text:p>Fr. E.Caswall</text:p>
          </table:table-cell>
          <table:table-cell office:value-type="string">
            <text:p>Sing we the peerless deeds of martyr’d Saints,</text:p>
          </table:table-cell>
          <table:table-cell office:value-type="string">
            <text:p>Unk. 6-9th c.</text:p>
          </table:table-cell>
          <table:table-cell office:value-type="string">
            <text:p>Sanctórum méritis ínclyta gáudia</text:p>
          </table:table-cell>
          <table:table-cell table:formula="of:=VLOOKUP([.L70];[.$O$2:.$P$200];2;0)" office:value-type="float" office:value="834">
            <text:p>834</text:p>
          </table:table-cell>
          <table:table-cell/>
          <table:table-cell office:value-type="string">
            <text:p>Sédibus cæli nítidis recéptos</text:p>
          </table:table-cell>
          <table:table-cell office:value-type="float" office:value="679">
            <text:p>679</text:p>
          </table:table-cell>
        </table:table-row>
        <table:table-row table:style-name="ro1">
          <table:table-cell office:value-type="string">
            <text:p>sedibus_caeli_nitidis_receptos.php</text:p>
          </table:table-cell>
          <table:table-cell office:value-type="string">
            <text:p>Pope Leo XIII</text:p>
          </table:table-cell>
          <table:table-cell office:value-type="string">
            <text:p>Sedibus cæli nitidis receptos</text:p>
          </table:table-cell>
          <table:table-cell office:value-type="float" office:value="729">
            <text:p>729</text:p>
          </table:table-cell>
          <table:table-cell office:value-type="string">
            <text:p>EDITORS :</text:p>
          </table:table-cell>
          <table:table-cell office:value-type="string">
            <text:p>Sing, O ye faithful, sing two athlete brothers</text:p>
          </table:table-cell>
          <table:table-cell office:value-type="float" office:value="729">
            <text:p>729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Sing, O ye faithful, sing two athlete brothers,</text:p>
          </table:table-cell>
          <table:table-cell office:value-type="string">
            <text:p>Pope Leo XIII</text:p>
          </table:table-cell>
          <table:table-cell office:value-type="string">
            <text:p>Sédibus cæli nítidis recéptos</text:p>
          </table:table-cell>
          <table:table-cell table:formula="of:=VLOOKUP([.L71];[.$O$2:.$P$200];2;0)" office:value-type="float" office:value="679">
            <text:p>679</text:p>
          </table:table-cell>
          <table:table-cell/>
          <table:table-cell office:value-type="string">
            <text:p>Splendor patérnæ glóriæ,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splendor_paternae_gloriae.php</text:p>
          </table:table-cell>
          <table:table-cell office:value-type="string">
            <text:p>St. Ambrose</text:p>
          </table:table-cell>
          <table:table-cell office:value-type="string">
            <text:p>Splendor paternæ gloriæ</text:p>
          </table:table-cell>
          <table:table-cell office:value-type="float" office:value="86">
            <text:p>86</text:p>
          </table:table-cell>
          <table:table-cell office:value-type="string">
            <text:p>NEWMAN, JOHN HENRY:</text:p>
          </table:table-cell>
          <table:table-cell office:value-type="string">
            <text:p>Of the Father effluence bright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R.Bridges</text:p>
          </table:table-cell>
          <table:table-cell office:value-type="string">
            <text:p>O splendor of God’s glory bright,</text:p>
          </table:table-cell>
          <table:table-cell office:value-type="string">
            <text:p>St. Ambrose</text:p>
          </table:table-cell>
          <table:table-cell office:value-type="string">
            <text:p>Splendor patérnæ glóriæ,</text:p>
          </table:table-cell>
          <table:table-cell table:formula="of:=VLOOKUP([.L72];[.$O$2:.$P$200];2;0)" office:value-type="float" office:value="385">
            <text:p>385</text:p>
          </table:table-cell>
          <table:table-cell/>
          <table:table-cell office:value-type="string">
            <text:p>Summæ Deus cleméntiæ,</text:p>
          </table:table-cell>
          <table:table-cell office:value-type="float" office:value="702">
            <text:p>702</text:p>
          </table:table-cell>
        </table:table-row>
        <table:table-row table:style-name="ro1">
          <table:table-cell office:value-type="string">
            <text:p>summae_deus_clementiae.php</text:p>
          </table:table-cell>
          <table:table-cell office:value-type="string">
            <text:p>Unk. 16-18th c.</text:p>
          </table:table-cell>
          <table:table-cell office:value-type="string">
            <text:p>Summæ Deus Cleméntiæ</text:p>
          </table:table-cell>
          <table:table-cell office:value-type="float" office:value="790">
            <text:p>790</text:p>
          </table:table-cell>
          <table:table-cell office:value-type="string">
            <text:p>CASWALL, Rev. E. : </text:p>
          </table:table-cell>
          <table:table-cell office:value-type="string">
            <text:p>God in whom all grace doth dwell </text:p>
          </table:table-cell>
          <table:table-cell office:value-type="float" office:value="790">
            <text:p>790</text:p>
          </table:table-cell>
          <table:table-cell/>
          <table:table-cell office:value-type="string">
            <text:p>Fr. E.Caswall</text:p>
          </table:table-cell>
          <table:table-cell office:value-type="string">
            <text:p>God, in whom all grace doth dwell!</text:p>
          </table:table-cell>
          <table:table-cell office:value-type="string">
            <text:p>Unk. 16-18th c.</text:p>
          </table:table-cell>
          <table:table-cell office:value-type="string">
            <text:p>Summæ Deus cleméntiæ,</text:p>
          </table:table-cell>
          <table:table-cell table:formula="of:=VLOOKUP([.L73];[.$O$2:.$P$200];2;0)" office:value-type="float" office:value="702">
            <text:p>702</text:p>
          </table:table-cell>
          <table:table-cell/>
          <table:table-cell office:value-type="string">
            <text:p>Te deprecánte, córporum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string">
            <text:p>te_deprecante_corporum.php</text:p>
          </table:table-cell>
          <table:table-cell office:value-type="string">
            <text:p>Unk. 18th c.</text:p>
          </table:table-cell>
          <table:table-cell office:value-type="string">
            <text:p>Te deprecante, corporum</text:p>
          </table:table-cell>
          <table:table-cell office:value-type="float" office:value="824">
            <text:p>824</text:p>
          </table:table-cell>
          <table:table-cell office:value-type="string">
            <text:p>CASWALL, Rev. E. : </text:p>
          </table:table-cell>
          <table:table-cell office:value-type="string">
            <text:p>Saint of sweetest majesty</text:p>
          </table:table-cell>
          <table:table-cell office:value-type="float" office:value="824">
            <text:p>824</text:p>
          </table:table-cell>
          <table:table-cell/>
          <table:table-cell office:value-type="string">
            <text:p>Fr. E.Caswall</text:p>
          </table:table-cell>
          <table:table-cell office:value-type="string">
            <text:p>Saint of sweetest majesty!</text:p>
          </table:table-cell>
          <table:table-cell office:value-type="string">
            <text:p>Unk. 18th c.</text:p>
          </table:table-cell>
          <table:table-cell office:value-type="string">
            <text:p>Te deprecánte, córporum</text:p>
          </table:table-cell>
          <table:table-cell table:formula="of:=VLOOKUP([.L74];[.$O$2:.$P$200];2;0)" office:value-type="float" office:value="746">
            <text:p>746</text:p>
          </table:table-cell>
          <table:table-cell/>
          <table:table-cell office:value-type="string">
            <text:p>Te gestiéntem gaúdiis,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string">
            <text:p>te_gestientem_gaudiis.php</text:p>
          </table:table-cell>
          <table:table-cell office:value-type="string">
            <text:p>Eustace Sirena</text:p>
          </table:table-cell>
          <table:table-cell office:value-type="string">
            <text:p>Te gestientem gaudiis</text:p>
          </table:table-cell>
          <table:table-cell office:value-type="float" office:value="817">
            <text:p>817</text:p>
          </table:table-cell>
          <table:table-cell office:value-type="string">
            <text:p>EDITORS :</text:p>
          </table:table-cell>
          <table:table-cell office:value-type="string">
            <text:p>Exulting with exceeding joy</text:p>
          </table:table-cell>
          <table:table-cell office:value-type="float" office:value="817">
            <text:p>817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Exulting with exceeding joy,</text:p>
          </table:table-cell>
          <table:table-cell office:value-type="string">
            <text:p>Eustace Sirena</text:p>
          </table:table-cell>
          <table:table-cell office:value-type="string">
            <text:p>Te gestiéntem gaúdiis,</text:p>
          </table:table-cell>
          <table:table-cell table:formula="of:=VLOOKUP([.L75];[.$O$2:.$P$200];2;0)" office:value-type="float" office:value="734">
            <text:p>734</text:p>
          </table:table-cell>
          <table:table-cell/>
          <table:table-cell office:value-type="string">
            <text:p>Te lucis ante términum,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te_lucis_ante_terminum.php</text:p>
          </table:table-cell>
          <table:table-cell office:value-type="string">
            <text:p>St. Ambrose(?)</text:p>
          </table:table-cell>
          <table:table-cell office:value-type="string">
            <text:p>Te lucis ante terminum</text:p>
          </table:table-cell>
          <table:table-cell office:value-type="float" office:value="72">
            <text:p>72</text:p>
          </table:table-cell>
          <table:table-cell office:value-type="string">
            <text:p>CASWALL, Rev. E. : </text:p>
          </table:table-cell>
          <table:table-cell office:value-type="string">
            <text:p>Now with the fast departing light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J.M.Neale</text:p>
          </table:table-cell>
          <table:table-cell office:value-type="string">
            <text:p>Before the ending of the day,</text:p>
          </table:table-cell>
          <table:table-cell office:value-type="string">
            <text:p>St. Ambrose(?)</text:p>
          </table:table-cell>
          <table:table-cell office:value-type="string">
            <text:p>Te lucis ante términum,</text:p>
          </table:table-cell>
          <table:table-cell table:formula="of:=VLOOKUP([.L76];[.$O$2:.$P$200];2;0)" office:value-type="float" office:value="280">
            <text:p>280</text:p>
          </table:table-cell>
          <table:table-cell/>
          <table:table-cell office:value-type="string">
            <text:p>Te sæculórum Príncipem,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string">
            <text:p>te_mater_alma_numinis.php</text:p>
          </table:table-cell>
          <table:table-cell office:value-type="string">
            <text:p>Unk.</text:p>
          </table:table-cell>
          <table:table-cell office:value-type="string">
            <text:p>Te, Mater alma Núminis</text:p>
          </table:table-cell>
          <table:table-cell/>
          <table:table-cell office:value-type="string">
            <text:p>Fr. E.Caswall</text:p>
          </table:table-cell>
          <table:table-cell office:value-type="string">
            <text:p>Mother of Almighty God!</text:p>
          </table:table-cell>
          <table:table-cell table:number-columns-repeated="2"/>
          <table:table-cell office:value-type="string">
            <text:p>Fr. E.Caswall</text:p>
          </table:table-cell>
          <table:table-cell office:value-type="string">
            <text:p>Mother of Almighty God!</text:p>
          </table:table-cell>
          <table:table-cell office:value-type="string">
            <text:p>Unk.</text:p>
          </table:table-cell>
          <table:table-cell office:value-type="string">
            <text:p>Te, Mater alma Núminis,</text:p>
          </table:table-cell>
          <table:table-cell table:formula="of:=VLOOKUP([.L77];[.$O$2:.$P$200];2;0)" office:value-type="float" office:value="739">
            <text:p>739</text:p>
          </table:table-cell>
          <table:table-cell/>
          <table:table-cell office:value-type="string">
            <text:p>Te, Mater alma Núminis,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string">
            <text:p>te_saeculorum_principem.php</text:p>
          </table:table-cell>
          <table:table-cell office:value-type="string">
            <text:p>V.Genovesi, SJ (1925)</text:p>
          </table:table-cell>
          <table:table-cell office:value-type="string">
            <text:p>Te saeculorum Principem</text:p>
          </table:table-cell>
          <table:table-cell table:number-columns-repeated="5"/>
          <table:table-cell office:value-type="string">
            <text:p>Editor et al.</text:p>
          </table:table-cell>
          <table:table-cell office:value-type="string">
            <text:p>To thee, O Prince of all that be,</text:p>
          </table:table-cell>
          <table:table-cell office:value-type="string">
            <text:p>V.Genovesi, SJ (1925)</text:p>
          </table:table-cell>
          <table:table-cell office:value-type="string">
            <text:p>Te sæculórum Príncipem,</text:p>
          </table:table-cell>
          <table:table-cell table:formula="of:=VLOOKUP([.L78];[.$O$2:.$P$200];2;0)" office:value-type="float" office:value="760">
            <text:p>760</text:p>
          </table:table-cell>
          <table:table-cell/>
          <table:table-cell office:value-type="string">
            <text:p>Te, splendor et virtus Patris,</text:p>
          </table:table-cell>
          <table:table-cell office:value-type="float" office:value="718">
            <text:p>718</text:p>
          </table:table-cell>
        </table:table-row>
        <table:table-row table:style-name="ro1">
          <table:table-cell office:value-type="string">
            <text:p>te_splendor_et_virtus_patris.php</text:p>
          </table:table-cell>
          <table:table-cell office:value-type="string">
            <text:p>Rabanus Maurus</text:p>
          </table:table-cell>
          <table:table-cell office:value-type="string">
            <text:p>Te splendor et virtus Patris</text:p>
          </table:table-cell>
          <table:table-cell office:value-type="float" office:value="800">
            <text:p>800</text:p>
          </table:table-cell>
          <table:table-cell office:value-type="string">
            <text:p>CASWALL, Rev. E. : </text:p>
          </table:table-cell>
          <table:table-cell office:value-type="string">
            <text:p>O Jesu! life-spring of the soul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Fr. E.Caswall</text:p>
          </table:table-cell>
          <table:table-cell office:value-type="string">
            <text:p>O Jesu! life-spring of the soul!</text:p>
          </table:table-cell>
          <table:table-cell office:value-type="string">
            <text:p>Rabanus Maurus</text:p>
          </table:table-cell>
          <table:table-cell office:value-type="string">
            <text:p>Te, splendor et virtus Patris,</text:p>
          </table:table-cell>
          <table:table-cell table:formula="of:=VLOOKUP([.L79];[.$O$2:.$P$200];2;0)" office:value-type="float" office:value="718">
            <text:p>718</text:p>
          </table:table-cell>
          <table:table-cell/>
          <table:table-cell office:value-type="string">
            <text:p>Tellúris alme Cónditor,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string">
            <text:p>telluris_alme_conditor.php</text:p>
          </table:table-cell>
          <table:table-cell office:value-type="string">
            <text:p>St. Gregory(?)</text:p>
          </table:table-cell>
          <table:table-cell office:value-type="string">
            <text:p>Telluris aline Conditor</text:p>
          </table:table-cell>
          <table:table-cell office:value-type="float" office:value="160">
            <text:p>160</text:p>
          </table:table-cell>
          <table:table-cell office:value-type="string">
            <text:p>NEWMAN, JOHN HENRY:</text:p>
          </table:table-cell>
          <table:table-cell office:value-type="string">
            <text:p>All-bountiful Creator, who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Fr. E.Caswall</text:p>
          </table:table-cell>
          <table:table-cell office:value-type="string">
            <text:p>O bounteous Framer of the globe!</text:p>
          </table:table-cell>
          <table:table-cell office:value-type="string">
            <text:p>St. Gregory(?)</text:p>
          </table:table-cell>
          <table:table-cell office:value-type="string">
            <text:p>Tellúris alme Cónditor,</text:p>
          </table:table-cell>
          <table:table-cell table:formula="of:=VLOOKUP([.L80];[.$O$2:.$P$200];2;0)" office:value-type="float" office:value="449">
            <text:p>449</text:p>
          </table:table-cell>
          <table:table-cell/>
          <table:table-cell office:value-type="string">
            <text:p>Tristes erant Apóstoli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string">
            <text:p>tristes_erant_apostoli.php</text:p>
          </table:table-cell>
          <table:table-cell office:value-type="string">
            <text:p>St. Ambrose(?)</text:p>
          </table:table-cell>
          <table:table-cell office:value-type="string">
            <text:p>Tristes erant apostoli</text:p>
          </table:table-cell>
          <table:table-cell office:value-type="float" office:value="900">
            <text:p>900</text:p>
          </table:table-cell>
          <table:table-cell office:value-type="string">
            <text:p>CASWALL, Rev. E. : </text:p>
          </table:table-cell>
          <table:table-cell office:value-type="string">
            <text:p>When Christ, by his own servants slain</text:p>
          </table:table-cell>
          <table:table-cell office:value-type="float" office:value="900">
            <text:p>900</text:p>
          </table:table-cell>
          <table:table-cell/>
          <table:table-cell office:value-type="string">
            <text:p>J.M.Neale et al.</text:p>
          </table:table-cell>
          <table:table-cell office:value-type="string">
            <text:p>The Apostles&amp;apos; hearts were full of pain</text:p>
          </table:table-cell>
          <table:table-cell office:value-type="string">
            <text:p>St. Ambrose(?)</text:p>
          </table:table-cell>
          <table:table-cell office:value-type="string">
            <text:p>Tristes erant Apóstoli</text:p>
          </table:table-cell>
          <table:table-cell table:formula="of:=VLOOKUP([.L81];[.$O$2:.$P$200];2;0)" office:value-type="float" office:value="821">
            <text:p>821</text:p>
          </table:table-cell>
          <table:table-cell/>
          <table:table-cell office:value-type="string">
            <text:p>Tu natále solum prótege, tu bonæ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string">
            <text:p>tu_natale_solum_protege_tu_bonae.php</text:p>
          </table:table-cell>
          <table:table-cell office:value-type="string">
            <text:p>Pope Urban VIII</text:p>
          </table:table-cell>
          <table:table-cell office:value-type="string">
            <text:p>Tu natale solum protege, tu bona</text:p>
          </table:table-cell>
          <table:table-cell office:value-type="float" office:value="611">
            <text:p>611</text:p>
          </table:table-cell>
          <table:table-cell office:value-type="string">
            <text:p>CASWALL, Rev. E. : </text:p>
          </table:table-cell>
          <table:table-cell office:value-type="string">
            <text:p>Protect thy native city, spirit blest</text:p>
          </table:table-cell>
          <table:table-cell office:value-type="float" office:value="611">
            <text:p>611</text:p>
          </table:table-cell>
          <table:table-cell/>
          <table:table-cell office:value-type="string">
            <text:p>Fr. E.Caswall</text:p>
          </table:table-cell>
          <table:table-cell office:value-type="string">
            <text:p>Protect thy native City, Spirit blest!</text:p>
          </table:table-cell>
          <table:table-cell office:value-type="string">
            <text:p>Pope Urban VIII</text:p>
          </table:table-cell>
          <table:table-cell office:value-type="string">
            <text:p>Tu natále solum prótege, tu bonæ</text:p>
          </table:table-cell>
          <table:table-cell table:formula="of:=VLOOKUP([.L82];[.$O$2:.$P$200];2;0)" office:value-type="float" office:value="667">
            <text:p>667</text:p>
          </table:table-cell>
          <table:table-cell/>
          <table:table-cell office:value-type="string">
            <text:p>Tu, Trinitátis Únitas,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tu_trinitatis_unitas.php</text:p>
          </table:table-cell>
          <table:table-cell office:value-type="string">
            <text:p>St. Gregory(?)</text:p>
          </table:table-cell>
          <table:table-cell office:value-type="string">
            <text:p>Tu Trinitatis Unitas</text:p>
          </table:table-cell>
          <table:table-cell office:value-type="float" office:value="536">
            <text:p>536</text:p>
          </table:table-cell>
          <table:table-cell office:value-type="string">
            <text:p>CASWALL, Rev. E. : </text:p>
          </table:table-cell>
          <table:table-cell office:value-type="string">
            <text:p>O thou who lost all nature sway</text:p>
          </table:table-cell>
          <table:table-cell office:value-type="float" office:value="536">
            <text:p>536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! who dost all nature sway,</text:p>
          </table:table-cell>
          <table:table-cell office:value-type="string">
            <text:p>St. Gregory(?)</text:p>
          </table:table-cell>
          <table:table-cell office:value-type="string">
            <text:p>Tu, Trinitátis Únitas,</text:p>
          </table:table-cell>
          <table:table-cell table:formula="of:=VLOOKUP([.L83];[.$O$2:.$P$200];2;0)" office:value-type="float" office:value="193">
            <text:p>193</text:p>
          </table:table-cell>
          <table:table-cell/>
          <table:table-cell office:value-type="string">
            <text:p>Veni, Creátor Spíritus,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veni_creator_spiritus.php</text:p>
          </table:table-cell>
          <table:table-cell office:value-type="string">
            <text:p>St. Gregory(?)</text:p>
          </table:table-cell>
          <table:table-cell office:value-type="string">
            <text:p>Veni, Creátor Spíritus</text:p>
          </table:table-cell>
          <table:table-cell office:value-type="float" office:value="524">
            <text:p>524</text:p>
          </table:table-cell>
          <table:table-cell office:value-type="string">
            <text:p>UNIDENTIFIED:</text:p>
          </table:table-cell>
          <table:table-cell office:value-type="string">
            <text:p>Come, Holy Ghost, Creator,come (17th century)</text:p>
          </table:table-cell>
          <table:table-cell office:value-type="float" office:value="524">
            <text:p>524</text:p>
          </table:table-cell>
          <table:table-cell/>
          <table:table-cell office:value-type="string">
            <text:p>Fr. E.Caswall</text:p>
          </table:table-cell>
          <table:table-cell office:value-type="string">
            <text:p>Come, O Creator Spirit blest!</text:p>
          </table:table-cell>
          <table:table-cell office:value-type="string">
            <text:p>St. Gregory(?)</text:p>
          </table:table-cell>
          <table:table-cell office:value-type="string">
            <text:p>Veni, Creátor Spíritus,</text:p>
          </table:table-cell>
          <table:table-cell table:formula="of:=VLOOKUP([.L84];[.$O$2:.$P$200];2;0)" office:value-type="float" office:value="182">
            <text:p>182</text:p>
          </table:table-cell>
          <table:table-cell/>
          <table:table-cell office:value-type="string">
            <text:p>Verbum supérnum pródiens,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verbum_supernum_prodiens.php</text:p>
          </table:table-cell>
          <table:table-cell office:value-type="string">
            <text:p>St. Aquinas</text:p>
          </table:table-cell>
          <table:table-cell office:value-type="string">
            <text:p>Verbum supernum prodiens</text:p>
          </table:table-cell>
          <table:table-cell office:value-type="float" office:value="547">
            <text:p>547</text:p>
          </table:table-cell>
          <table:table-cell office:value-type="string">
            <text:p>CASWALL, Rev. E. : </text:p>
          </table:table-cell>
          <table:table-cell office:value-type="string">
            <text:p>The Word, descending from above</text:p>
          </table:table-cell>
          <table:table-cell office:value-type="float" office:value="547">
            <text:p>547</text:p>
          </table:table-cell>
          <table:table-cell/>
          <table:table-cell office:value-type="string">
            <text:p>Fr. E.Caswall</text:p>
          </table:table-cell>
          <table:table-cell office:value-type="string">
            <text:p>The Word, descending from above,</text:p>
          </table:table-cell>
          <table:table-cell office:value-type="string">
            <text:p>St. Aquinas</text:p>
          </table:table-cell>
          <table:table-cell office:value-type="string">
            <text:p>Verbum supérnum pródiens,</text:p>
          </table:table-cell>
          <table:table-cell table:formula="of:=VLOOKUP([.L85];[.$O$2:.$P$200];2;0)" office:value-type="float" office:value="205">
            <text:p>205</text:p>
          </table:table-cell>
          <table:table-cell/>
          <table:table-cell office:value-type="string">
            <text:p>Vexílla Christus ínclyta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string">
            <text:p>vexilla_christus_inclyta.php</text:p>
          </table:table-cell>
          <table:table-cell office:value-type="string">
            <text:p>V.Genovesi, SJ (1925)</text:p>
          </table:table-cell>
          <table:table-cell office:value-type="string">
            <text:p>Vexilla Christus inclita</text:p>
          </table:table-cell>
          <table:table-cell table:number-columns-repeated="5"/>
          <table:table-cell office:value-type="string">
            <text:p>Editor et al.</text:p>
          </table:table-cell>
          <table:table-cell office:value-type="string">
            <text:p>Christ’s flag unfurled in glory raised,</text:p>
          </table:table-cell>
          <table:table-cell office:value-type="string">
            <text:p>V.Genovesi, SJ (1925)</text:p>
          </table:table-cell>
          <table:table-cell office:value-type="string">
            <text:p>Vexílla Christus ínclyta</text:p>
          </table:table-cell>
          <table:table-cell table:formula="of:=VLOOKUP([.L86];[.$O$2:.$P$200];2;0)" office:value-type="float" office:value="756">
            <text:p>756</text:p>
          </table:table-cell>
          <table:table-cell/>
          <table:table-cell office:value-type="string">
            <text:p>Vexílla Regis pródeunt: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vexilla_regis_prodeunt.php</text:p>
          </table:table-cell>
          <table:table-cell office:value-type="string">
            <text:p>Venantius Fortunatus</text:p>
          </table:table-cell>
          <table:table-cell office:value-type="string">
            <text:p>Vexilla Regis prodeunt </text:p>
          </table:table-cell>
          <table:table-cell office:value-type="string">
            <text:p>453, 670</text:p>
          </table:table-cell>
          <table:table-cell office:value-type="string">
            <text:p>CASWALL, Rev. E. : </text:p>
          </table:table-cell>
          <table:table-cell office:value-type="string">
            <text:p>Forth comes the standard of the King</text:p>
          </table:table-cell>
          <table:table-cell office:value-type="string">
            <text:p>453, 670</text:p>
          </table:table-cell>
          <table:table-cell/>
          <table:table-cell office:value-type="string">
            <text:p>W.K.Blount</text:p>
          </table:table-cell>
          <table:table-cell office:value-type="string">
            <text:p>Abroad the regal banners fly,</text:p>
          </table:table-cell>
          <table:table-cell office:value-type="string">
            <text:p>Venantius Fortunatus</text:p>
          </table:table-cell>
          <table:table-cell office:value-type="string">
            <text:p>Vexílla Regis pródeunt:</text:p>
          </table:table-cell>
          <table:table-cell table:formula="of:=VLOOKUP([.L87];[.$O$2:.$P$200];2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Athleta Christi nobilis</text:p>
          </table:table-cell>
          <table:table-cell office:value-type="float" office:value="683">
            <text:p>683</text:p>
          </table:table-cell>
          <table:table-cell office:value-type="string">
            <text:p>CASWALL, Rev. E. : </text:p>
          </table:table-cell>
          <table:table-cell office:value-type="string">
            <text:p>Noble champion of the Lord</text:p>
          </table:table-cell>
          <table:table-cell office:value-type="float" office:value="683">
            <text:p>68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Auctor beate saeculi</text:p>
          </table:table-cell>
          <table:table-cell office:value-type="float" office:value="689">
            <text:p>689</text:p>
          </table:table-cell>
          <table:table-cell office:value-type="string">
            <text:p>CASWALL, Rev. E. : </text:p>
          </table:table-cell>
          <table:table-cell office:value-type="string">
            <text:p>Jesu! Creator of the world</text:p>
          </table:table-cell>
          <table:table-cell office:value-type="float" office:value="689">
            <text:p>689</text:p>
          </table:table-cell>
          <table:table-cell table:number-columns-repeated="9"/>
        </table:table-row>
        <table:table-row table:style-name="ro1">
          <table:table-cell office:value-type="string">
            <text:p>aurora_soli_praevia.php</text:p>
          </table:table-cell>
          <table:table-cell office:value-type="string">
            <text:p>Unk. (Modern)</text:p>
          </table:table-cell>
          <table:table-cell office:value-type="string">
            <text:p>Aurora soli praevia</text:p>
          </table:table-cell>
          <table:table-cell office:value-type="float" office:value="624">
            <text:p>624</text:p>
          </table:table-cell>
          <table:table-cell office:value-type="string">
            <text:p>EDITORS :</text:p>
          </table:table-cell>
          <table:table-cell office:value-type="string">
            <text:p>O rosy dawn that dost proclaim</text:p>
          </table:table-cell>
          <table:table-cell office:value-type="float" office:value="624">
            <text:p>624</text:p>
          </table:table-cell>
          <table:table-cell table:number-columns-repeated="9"/>
        </table:table-row>
        <table:table-row table:style-name="ro1">
          <table:table-cell office:value-type="string">
            <text:p>beate_pastor_petre_clemens_accipe.php</text:p>
          </table:table-cell>
          <table:table-cell office:value-type="string">
            <text:p>Elpis (wife of Boethius) </text:p>
          </table:table-cell>
          <table:table-cell office:value-type="string">
            <text:p>Beate pastor Petre, clemens accipe</text:p>
          </table:table-cell>
          <table:table-cell office:value-type="string">
            <text:p>598, 712, 750</text:p>
          </table:table-cell>
          <table:table-cell office:value-type="string">
            <text:p>CASWALL, Rev. E. : </text:p>
          </table:table-cell>
          <table:table-cell office:value-type="string">
            <text:p>Peter, blest shepherd, hearken to our cry</text:p>
          </table:table-cell>
          <table:table-cell office:value-type="string">
            <text:p>598, 712, 750</text:p>
          </table:table-cell>
          <table:table-cell table:number-columns-repeated="9"/>
        </table:table-row>
        <table:table-row table:style-name="ro1">
          <table:table-cell office:value-type="string">
            <text:p>caelestis_agni_nuptias.php</text:p>
          </table:table-cell>
          <table:table-cell office:value-type="string">
            <text:p>Lorenzini (1719)</text:p>
          </table:table-cell>
          <table:table-cell office:value-type="string">
            <text:p>Cœlestis Agni nuptias</text:p>
          </table:table-cell>
          <table:table-cell office:value-type="float" office:value="699">
            <text:p>699</text:p>
          </table:table-cell>
          <table:table-cell office:value-type="string">
            <text:p>CASWALL, Rev. E. : </text:p>
          </table:table-cell>
          <table:table-cell office:value-type="string">
            <text:p>To be the Lamb's celestial bride</text:p>
          </table:table-cell>
          <table:table-cell office:value-type="float" office:value="699">
            <text:p>6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0-15th c.</text:p>
          </table:table-cell>
          <table:table-cell office:value-type="string">
            <text:p>Cœlestis urbs Jerusalem</text:p>
          </table:table-cell>
          <table:table-cell office:value-type="float" office:value="939">
            <text:p>939</text:p>
          </table:table-cell>
          <table:table-cell office:value-type="string">
            <text:p>CASWALL, Rev. E. : </text:p>
          </table:table-cell>
          <table:table-cell office:value-type="string">
            <text:p>Jerusalem, thou city blest</text:p>
          </table:table-cell>
          <table:table-cell office:value-type="float" office:value="939">
            <text:p>9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Cœlitum Joseph decus atque nostræ</text:p>
          </table:table-cell>
          <table:table-cell office:value-type="float" office:value="665">
            <text:p>665</text:p>
          </table:table-cell>
          <table:table-cell office:value-type="string">
            <text:p>EDITORS :</text:p>
          </table:table-cell>
          <table:table-cell office:value-type="string">
            <text:p>Joseph, of heavenly citizens the glory</text:p>
          </table:table-cell>
          <table:table-cell office:value-type="float" office:value="665">
            <text:p>665</text:p>
          </table:table-cell>
          <table:table-cell table:number-columns-repeated="9"/>
        </table:table-row>
        <table:table-row table:style-name="ro1">
          <table:table-cell office:value-type="string">
            <text:p>decora_lux_aeternitatis_auream.php</text:p>
          </table:table-cell>
          <table:table-cell office:value-type="string">
            <text:p>Elpis (wife of Boethius) </text:p>
          </table:table-cell>
          <table:table-cell office:value-type="string">
            <text:p>Decora lux ternitatis auream </text:p>
          </table:table-cell>
          <table:table-cell office:value-type="float" office:value="710">
            <text:p>710</text:p>
          </table:table-cell>
          <table:table-cell office:value-type="string">
            <text:p>HALL, Mgr. Canon L.:</text:p>
          </table:table-cell>
          <table:table-cell office:value-type="string">
            <text:p>The beauteous light , of God's eternal majesty</text:p>
          </table:table-cell>
          <table:table-cell office:value-type="float" office:value="710">
            <text:p>710</text:p>
          </table:table-cell>
          <table:table-cell table:number-columns-repeated="9"/>
        </table:table-row>
        <table:table-row table:style-name="ro1">
          <table:table-cell office:value-type="string">
            <text:p>dum_nocte_pulsa_lucifer.php</text:p>
          </table:table-cell>
          <table:table-cell office:value-type="string">
            <text:p>Unk. 16-18th c.</text:p>
          </table:table-cell>
          <table:table-cell office:value-type="string">
            <text:p>Dum nocte pulsa lucifer</text:p>
          </table:table-cell>
          <table:table-cell office:value-type="float" office:value="682">
            <text:p>682</text:p>
          </table:table-cell>
          <table:table-cell office:value-type="string">
            <text:p>CASWALL, Rev. E. : </text:p>
          </table:table-cell>
          <table:table-cell office:value-type="string">
            <text:p>The golden star of morn</text:p>
          </table:table-cell>
          <table:table-cell office:value-type="float" office:value="682">
            <text:p>682</text:p>
          </table:table-cell>
          <table:table-cell table:number-columns-repeated="9"/>
        </table:table-row>
        <table:table-row table:style-name="ro1">
          <table:table-cell office:value-type="string">
            <text:p>festivis_resonent_compita_vocibus.php</text:p>
          </table:table-cell>
          <table:table-cell office:value-type="string">
            <text:p>Unk. 16-18th c.</text:p>
          </table:table-cell>
          <table:table-cell office:value-type="string">
            <text:p>Festivis resonent compita vocibus</text:p>
          </table:table-cell>
          <table:table-cell office:value-type="float" office:value="718">
            <text:p>718</text:p>
          </table:table-cell>
          <table:table-cell office:value-type="string">
            <text:p>CASWALL, Rev. E. : </text:p>
          </table:table-cell>
          <table:table-cell office:value-type="string">
            <text:p>Forth let the long procession stream</text:p>
          </table:table-cell>
          <table:table-cell office:value-type="float" office:value="718">
            <text:p>718</text:p>
          </table:table-cell>
          <table:table-cell table:number-columns-repeated="9"/>
        </table:table-row>
        <table:table-row table:style-name="ro1">
          <table:table-cell office:value-type="string">
            <text:p>iste_quem_laeti_colimus_fideles.php</text:p>
          </table:table-cell>
          <table:table-cell office:value-type="string">
            <text:p>Unk. 16-18th c.</text:p>
          </table:table-cell>
          <table:table-cell office:value-type="string">
            <text:p>Iste quem laeti colimus fideles</text:p>
          </table:table-cell>
          <table:table-cell office:value-type="float" office:value="642">
            <text:p>642</text:p>
          </table:table-cell>
          <table:table-cell office:value-type="string">
            <text:p>CASWALL, Rev. E. : </text:p>
          </table:table-cell>
          <table:table-cell office:value-type="string">
            <text:p>Worshipped throughout the Church to earth's far ends</text:p>
          </table:table-cell>
          <table:table-cell office:value-type="float" office:value="642">
            <text:p>6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. Bernard</text:p>
          </table:table-cell>
          <table:table-cell office:value-type="string">
            <text:p>Lux alma Jesu mentium </text:p>
          </table:table-cell>
          <table:table-cell office:value-type="float" office:value="756">
            <text:p>756</text:p>
          </table:table-cell>
          <table:table-cell office:value-type="string">
            <text:p>CASWALL, Rev. E. : </text:p>
          </table:table-cell>
          <table:table-cell office:value-type="string">
            <text:p>Light of the soul, O Saviour blest</text:p>
          </table:table-cell>
          <table:table-cell office:value-type="float" office:value="756">
            <text:p>75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Urban VIII</text:p>
          </table:table-cell>
          <table:table-cell office:value-type="string">
            <text:p>Martina celebri plaudite nomini</text:p>
          </table:table-cell>
          <table:table-cell office:value-type="float" office:value="610">
            <text:p>610</text:p>
          </table:table-cell>
          <table:table-cell office:value-type="string">
            <text:p>CASWALL, Rev. E. : </text:p>
          </table:table-cell>
          <table:table-cell office:value-type="string">
            <text:p>Hear thou with joy, O Rome, Martina's name</text:p>
          </table:table-cell>
          <table:table-cell office:value-type="float" office:value="610">
            <text:p>610</text:p>
          </table:table-cell>
          <table:table-cell table:number-columns-repeated="9"/>
        </table:table-row>
        <table:table-row table:style-name="ro1">
          <table:table-cell office:value-type="string">
            <text:p>martyr_dei_venantius.php</text:p>
          </table:table-cell>
          <table:table-cell office:value-type="string">
            <text:p>Unk. 16-18th c.</text:p>
          </table:table-cell>
          <table:table-cell office:value-type="string">
            <text:p>Martyr Dei Venantius</text:p>
          </table:table-cell>
          <table:table-cell office:value-type="float" office:value="681">
            <text:p>681</text:p>
          </table:table-cell>
          <table:table-cell office:value-type="string">
            <text:p>CASWALL, Rev. E. : </text:p>
          </table:table-cell>
          <table:table-cell office:value-type="string">
            <text:p>Unconquered martyr of his God</text:p>
          </table:table-cell>
          <table:table-cell office:value-type="float" office:value="681">
            <text:p>681</text:p>
          </table:table-cell>
          <table:table-cell table:number-columns-repeated="9"/>
        </table:table-row>
        <table:table-row table:style-name="ro1">
          <table:table-cell office:value-type="string">
            <text:p>matris_sub_almae_numine.php</text:p>
          </table:table-cell>
          <table:table-cell office:value-type="string">
            <text:p>Unk.</text:p>
          </table:table-cell>
          <table:table-cell office:value-type="string">
            <text:p>Matris sub alma numine</text:p>
          </table:table-cell>
          <table:table-cell office:value-type="float" office:value="631">
            <text:p>631</text:p>
          </table:table-cell>
          <table:table-cell office:value-type="string">
            <text:p>UNIDENTIFIED:</text:p>
          </table:table-cell>
          <table:table-cell office:value-type="string">
            <text:p>By Mary's inspiration led</text:p>
          </table:table-cell>
          <table:table-cell office:value-type="float" office:value="631">
            <text:p>6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lpis (wife of Boethius) </text:p>
          </table:table-cell>
          <table:table-cell office:value-type="string">
            <text:p>Miris modis repente liber ferrea </text:p>
          </table:table-cell>
          <table:table-cell office:value-type="float" office:value="748">
            <text:p>748</text:p>
          </table:table-cell>
          <table:table-cell office:value-type="string">
            <text:p>CASWALL, Rev. E. : </text:p>
          </table:table-cell>
          <table:table-cell office:value-type="string">
            <text:p>The Lord commands, and lo ! his iron chains</text:p>
          </table:table-cell>
          <table:table-cell office:value-type="float" office:value="748">
            <text:p>748</text:p>
          </table:table-cell>
          <table:table-cell table:number-columns-repeated="9"/>
        </table:table-row>
        <table:table-row table:style-name="ro1">
          <table:table-cell office:value-type="string">
            <text:p>nullis_te_genitor_blanditiis_trahit.php</text:p>
          </table:table-cell>
          <table:table-cell office:value-type="string">
            <text:p>Pope Urban VIII</text:p>
          </table:table-cell>
          <table:table-cell office:value-type="string">
            <text:p>Nullis to genitor blanditiis trahit</text:p>
          </table:table-cell>
          <table:table-cell office:value-type="float" office:value="658">
            <text:p>658</text:p>
          </table:table-cell>
          <table:table-cell office:value-type="string">
            <text:p>CASWALL, Rev. E. : </text:p>
          </table:table-cell>
          <table:table-cell office:value-type="string">
            <text:p>From the truth thy soul to turn </text:p>
          </table:table-cell>
          <table:table-cell office:value-type="float" office:value="658">
            <text:p>658</text:p>
          </table:table-cell>
          <table:table-cell table:number-columns-repeated="9"/>
        </table:table-row>
        <table:table-row table:style-name="ro1">
          <table:table-cell office:value-type="string">
            <text:p>o_nimis_felix_meritique_celsi.php</text:p>
          </table:table-cell>
          <table:table-cell office:value-type="string">
            <text:p>Paul the Deacon</text:p>
          </table:table-cell>
          <table:table-cell office:value-type="string">
            <text:p>O nimis felix meritique celsi</text:p>
          </table:table-cell>
          <table:table-cell office:value-type="float" office:value="704">
            <text:p>704</text:p>
          </table:table-cell>
          <table:table-cell office:value-type="string">
            <text:p>CASWALL, Rev. E. : </text:p>
          </table:table-cell>
          <table:table-cell office:value-type="string">
            <text:p>Blessed Saint, of snow-white purity </text:p>
          </table:table-cell>
          <table:table-cell office:value-type="float" office:value="704">
            <text:p>704</text:p>
          </table:table-cell>
          <table:table-cell table:number-columns-repeated="9"/>
        </table:table-row>
        <table:table-row table:style-name="ro1">
          <table:table-cell office:value-type="string">
            <text:p>omnis_expertem_maculae_mariam.php</text:p>
          </table:table-cell>
          <table:table-cell office:value-type="string">
            <text:p>Unk. (Modern)</text:p>
          </table:table-cell>
          <table:table-cell office:value-type="string">
            <text:p>Omnis expertem maculae Mariam </text:p>
          </table:table-cell>
          <table:table-cell office:value-type="float" office:value="627">
            <text:p>627</text:p>
          </table:table-cell>
          <table:table-cell office:value-type="string">
            <text:p>EDITORS :</text:p>
          </table:table-cell>
          <table:table-cell office:value-type="string">
            <text:p>Lo! Mary is exempt from stain of sin</text:p>
          </table:table-cell>
          <table:table-cell office:value-type="float" office:value="627">
            <text:p>62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ard. R. Bellarmine</text:p>
          </table:table-cell>
          <table:table-cell office:value-type="string">
            <text:p>Pater superni luminis</text:p>
          </table:table-cell>
          <table:table-cell office:value-type="float" office:value="740">
            <text:p>740</text:p>
          </table:table-cell>
          <table:table-cell office:value-type="string">
            <text:p>CASWALL, Rev. E. : </text:p>
          </table:table-cell>
          <table:table-cell office:value-type="string">
            <text:p>Father of lights, one glance of thine </text:p>
          </table:table-cell>
          <table:table-cell office:value-type="float" office:value="740">
            <text:p>7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rudentius</text:p>
          </table:table-cell>
          <table:table-cell office:value-type="string">
            <text:p>Quicumque Christum quæritis </text:p>
          </table:table-cell>
          <table:table-cell office:value-type="float" office:value="755">
            <text:p>755</text:p>
          </table:table-cell>
          <table:table-cell office:value-type="string">
            <text:p>CASWALL, Rev. E. : </text:p>
          </table:table-cell>
          <table:table-cell office:value-type="string">
            <text:p>All ye who seek in hope and love</text:p>
          </table:table-cell>
          <table:table-cell office:value-type="float" office:value="755">
            <text:p>755</text:p>
          </table:table-cell>
          <table:table-cell table:number-columns-repeated="9"/>
        </table:table-row>
        <table:table-row table:style-name="ro1">
          <table:table-cell office:value-type="string">
            <text:p>quodcumque_in_orbe_nexibus_revinxeris.php</text:p>
          </table:table-cell>
          <table:table-cell office:value-type="string">
            <text:p>Paulinus of Aquileia</text:p>
          </table:table-cell>
          <table:table-cell office:value-type="string">
            <text:p>Quodcumque in orbe nexibus revinxeris</text:p>
          </table:table-cell>
          <table:table-cell office:value-type="float" office:value="596">
            <text:p>596</text:p>
          </table:table-cell>
          <table:table-cell office:value-type="string">
            <text:p>CASWALL, Rev. E. : </text:p>
          </table:table-cell>
          <table:table-cell office:value-type="string">
            <text:p>Peter, whatever thou shalt bind on earth</text:p>
          </table:table-cell>
          <table:table-cell office:value-type="float" office:value="596">
            <text:p>596</text:p>
          </table:table-cell>
          <table:table-cell table:number-columns-repeated="9"/>
        </table:table-row>
        <table:table-row table:style-name="ro1">
          <table:table-cell office:value-type="string">
            <text:p>regali_solio_fortis_iberiae.php</text:p>
          </table:table-cell>
          <table:table-cell office:value-type="string">
            <text:p>Pope Urban VIII</text:p>
          </table:table-cell>
          <table:table-cell office:value-type="string">
            <text:p>Regali solio fortis Iberiæ</text:p>
          </table:table-cell>
          <table:table-cell office:value-type="float" office:value="657">
            <text:p>657</text:p>
          </table:table-cell>
          <table:table-cell office:value-type="string">
            <text:p>CASWALL, Rev. E. : </text:p>
          </table:table-cell>
          <table:table-cell office:value-type="string">
            <text:p>Glory of Iberia's throne</text:p>
          </table:table-cell>
          <table:table-cell office:value-type="float" office:value="657">
            <text:p>657</text:p>
          </table:table-cell>
          <table:table-cell table:number-columns-repeated="9"/>
        </table:table-row>
        <table:table-row table:style-name="ro2">
          <table:table-cell office:value-type="string">
            <text:p>salvete_christi_vulnera.php</text:p>
          </table:table-cell>
          <table:table-cell office:value-type="string">
            <text:p>Unk. 16-18th c.</text:p>
          </table:table-cell>
          <table:table-cell office:value-type="string">
            <text:p>Salvete Christi vulnera</text:p>
          </table:table-cell>
          <table:table-cell office:value-type="float" office:value="721">
            <text:p>721</text:p>
          </table:table-cell>
          <table:table-cell office:value-type="string">
            <text:p>CASWALL, Rev. E. : </text:p>
          </table:table-cell>
          <table:table-cell office:value-type="string">
            <text:p>Hail, wounds! which through eternal years</text:p>
          </table:table-cell>
          <table:table-cell office:value-type="float" office:value="721">
            <text:p>721</text:p>
          </table:table-cell>
          <table:table-cell table:number-columns-repeated="9"/>
        </table:table-row>
        <table:table-row table:style-name="ro1">
          <table:table-cell office:value-type="string">
            <text:p>sic_patres_vitam_peragunt_in_umbra.php</text:p>
          </table:table-cell>
          <table:table-cell office:value-type="string">
            <text:p>Unk.</text:p>
          </table:table-cell>
          <table:table-cell office:value-type="string">
            <text:p>Sic patres vitam peragunt in umbra</text:p>
          </table:table-cell>
          <table:table-cell office:value-type="float" office:value="629">
            <text:p>629</text:p>
          </table:table-cell>
          <table:table-cell office:value-type="string">
            <text:p>PAUL, C. KEGAN :</text:p>
          </table:table-cell>
          <table:table-cell office:value-type="string">
            <text:p>The fathers lived a life in shade</text:p>
          </table:table-cell>
          <table:table-cell office:value-type="float" office:value="629">
            <text:p>62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Innocent III</text:p>
          </table:table-cell>
          <table:table-cell office:value-type="string">
            <text:p>Stabat Mater dolorasa</text:p>
          </table:table-cell>
          <table:table-cell office:value-type="float" office:value="650">
            <text:p>650</text:p>
          </table:table-cell>
          <table:table-cell office:value-type="string">
            <text:p>CASWALL, Rev. E. : </text:p>
          </table:table-cell>
          <table:table-cell office:value-type="string">
            <text:p>At the Cross her station keeping </text:p>
          </table:table-cell>
          <table:table-cell office:value-type="float" office:value="650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. Odo of Cluny</text:p>
          </table:table-cell>
          <table:table-cell office:value-type="string">
            <text:p>Summi Parentis Unice </text:p>
          </table:table-cell>
          <table:table-cell office:value-type="float" office:value="741">
            <text:p>741</text:p>
          </table:table-cell>
          <table:table-cell office:value-type="string">
            <text:p>CASWALL, Rev. E. : </text:p>
          </table:table-cell>
          <table:table-cell office:value-type="string">
            <text:p>Son of the Highest, deign to cast</text:p>
          </table:table-cell>
          <table:table-cell office:value-type="float" office:value="741">
            <text:p>741</text:p>
          </table:table-cell>
          <table:table-cell table:number-columns-repeated="9"/>
        </table:table-row>
        <table:table-row table:style-name="ro1">
          <table:table-cell office:value-type="string">
            <text:p>te_joseph_celebrent_agmina_caelitum.php</text:p>
          </table:table-cell>
          <table:table-cell office:value-type="string">
            <text:p>Unk. 16-18th c.</text:p>
          </table:table-cell>
          <table:table-cell office:value-type="string">
            <text:p>Te Joseph célebrent agmina cœlitum</text:p>
          </table:table-cell>
          <table:table-cell office:value-type="float" office:value="640">
            <text:p>640</text:p>
          </table:table-cell>
          <table:table-cell office:value-type="string">
            <text:p>CASWALL, Rev. E. : </text:p>
          </table:table-cell>
          <table:table-cell office:value-type="string">
            <text:p>Joseph, pure spouse of that immortal bride</text:p>
          </table:table-cell>
          <table:table-cell office:value-type="float" office:value="640">
            <text:p>640</text:p>
          </table:table-cell>
          <table:table-cell table:number-columns-repeated="9"/>
        </table:table-row>
        <table:table-row table:style-name="ro1">
          <table:table-cell office:value-type="string">
            <text:p>ut_queant_laxis_resonare_fibris.php</text:p>
          </table:table-cell>
          <table:table-cell office:value-type="string">
            <text:p>Paul the Deacon</text:p>
          </table:table-cell>
          <table:table-cell office:value-type="string">
            <text:p>Ut queant Taxis resonare fibris</text:p>
          </table:table-cell>
          <table:table-cell office:value-type="float" office:value="703">
            <text:p>703</text:p>
          </table:table-cell>
          <table:table-cell office:value-type="string">
            <text:p>CASWALL, Rev. E. : </text:p>
          </table:table-cell>
          <table:table-cell office:value-type="string">
            <text:p>Unloose, great Baptist, our sin-fettered lips</text:p>
          </table:table-cell>
          <table:table-cell office:value-type="float" office:value="703">
            <text:p>7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Innocent III</text:p>
          </table:table-cell>
          <table:table-cell office:value-type="string">
            <text:p>Virgo virginum praeclara </text:p>
          </table:table-cell>
          <table:table-cell office:value-type="float" office:value="652">
            <text:p>652</text:p>
          </table:table-cell>
          <table:table-cell office:value-type="string">
            <text:p>CASWALL, Rev. E. : </text:p>
          </table:table-cell>
          <table:table-cell office:value-type="string">
            <text:p>Virgin of all virgins best</text:p>
          </table:table-cell>
          <table:table-cell office:value-type="float" office:value="652">
            <text:p>652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TRANS</text:p>
          </table:table-cell>
          <table:table-cell office:value-type="string">
            <text:p>ENGLISH</text:p>
          </table:table-cell>
          <table:table-cell office:value-type="string">
            <text:p>AUTHOR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a_solis_ortus_cardine.php</text:p>
          </table:table-cell>
          <table:table-cell office:value-type="string">
            <text:p>Fr. E.Caswall</text:p>
          </table:table-cell>
          <table:table-cell office:value-type="string">
            <text:p>From the far-blazing gate of morn</text:p>
          </table:table-cell>
          <table:table-cell office:value-type="string">
            <text:p>Sedulius</text:p>
          </table:table-cell>
          <table:table-cell office:value-type="string">
            <text:p>A solis ortus cárdine</text:p>
          </table:table-cell>
        </table:table-row>
        <table:table-row table:style-name="ro1">
          <table:table-cell office:value-type="string">
            <text:p>ad_regias_agni_dapes.php</text:p>
          </table:table-cell>
          <table:table-cell office:value-type="string">
            <text:p>Fr. E.Caswall</text:p>
          </table:table-cell>
          <table:table-cell office:value-type="string">
            <text:p>Hail, victor Christ! hail risen King</text:p>
          </table:table-cell>
          <table:table-cell office:value-type="string">
            <text:p>St. Ambrose(?)</text:p>
          </table:table-cell>
          <table:table-cell office:value-type="string">
            <text:p>Ad régias Agni dapes,</text:p>
          </table:table-cell>
        </table:table-row>
        <table:table-row table:style-name="ro1">
          <table:table-cell office:value-type="string">
            <text:p>aeterna_caeli_gloria.php</text:p>
          </table:table-cell>
          <table:table-cell office:value-type="string">
            <text:p>Fr. E.Caswall</text:p>
          </table:table-cell>
          <table:table-cell office:value-type="string">
            <text:p>Eternal Glory of the heavens!</text:p>
          </table:table-cell>
          <table:table-cell office:value-type="string">
            <text:p>St. Ambrose(?)</text:p>
          </table:table-cell>
          <table:table-cell office:value-type="string">
            <text:p>Ætérna cæli glória,</text:p>
          </table:table-cell>
        </table:table-row>
        <table:table-row table:style-name="ro1">
          <table:table-cell office:value-type="string">
            <text:p>aeterne_rerum_conditor.php</text:p>
          </table:table-cell>
          <table:table-cell office:value-type="string">
            <text:p>Fr. E.Caswall</text:p>
          </table:table-cell>
          <table:table-cell office:value-type="string">
            <text:p>Dread Framer of the earth and sky!</text:p>
          </table:table-cell>
          <table:table-cell office:value-type="string">
            <text:p>St. Ambrose</text:p>
          </table:table-cell>
          <table:table-cell office:value-type="string">
            <text:p>Ætérne rerum Cónditor,</text:p>
          </table:table-cell>
        </table:table-row>
        <table:table-row table:style-name="ro1">
          <table:table-cell office:value-type="string">
            <text:p>ales_diei_nutius.php</text:p>
          </table:table-cell>
          <table:table-cell office:value-type="string">
            <text:p>Fr. E.Caswall</text:p>
          </table:table-cell>
          <table:table-cell office:value-type="string">
            <text:p>Now, while the herald bird of day</text:p>
          </table:table-cell>
          <table:table-cell office:value-type="string">
            <text:p>Prudentius</text:p>
          </table:table-cell>
          <table:table-cell office:value-type="string">
            <text:p>Ales diéi nútius</text:p>
          </table:table-cell>
        </table:table-row>
        <table:table-row table:style-name="ro1">
          <table:table-cell office:value-type="string">
            <text:p>alto_ex_olympi_vertice.php</text:p>
          </table:table-cell>
          <table:table-cell office:value-type="string">
            <text:p>Fr. E.Caswall</text:p>
          </table:table-cell>
          <table:table-cell office:value-type="string">
            <text:p>From highest heav’n, the Father’s Son,</text:p>
          </table:table-cell>
          <table:table-cell office:value-type="string">
            <text:p>Unk. 10-15th c.</text:p>
          </table:table-cell>
          <table:table-cell office:value-type="string">
            <text:p>Alto ex Olympi vértice</text:p>
          </table:table-cell>
        </table:table-row>
        <table:table-row table:style-name="ro1">
          <table:table-cell office:value-type="string">
            <text:p>audi_benigne_conditor.php</text:p>
          </table:table-cell>
          <table:table-cell office:value-type="string">
            <text:p>Fr. E.Caswall</text:p>
          </table:table-cell>
          <table:table-cell office:value-type="string">
            <text:p>Thou loving Maker of mankind,</text:p>
          </table:table-cell>
          <table:table-cell office:value-type="string">
            <text:p>St. Gregory</text:p>
          </table:table-cell>
          <table:table-cell office:value-type="string">
            <text:p>Audi, benígne Cónditor,</text:p>
          </table:table-cell>
        </table:table-row>
        <table:table-row table:style-name="ro1">
          <table:table-cell office:value-type="string">
            <text:p>aurora_caelum_purpurat.php</text:p>
          </table:table-cell>
          <table:table-cell office:value-type="string">
            <text:p>Fr. E.Caswall</text:p>
          </table:table-cell>
          <table:table-cell office:value-type="string">
            <text:p>The dawn was purpling o’er the sky;</text:p>
          </table:table-cell>
          <table:table-cell office:value-type="string">
            <text:p>St. Ambrose(?)</text:p>
          </table:table-cell>
          <table:table-cell office:value-type="string">
            <text:p>Auróra cælum púrpurat,</text:p>
          </table:table-cell>
        </table:table-row>
        <table:table-row table:style-name="ro1">
          <table:table-cell office:value-type="string">
            <text:p>aurora_jam_spargit_polum.php</text:p>
          </table:table-cell>
          <table:table-cell office:value-type="string">
            <text:p>Fr. E.Caswall</text:p>
          </table:table-cell>
          <table:table-cell office:value-type="string">
            <text:p>The dawn is sprinkling in the east</text:p>
          </table:table-cell>
          <table:table-cell office:value-type="string">
            <text:p>St. Ambrose(?)</text:p>
          </table:table-cell>
          <table:table-cell office:value-type="string">
            <text:p>Auróra jam spargit polum:</text:p>
          </table:table-cell>
        </table:table-row>
        <table:table-row table:style-name="ro1">
          <table:table-cell office:value-type="string">
            <text:p>ave_maris_stella.php</text:p>
          </table:table-cell>
          <table:table-cell office:value-type="string">
            <text:p>Fr. E.Caswall</text:p>
          </table:table-cell>
          <table:table-cell office:value-type="string">
            <text:p>Hail thou Star of ocean!</text:p>
          </table:table-cell>
          <table:table-cell office:value-type="string">
            <text:p>Unk. 6-9th c.</text:p>
          </table:table-cell>
          <table:table-cell office:value-type="string">
            <text:p>Ave, maris stella,</text:p>
          </table:table-cell>
        </table:table-row>
        <table:table-row table:style-name="ro1">
          <table:table-cell office:value-type="string">
            <text:p>beata_nobis_gaudia.php</text:p>
          </table:table-cell>
          <table:table-cell office:value-type="string">
            <text:p>Fr. E.Caswall</text:p>
          </table:table-cell>
          <table:table-cell office:value-type="string">
            <text:p>Again the slowly circling year</text:p>
          </table:table-cell>
          <table:table-cell office:value-type="string">
            <text:p>St. Hilary</text:p>
          </table:table-cell>
          <table:table-cell office:value-type="string">
            <text:p>Beáta nobis gáudia</text:p>
          </table:table-cell>
        </table:table-row>
        <table:table-row table:style-name="ro1">
          <table:table-cell office:value-type="string">
            <text:p>caelestis_urbs_jerusalem.php</text:p>
          </table:table-cell>
          <table:table-cell office:value-type="string">
            <text:p>Fr. E.Caswall</text:p>
          </table:table-cell>
          <table:table-cell office:value-type="string">
            <text:p>Jerusalem, them City blest!</text:p>
          </table:table-cell>
          <table:table-cell office:value-type="string">
            <text:p>Thomas Ricchini</text:p>
          </table:table-cell>
          <table:table-cell office:value-type="string">
            <text:p>Cæléstis urbs Jerúsalem,</text:p>
          </table:table-cell>
        </table:table-row>
        <table:table-row table:style-name="ro1">
          <table:table-cell office:value-type="string">
            <text:p>caeli_deus_sanctissime.php</text:p>
          </table:table-cell>
          <table:table-cell office:value-type="string">
            <text:p>Fr. E.Caswall</text:p>
          </table:table-cell>
          <table:table-cell office:value-type="string">
            <text:p>Lord of eternal purity!</text:p>
          </table:table-cell>
          <table:table-cell office:value-type="string">
            <text:p>St. Ambrose(?)</text:p>
          </table:table-cell>
          <table:table-cell office:value-type="string">
            <text:p>Cæli Deus sanctíssime,</text:p>
          </table:table-cell>
        </table:table-row>
        <table:table-row table:style-name="ro1">
          <table:table-cell office:value-type="string">
            <text:p>cor_arca_legem_continens.php</text:p>
          </table:table-cell>
          <table:table-cell office:value-type="string">
            <text:p>Fr. E.Caswall</text:p>
          </table:table-cell>
          <table:table-cell office:value-type="string">
            <text:p>Ark of the Covenant! not that</text:p>
          </table:table-cell>
          <table:table-cell office:value-type="string">
            <text:p>Unk. 16-18th c.</text:p>
          </table:table-cell>
          <table:table-cell office:value-type="string">
            <text:p>Cor, arca legem cóntinens</text:p>
          </table:table-cell>
        </table:table-row>
        <table:table-row table:style-name="ro1">
          <table:table-cell office:value-type="string">
            <text:p>creator_alme_siderum.php</text:p>
          </table:table-cell>
          <table:table-cell office:value-type="string">
            <text:p>Fr. E.Caswall</text:p>
          </table:table-cell>
          <table:table-cell office:value-type="string">
            <text:p>Dear Maker of the starry skies!</text:p>
          </table:table-cell>
          <table:table-cell office:value-type="string">
            <text:p>St. Ambrose(?)</text:p>
          </table:table-cell>
          <table:table-cell office:value-type="string">
            <text:p>Creátor alme síderum,</text:p>
          </table:table-cell>
        </table:table-row>
        <table:table-row table:style-name="ro1">
          <table:table-cell office:value-type="string">
            <text:p>crudelis_herodes_deum.php</text:p>
          </table:table-cell>
          <table:table-cell office:value-type="string">
            <text:p>Fr. E.Caswall</text:p>
          </table:table-cell>
          <table:table-cell office:value-type="string">
            <text:p>O cruel Herod! why thus fear</text:p>
          </table:table-cell>
          <table:table-cell office:value-type="string">
            <text:p>Sedulius</text:p>
          </table:table-cell>
          <table:table-cell office:value-type="string">
            <text:p>Crudélis Heródes, Deum</text:p>
          </table:table-cell>
        </table:table-row>
        <table:table-row table:style-name="ro1">
          <table:table-cell office:value-type="string">
            <text:p>deus_tuorum_militum.php</text:p>
          </table:table-cell>
          <table:table-cell office:value-type="string">
            <text:p>Fr. E.Caswall</text:p>
          </table:table-cell>
          <table:table-cell office:value-type="string">
            <text:p>O Thou, of all thy warriors Lord,</text:p>
          </table:table-cell>
          <table:table-cell office:value-type="string">
            <text:p>Ambrosian (Old)</text:p>
          </table:table-cell>
          <table:table-cell office:value-type="string">
            <text:p>Deus, tuórum mílitum</text:p>
          </table:table-cell>
        </table:table-row>
        <table:table-row table:style-name="ro1">
          <table:table-cell office:value-type="string">
            <text:p>domare_cordis_impetus_elisabeth.php</text:p>
          </table:table-cell>
          <table:table-cell office:value-type="string">
            <text:p>Fr. E.Caswall</text:p>
          </table:table-cell>
          <table:table-cell office:value-type="string">
            <text:p>Pure, meek, with soul serene,</text:p>
          </table:table-cell>
          <table:table-cell office:value-type="string">
            <text:p>Pope Urban VIII</text:p>
          </table:table-cell>
          <table:table-cell office:value-type="string">
            <text:p>Domare cordis ímpetus Elisabeth</text:p>
          </table:table-cell>
        </table:table-row>
        <table:table-row table:style-name="ro1">
          <table:table-cell office:value-type="string">
            <text:p>ecce_jam_noctis_tenuatur_umbra.php</text:p>
          </table:table-cell>
          <table:table-cell office:value-type="string">
            <text:p>Fr. E.Caswall</text:p>
          </table:table-cell>
          <table:table-cell office:value-type="string">
            <text:p>Lo, fainter now lie spread the shades of night,</text:p>
          </table:table-cell>
          <table:table-cell office:value-type="string">
            <text:p>St. Gregory</text:p>
          </table:table-cell>
          <table:table-cell office:value-type="string">
            <text:p>Ecce jam noctis tenuátur umbra,</text:p>
          </table:table-cell>
        </table:table-row>
        <table:table-row table:style-name="ro1">
          <table:table-cell office:value-type="string">
            <text:p>egregie_doctor_paule_mores_instrue.php</text:p>
          </table:table-cell>
          <table:table-cell office:value-type="string">
            <text:p>Fr. E.Caswall</text:p>
          </table:table-cell>
          <table:table-cell office:value-type="string">
            <text:p>Lead us, great teacher Paul, in wisdom’s ways,</text:p>
          </table:table-cell>
          <table:table-cell office:value-type="string">
            <text:p>Elpis (Wife of Boethius)</text:p>
          </table:table-cell>
          <table:table-cell office:value-type="string">
            <text:p>Egregie Doctor, Paule mores ínstrue,</text:p>
          </table:table-cell>
        </table:table-row>
        <table:table-row table:style-name="ro1">
          <table:table-cell office:value-type="string">
            <text:p>en_clara_vox_redarguit.php</text:p>
          </table:table-cell>
          <table:table-cell office:value-type="string">
            <text:p>Fr. E.Caswall</text:p>
          </table:table-cell>
          <table:table-cell office:value-type="string">
            <text:p>Hark! an awful voice is sounding;</text:p>
          </table:table-cell>
          <table:table-cell office:value-type="string">
            <text:p>Ambrosian (Old)</text:p>
          </table:table-cell>
          <table:table-cell office:value-type="string">
            <text:p>En clara vox redárguit</text:p>
          </table:table-cell>
        </table:table-row>
        <table:table-row table:style-name="ro1">
          <table:table-cell office:value-type="string">
            <text:p>en_ut_superba_criminum.php</text:p>
          </table:table-cell>
          <table:table-cell office:value-type="string">
            <text:p>Fr. E.Caswall</text:p>
          </table:table-cell>
          <table:table-cell office:value-type="string">
            <text:p>Lo! how the savage crew</text:p>
          </table:table-cell>
          <table:table-cell office:value-type="string">
            <text:p>Unk. 16-18th c.</text:p>
          </table:table-cell>
          <table:table-cell office:value-type="string">
            <text:p>En, ut supérba críminum</text:p>
          </table:table-cell>
        </table:table-row>
        <table:table-row table:style-name="ro1">
          <table:table-cell office:value-type="string">
            <text:p>exsultet_orbis_gaudiis.php</text:p>
          </table:table-cell>
          <table:table-cell office:value-type="string">
            <text:p>Fr. E.Caswall</text:p>
          </table:table-cell>
          <table:table-cell office:value-type="string">
            <text:p>Now let the earth with joy resound,</text:p>
          </table:table-cell>
          <table:table-cell office:value-type="string">
            <text:p>Unk. 10-15th c.</text:p>
          </table:table-cell>
          <table:table-cell office:value-type="string">
            <text:p>Exsúltet orbis gáudiis,</text:p>
          </table:table-cell>
        </table:table-row>
        <table:table-row table:style-name="ro1">
          <table:table-cell office:value-type="string">
            <text:p>fortem_virili_pectore.php</text:p>
          </table:table-cell>
          <table:table-cell office:value-type="string">
            <text:p>Fr. E.Caswall</text:p>
          </table:table-cell>
          <table:table-cell office:value-type="string">
            <text:p>Laud we the Saint most sweet</text:p>
          </table:table-cell>
          <table:table-cell office:value-type="string">
            <text:p>Card. Silvio Antoniano</text:p>
          </table:table-cell>
          <table:table-cell office:value-type="string">
            <text:p>Fortem viríli péctore</text:p>
          </table:table-cell>
        </table:table-row>
        <table:table-row table:style-name="ro1">
          <table:table-cell office:value-type="string">
            <text:p>hominis_superne_conditor.php</text:p>
          </table:table-cell>
          <table:table-cell office:value-type="string">
            <text:p>Fr. E.Caswall</text:p>
          </table:table-cell>
          <table:table-cell office:value-type="string">
            <text:p>Maker of men! who First and sole,</text:p>
          </table:table-cell>
          <table:table-cell office:value-type="string">
            <text:p>St. Gregory(?)</text:p>
          </table:table-cell>
          <table:table-cell office:value-type="string">
            <text:p>Hóminis supérne Cónditor,</text:p>
          </table:table-cell>
        </table:table-row>
        <table:table-row table:style-name="ro1">
          <table:table-cell office:value-type="string">
            <text:p>immense_caeli_conditor.php</text:p>
          </table:table-cell>
          <table:table-cell office:value-type="string">
            <text:p>Fr. E.Caswall</text:p>
          </table:table-cell>
          <table:table-cell office:value-type="string">
            <text:p>Lord of immensity sublime!</text:p>
          </table:table-cell>
          <table:table-cell office:value-type="string">
            <text:p>St. Gregory(?)</text:p>
          </table:table-cell>
          <table:table-cell office:value-type="string">
            <text:p>Imménse cæli Cónditor,</text:p>
          </table:table-cell>
        </table:table-row>
        <table:table-row table:style-name="ro1">
          <table:table-cell office:value-type="string">
            <text:p>invicte_martyr_unicum.php</text:p>
          </table:table-cell>
          <table:table-cell office:value-type="string">
            <text:p>Fr. E.Caswall</text:p>
          </table:table-cell>
          <table:table-cell office:value-type="string">
            <text:p>Martyr of unconquer'd might!</text:p>
          </table:table-cell>
          <table:table-cell office:value-type="string">
            <text:p>Unk. 10-15th c.</text:p>
          </table:table-cell>
          <table:table-cell office:value-type="string">
            <text:p>Invícte Martyr, únicum</text:p>
          </table:table-cell>
        </table:table-row>
        <table:table-row table:style-name="ro1">
          <table:table-cell office:value-type="string">
            <text:p>iste_confessor_domini_colentes.php</text:p>
          </table:table-cell>
          <table:table-cell office:value-type="string">
            <text:p>Cento, The Hymner (1905)</text:p>
          </table:table-cell>
          <table:table-cell office:value-type="string">
            <text:p>This is the Confessor of the Lord, whose triumph</text:p>
          </table:table-cell>
          <table:table-cell office:value-type="string">
            <text:p>Ambrosian (Mediaeval)</text:p>
          </table:table-cell>
          <table:table-cell office:value-type="string">
            <text:p>Iste Conféssor Dómini coléntes,</text:p>
          </table:table-cell>
        </table:table-row>
        <table:table-row table:style-name="ro1">
          <table:table-cell office:value-type="string">
            <text:p>jam_lucis_orto_sidere.php</text:p>
          </table:table-cell>
          <table:table-cell office:value-type="string">
            <text:p>A.G.McDougall</text:p>
          </table:table-cell>
          <table:table-cell office:value-type="string">
            <text:p>Now in the sun’s new dawning ray,</text:p>
          </table:table-cell>
          <table:table-cell office:value-type="string">
            <text:p>Ambrosian (Old)</text:p>
          </table:table-cell>
          <table:table-cell office:value-type="string">
            <text:p>Jam lucis orto sídere,</text:p>
          </table:table-cell>
        </table:table-row>
        <table:table-row table:style-name="ro1">
          <table:table-cell office:value-type="string">
            <text:p>jam_sol_recedit_igneus.php</text:p>
          </table:table-cell>
          <table:table-cell office:value-type="string">
            <text:p>Fr. E.Caswall</text:p>
          </table:table-cell>
          <table:table-cell office:value-type="string">
            <text:p>Now doth the fiery sun decline: —</text:p>
          </table:table-cell>
          <table:table-cell office:value-type="string">
            <text:p>St. Ambrose</text:p>
          </table:table-cell>
          <table:table-cell office:value-type="string">
            <text:p>Jam sol recédit ígneus:</text:p>
          </table:table-cell>
        </table:table-row>
        <table:table-row table:style-name="ro1">
          <table:table-cell office:value-type="string">
            <text:p>jesu_corona_celsior.php</text:p>
          </table:table-cell>
          <table:table-cell office:value-type="string">
            <text:p>Fr. E.Caswall</text:p>
          </table:table-cell>
          <table:table-cell office:value-type="string">
            <text:p>Jesu! eternal Truth sublime!</text:p>
          </table:table-cell>
          <table:table-cell office:value-type="string">
            <text:p>Ambrosian</text:p>
          </table:table-cell>
          <table:table-cell office:value-type="string">
            <text:p>Jesu, coróna célsior</text:p>
          </table:table-cell>
        </table:table-row>
        <table:table-row table:style-name="ro1">
          <table:table-cell office:value-type="string">
            <text:p>jesu_corona_virginum.php</text:p>
          </table:table-cell>
          <table:table-cell office:value-type="string">
            <text:p>J.M.Neale</text:p>
          </table:table-cell>
          <table:table-cell office:value-type="string">
            <text:p>Jesu, the Virgins’ Crown, do thou</text:p>
          </table:table-cell>
          <table:table-cell office:value-type="string">
            <text:p>St. Ambrose(?)</text:p>
          </table:table-cell>
          <table:table-cell office:value-type="string">
            <text:p>Jesu, coróna Vírginum,</text:p>
          </table:table-cell>
        </table:table-row>
        <table:table-row table:style-name="ro1">
          <table:table-cell office:value-type="string">
            <text:p>jesu_decus_angelicum.php</text:p>
          </table:table-cell>
          <table:table-cell office:value-type="string">
            <text:p>Fr. E.Caswall</text:p>
          </table:table-cell>
          <table:table-cell office:value-type="string">
            <text:p>O Jesu! Thou the beauty art</text:p>
          </table:table-cell>
          <table:table-cell office:value-type="string">
            <text:p>St. Bernard</text:p>
          </table:table-cell>
          <table:table-cell office:value-type="string">
            <text:p>Jesu, decus angélicum,</text:p>
          </table:table-cell>
        </table:table-row>
        <table:table-row table:style-name="ro1">
          <table:table-cell office:value-type="string">
            <text:p>jesu_dulcis_memoria.php</text:p>
          </table:table-cell>
          <table:table-cell office:value-type="string">
            <text:p>Fr. E.Caswall</text:p>
          </table:table-cell>
          <table:table-cell office:value-type="string">
            <text:p>Jesu! the very thought of Thee</text:p>
          </table:table-cell>
          <table:table-cell office:value-type="string">
            <text:p>St. Bernard</text:p>
          </table:table-cell>
          <table:table-cell office:value-type="string">
            <text:p>Jesu, dulcis memória,</text:p>
          </table:table-cell>
        </table:table-row>
        <table:table-row table:style-name="ro1">
          <table:table-cell office:value-type="string">
            <text:p>jesu_redemptor_omnium_perpes.php</text:p>
          </table:table-cell>
          <table:table-cell office:value-type="string">
            <text:p>J.D.Chambers</text:p>
          </table:table-cell>
          <table:table-cell office:value-type="string">
            <text:p>Jesu! the world’ Redeemer, hear;</text:p>
          </table:table-cell>
          <table:table-cell office:value-type="string">
            <text:p>Unk. 10-15th c.</text:p>
          </table:table-cell>
          <table:table-cell office:value-type="string">
            <text:p>Jesu Redémptor ómnium,</text:p>
          </table:table-cell>
        </table:table-row>
        <table:table-row table:style-name="ro1">
          <table:table-cell office:value-type="string">
            <text:p>jesu_redemptor_omnium_quem.php</text:p>
          </table:table-cell>
          <table:table-cell office:value-type="string">
            <text:p>J.M.Neale et al.</text:p>
          </table:table-cell>
          <table:table-cell office:value-type="string">
            <text:p>Jesu, the Ransomer of man,</text:p>
          </table:table-cell>
          <table:table-cell office:value-type="string">
            <text:p>St. Ambrose(?)</text:p>
          </table:table-cell>
          <table:table-cell office:value-type="string">
            <text:p>Jesu, Redémptor ómnium,</text:p>
          </table:table-cell>
        </table:table-row>
        <table:table-row table:style-name="ro1">
          <table:table-cell office:value-type="string">
            <text:p>lucis_creator_optime.php</text:p>
          </table:table-cell>
          <table:table-cell office:value-type="string">
            <text:p>J.M.Neale</text:p>
          </table:table-cell>
          <table:table-cell office:value-type="string">
            <text:p>O blest Creator of the light,</text:p>
          </table:table-cell>
          <table:table-cell office:value-type="string">
            <text:p>St. Gregory(?)</text:p>
          </table:table-cell>
          <table:table-cell office:value-type="string">
            <text:p>Lucis Creátor, óptime,</text:p>
          </table:table-cell>
        </table:table-row>
        <table:table-row table:style-name="ro1">
          <table:table-cell office:value-type="string">
            <text:p>lustra_sex_qui_jam_peregit.php</text:p>
          </table:table-cell>
          <table:table-cell office:value-type="string">
            <text:p>J.M.Neale</text:p>
          </table:table-cell>
          <table:table-cell office:value-type="string">
            <text:p>Thirty years among us dwelling,</text:p>
          </table:table-cell>
          <table:table-cell office:value-type="string">
            <text:p>Venantius Fortunatus</text:p>
          </table:table-cell>
          <table:table-cell office:value-type="string">
            <text:p>Lustra sex qui jam perégit,</text:p>
          </table:table-cell>
        </table:table-row>
        <table:table-row table:style-name="ro1">
          <table:table-cell office:value-type="string">
            <text:p>lux_ecce_surgit_aurea.php</text:p>
          </table:table-cell>
          <table:table-cell office:value-type="string">
            <text:p>Rev. W.J.Courthope</text:p>
          </table:table-cell>
          <table:table-cell office:value-type="string">
            <text:p>See the golden sun arise!</text:p>
          </table:table-cell>
          <table:table-cell office:value-type="string">
            <text:p>Prudentius</text:p>
          </table:table-cell>
          <table:table-cell office:value-type="string">
            <text:p>Lux ecce surgit áurea,</text:p>
          </table:table-cell>
        </table:table-row>
        <table:table-row table:style-name="ro1">
          <table:table-cell office:value-type="string">
            <text:p>lux_o_decora_patriae.php</text:p>
          </table:table-cell>
          <table:table-cell office:value-type="string">
            <text:p>Pope Leo XIII</text:p>
          </table:table-cell>
          <table:table-cell office:value-type="string">
            <text:p>O Light all beauteous of the Fatherland,</text:p>
          </table:table-cell>
          <table:table-cell office:value-type="string">
            <text:p>Pope Leo XIII</text:p>
          </table:table-cell>
          <table:table-cell office:value-type="string">
            <text:p>Lux o decora pátriæ</text:p>
          </table:table-cell>
        </table:table-row>
        <table:table-row table:style-name="ro1">
          <table:table-cell office:value-type="string">
            <text:p>magnae_deus_potentiae.php</text:p>
          </table:table-cell>
          <table:table-cell office:value-type="string">
            <text:p>Rev. W.J.Courthope</text:p>
          </table:table-cell>
          <table:table-cell office:value-type="string">
            <text:p>O Sovereign Lord of Nature’s might,</text:p>
          </table:table-cell>
          <table:table-cell office:value-type="string">
            <text:p>St. Ambrose(?)</text:p>
          </table:table-cell>
          <table:table-cell office:value-type="string">
            <text:p>Magnæ Deus poténtiæ,</text:p>
          </table:table-cell>
        </table:table-row>
        <table:table-row table:style-name="ro1">
          <table:table-cell office:value-type="string">
            <text:p>nox_et_tenebrae_et_nubila.php</text:p>
          </table:table-cell>
          <table:table-cell office:value-type="string">
            <text:p>Rev. W.J.Courthope</text:p>
          </table:table-cell>
          <table:table-cell office:value-type="string">
            <text:p>Day is breaking, dawn is bright:</text:p>
          </table:table-cell>
          <table:table-cell office:value-type="string">
            <text:p>Prudentius</text:p>
          </table:table-cell>
          <table:table-cell office:value-type="string">
            <text:p>Nox, et ténebræ, et núbila,</text:p>
          </table:table-cell>
        </table:table-row>
        <table:table-row table:style-name="ro1">
          <table:table-cell office:value-type="string">
            <text:p>nunc_sancte_nobis_spiritus.php</text:p>
          </table:table-cell>
          <table:table-cell office:value-type="string">
            <text:p>Card. J.H.Newman</text:p>
          </table:table-cell>
          <table:table-cell office:value-type="string">
            <text:p>Come, Holy Ghost, who ever One</text:p>
          </table:table-cell>
          <table:table-cell office:value-type="string">
            <text:p>St. Ambrose(?)</text:p>
          </table:table-cell>
          <table:table-cell office:value-type="string">
            <text:p>Nunc, Sancte, nobis, Spíritus,</text:p>
          </table:table-cell>
        </table:table-row>
        <table:table-row table:style-name="ro1">
          <table:table-cell office:value-type="string">
            <text:p>o_gente_felix_hospita.php</text:p>
          </table:table-cell>
          <table:table-cell office:value-type="string">
            <text:p>Rt. Rev. Msgr. H.T.Henry</text:p>
          </table:table-cell>
          <table:table-cell office:value-type="string">
            <text:p>O house of Nazareth the blest,</text:p>
          </table:table-cell>
          <table:table-cell office:value-type="string">
            <text:p>Pope Leo XIII</text:p>
          </table:table-cell>
          <table:table-cell office:value-type="string">
            <text:p>O gente felix hóspita,</text:p>
          </table:table-cell>
        </table:table-row>
        <table:table-row table:style-name="ro1">
          <table:table-cell office:value-type="string">
            <text:p>o_gloriosa_virginum.php</text:p>
          </table:table-cell>
          <table:table-cell office:value-type="string">
            <text:p>Fr. E.Caswall</text:p>
          </table:table-cell>
          <table:table-cell office:value-type="string">
            <text:p>O Queen of all the Virgin choir!</text:p>
          </table:table-cell>
          <table:table-cell office:value-type="string">
            <text:p>Venantius Fortunatus</text:p>
          </table:table-cell>
          <table:table-cell office:value-type="string">
            <text:p>O gloriósa vírginum,</text:p>
          </table:table-cell>
        </table:table-row>
        <table:table-row table:style-name="ro1">
          <table:table-cell office:value-type="string">
            <text:p>o_lux_beata_caelitum.php</text:p>
          </table:table-cell>
          <table:table-cell office:value-type="string">
            <text:p>From the Breviary of the Marquis of Bute</text:p>
          </table:table-cell>
          <table:table-cell office:value-type="string">
            <text:p>O highest hope of mortals,</text:p>
          </table:table-cell>
          <table:table-cell office:value-type="string">
            <text:p>Pope Leo XIII</text:p>
          </table:table-cell>
          <table:table-cell office:value-type="string">
            <text:p>O lux beáta Cælitum</text:p>
          </table:table-cell>
        </table:table-row>
        <table:table-row table:style-name="ro1">
          <table:table-cell office:value-type="string">
            <text:p>o_sol_salutis_intimis.php</text:p>
          </table:table-cell>
          <table:table-cell office:value-type="string">
            <text:p>Fr. E.Caswall</text:p>
          </table:table-cell>
          <table:table-cell office:value-type="string">
            <text:p>The darkness fleets, and joyful earth</text:p>
          </table:table-cell>
          <table:table-cell office:value-type="string">
            <text:p>Unk. 10-15th c.</text:p>
          </table:table-cell>
          <table:table-cell office:value-type="string">
            <text:p>O sol salútis, íntimis,</text:p>
          </table:table-cell>
        </table:table-row>
        <table:table-row table:style-name="ro1">
          <table:table-cell office:value-type="string">
            <text:p>o_sola_magnarum_urbium.php</text:p>
          </table:table-cell>
          <table:table-cell office:value-type="string">
            <text:p>Fr. E.Caswall</text:p>
          </table:table-cell>
          <table:table-cell office:value-type="string">
            <text:p>Bethlehem! of noblest cities</text:p>
          </table:table-cell>
          <table:table-cell office:value-type="string">
            <text:p>Prudentius</text:p>
          </table:table-cell>
          <table:table-cell office:value-type="string">
            <text:p>O sola magnárum úrbium</text:p>
          </table:table-cell>
        </table:table-row>
        <table:table-row table:style-name="ro1">
          <table:table-cell office:value-type="string">
            <text:p>opes_decusque_regium_reliqueras.php</text:p>
          </table:table-cell>
          <table:table-cell office:value-type="string">
            <text:p>Fr. E.Caswall</text:p>
          </table:table-cell>
          <table:table-cell office:value-type="string">
            <text:p>Riches and regal throne, for Christ’s dear sake,</text:p>
          </table:table-cell>
          <table:table-cell office:value-type="string">
            <text:p>Pope Urban VIII</text:p>
          </table:table-cell>
          <table:table-cell office:value-type="string">
            <text:p>Opes decusque regium reliqueras,</text:p>
          </table:table-cell>
        </table:table-row>
        <table:table-row table:style-name="ro1">
          <table:table-cell office:value-type="string">
            <text:p>pange_lingua_gloriosi.php</text:p>
          </table:table-cell>
          <table:table-cell office:value-type="string">
            <text:p>Fr. E.Caswall</text:p>
          </table:table-cell>
          <table:table-cell office:value-type="string">
            <text:p>Sing, my tongue, the Saviour&amp;apos;s glory,</text:p>
          </table:table-cell>
          <table:table-cell office:value-type="string">
            <text:p>St. Aquinas</text:p>
          </table:table-cell>
          <table:table-cell office:value-type="string">
            <text:p>Pange, lingua, gloriósi</text:p>
          </table:table-cell>
        </table:table-row>
        <table:table-row table:style-name="ro1">
          <table:table-cell office:value-type="string">
            <text:p>paschale_mundo_gaudium.php</text:p>
          </table:table-cell>
          <table:table-cell office:value-type="string">
            <text:p>Fr. E.Caswall et al.</text:p>
          </table:table-cell>
          <table:table-cell office:value-type="string">
            <text:p>Now daily shines the sun more fair,</text:p>
          </table:table-cell>
          <table:table-cell office:value-type="string">
            <text:p>St. Ambrose(?)</text:p>
          </table:table-cell>
          <table:table-cell office:value-type="string">
            <text:p>Paschále mundo gáudium</text:p>
          </table:table-cell>
        </table:table-row>
        <table:table-row table:style-name="ro1">
          <table:table-cell office:value-type="string">
            <text:p>rector_potens_verax_deus.php</text:p>
          </table:table-cell>
          <table:table-cell office:value-type="string">
            <text:p>J.M.Neale</text:p>
          </table:table-cell>
          <table:table-cell office:value-type="string">
            <text:p>O God of truth, O Lord of might,</text:p>
          </table:table-cell>
          <table:table-cell office:value-type="string">
            <text:p>St. Ambrose(?)</text:p>
          </table:table-cell>
          <table:table-cell office:value-type="string">
            <text:p>Rector potens, verax Deus,</text:p>
          </table:table-cell>
        </table:table-row>
        <table:table-row table:style-name="ro1">
          <table:table-cell office:value-type="string">
            <text:p>rerum_deus_tenax_vigor.php</text:p>
          </table:table-cell>
          <table:table-cell office:value-type="string">
            <text:p>Fr. E.Caswall</text:p>
          </table:table-cell>
          <table:table-cell office:value-type="string">
            <text:p>O Thou true life of all that live!</text:p>
          </table:table-cell>
          <table:table-cell office:value-type="string">
            <text:p>St. Ambrose(?)</text:p>
          </table:table-cell>
          <table:table-cell office:value-type="string">
            <text:p>Rerum, Deus, tenax vigor,</text:p>
          </table:table-cell>
        </table:table-row>
        <table:table-row table:style-name="ro1">
          <table:table-cell office:value-type="string">
            <text:p>rex_gloriose_martyrum.php</text:p>
          </table:table-cell>
          <table:table-cell office:value-type="string">
            <text:p>R.Littledale &amp;amp; G.Palmer</text:p>
          </table:table-cell>
          <table:table-cell office:value-type="string">
            <text:p>O glorious King of martyr hosts,</text:p>
          </table:table-cell>
          <table:table-cell office:value-type="string">
            <text:p>Unk. (Early Middle Ages)</text:p>
          </table:table-cell>
          <table:table-cell office:value-type="string">
            <text:p>Rex gloriose Mártyrum,</text:p>
          </table:table-cell>
        </table:table-row>
        <table:table-row table:style-name="ro1">
          <table:table-cell office:value-type="string">
            <text:p>salutis_humanae_sator.php</text:p>
          </table:table-cell>
          <table:table-cell office:value-type="string">
            <text:p>T.Potter</text:p>
          </table:table-cell>
          <table:table-cell office:value-type="string">
            <text:p>Hail, thou who man&amp;apos;s Redeemer art,</text:p>
          </table:table-cell>
          <table:table-cell office:value-type="string">
            <text:p>St. Ambrose(?)</text:p>
          </table:table-cell>
          <table:table-cell office:value-type="string">
            <text:p>Salútis humánæ Sator,</text:p>
          </table:table-cell>
        </table:table-row>
        <table:table-row table:style-name="ro1">
          <table:table-cell office:value-type="string">
            <text:p>salvete_flores_martyrum.php</text:p>
          </table:table-cell>
          <table:table-cell office:value-type="string">
            <text:p>Fr. E.Caswall</text:p>
          </table:table-cell>
          <table:table-cell office:value-type="string">
            <text:p>Flowers of martyrdom all hail!</text:p>
          </table:table-cell>
          <table:table-cell office:value-type="string">
            <text:p>Prudentius</text:p>
          </table:table-cell>
          <table:table-cell office:value-type="string">
            <text:p>Salvéte, flores Mártyrum,</text:p>
          </table:table-cell>
        </table:table-row>
        <table:table-row table:style-name="ro1">
          <table:table-cell office:value-type="string">
            <text:p>sanctorum_meritis_inclyta_gaudia.php</text:p>
          </table:table-cell>
          <table:table-cell office:value-type="string">
            <text:p>Fr. E.Caswall</text:p>
          </table:table-cell>
          <table:table-cell office:value-type="string">
            <text:p>Sing we the peerless deeds of martyr’d Saints,</text:p>
          </table:table-cell>
          <table:table-cell office:value-type="string">
            <text:p>Unk. 6-9th c.</text:p>
          </table:table-cell>
          <table:table-cell office:value-type="string">
            <text:p>Sanctórum méritis inclyta gáudia</text:p>
          </table:table-cell>
        </table:table-row>
        <table:table-row table:style-name="ro1">
          <table:table-cell office:value-type="string">
            <text:p>sedibus_caeli_nitidis_receptos.php</text:p>
          </table:table-cell>
          <table:table-cell office:value-type="string">
            <text:p>Pope Leo XIII</text:p>
          </table:table-cell>
          <table:table-cell office:value-type="string">
            <text:p>Sing, O ye Faithful, sing two Athletes, Brothers,</text:p>
          </table:table-cell>
          <table:table-cell office:value-type="string">
            <text:p>Pope Leo XIII</text:p>
          </table:table-cell>
          <table:table-cell office:value-type="string">
            <text:p>Sédibus cæli nitidis receptos</text:p>
          </table:table-cell>
        </table:table-row>
        <table:table-row table:style-name="ro1">
          <table:table-cell office:value-type="string">
            <text:p>splendor_paternae_gloriae.php</text:p>
          </table:table-cell>
          <table:table-cell office:value-type="string">
            <text:p>R.Bridges</text:p>
          </table:table-cell>
          <table:table-cell office:value-type="string">
            <text:p>O splendor of God’s glory bright,</text:p>
          </table:table-cell>
          <table:table-cell office:value-type="string">
            <text:p>St. Ambrose</text:p>
          </table:table-cell>
          <table:table-cell office:value-type="string">
            <text:p>Splendor patérnæ glóriæ,</text:p>
          </table:table-cell>
        </table:table-row>
        <table:table-row table:style-name="ro1">
          <table:table-cell office:value-type="string">
            <text:p>te_lucis_ante_terminum.php</text:p>
          </table:table-cell>
          <table:table-cell office:value-type="string">
            <text:p>J.M.Neale</text:p>
          </table:table-cell>
          <table:table-cell office:value-type="string">
            <text:p>Before the ending of the day,</text:p>
          </table:table-cell>
          <table:table-cell office:value-type="string">
            <text:p>St. Ambrose(?)</text:p>
          </table:table-cell>
          <table:table-cell office:value-type="string">
            <text:p>Te lucis ante términum,</text:p>
          </table:table-cell>
        </table:table-row>
        <table:table-row table:style-name="ro1">
          <table:table-cell office:value-type="string">
            <text:p>telluris_alme_conditor.php</text:p>
          </table:table-cell>
          <table:table-cell office:value-type="string">
            <text:p>Fr. E.Caswall</text:p>
          </table:table-cell>
          <table:table-cell office:value-type="string">
            <text:p>O bounteous Framer of the globe!</text:p>
          </table:table-cell>
          <table:table-cell office:value-type="string">
            <text:p>St. Gregory(?)</text:p>
          </table:table-cell>
          <table:table-cell office:value-type="string">
            <text:p>Tellúris alme Cónditor,</text:p>
          </table:table-cell>
        </table:table-row>
        <table:table-row table:style-name="ro1">
          <table:table-cell office:value-type="string">
            <text:p>tristes_erant_apostoli.php</text:p>
          </table:table-cell>
          <table:table-cell office:value-type="string">
            <text:p>J.M.Neale et al.</text:p>
          </table:table-cell>
          <table:table-cell office:value-type="string">
            <text:p>The Apostles&amp;apos; hearts were full of pain</text:p>
          </table:table-cell>
          <table:table-cell office:value-type="string">
            <text:p>St. Ambrose(?)</text:p>
          </table:table-cell>
          <table:table-cell office:value-type="string">
            <text:p>Tristes erant Apóstoli</text:p>
          </table:table-cell>
        </table:table-row>
        <table:table-row table:style-name="ro1">
          <table:table-cell office:value-type="string">
            <text:p>tu_natale_solum_protege_tu_bonae.php</text:p>
          </table:table-cell>
          <table:table-cell office:value-type="string">
            <text:p>Fr. E.Caswall</text:p>
          </table:table-cell>
          <table:table-cell office:value-type="string">
            <text:p>Protect thy native City, Spirit blest!</text:p>
          </table:table-cell>
          <table:table-cell office:value-type="string">
            <text:p>Pope Urban VIII</text:p>
          </table:table-cell>
          <table:table-cell office:value-type="string">
            <text:p>Tu natale solum prótege, tu bonæ</text:p>
          </table:table-cell>
        </table:table-row>
        <table:table-row table:style-name="ro1">
          <table:table-cell office:value-type="string">
            <text:p>tu_trinitatis_unitas.php</text:p>
          </table:table-cell>
          <table:table-cell office:value-type="string">
            <text:p>Fr. E.Caswall</text:p>
          </table:table-cell>
          <table:table-cell office:value-type="string">
            <text:p>O Thou! who dost all nature sway,</text:p>
          </table:table-cell>
          <table:table-cell office:value-type="string">
            <text:p>St. Gregory(?)</text:p>
          </table:table-cell>
          <table:table-cell office:value-type="string">
            <text:p>Tu, Trinitátis Unitas,</text:p>
          </table:table-cell>
        </table:table-row>
        <table:table-row table:style-name="ro1">
          <table:table-cell office:value-type="string">
            <text:p>veni_creator_spiritus.php</text:p>
          </table:table-cell>
          <table:table-cell office:value-type="string">
            <text:p>Fr. E.Caswall</text:p>
          </table:table-cell>
          <table:table-cell office:value-type="string">
            <text:p>Come, O Creator Spirit blest!</text:p>
          </table:table-cell>
          <table:table-cell office:value-type="string">
            <text:p>St. Gregory(?)</text:p>
          </table:table-cell>
          <table:table-cell office:value-type="string">
            <text:p>Veni, Creátor Spíritus,</text:p>
          </table:table-cell>
        </table:table-row>
        <table:table-row table:style-name="ro1">
          <table:table-cell office:value-type="string">
            <text:p>verbum_supernum_prodiens.php</text:p>
          </table:table-cell>
          <table:table-cell office:value-type="string">
            <text:p>Fr. E.Caswall</text:p>
          </table:table-cell>
          <table:table-cell office:value-type="string">
            <text:p>The Word, descending from above,</text:p>
          </table:table-cell>
          <table:table-cell office:value-type="string">
            <text:p>St. Aquinas</text:p>
          </table:table-cell>
          <table:table-cell office:value-type="string">
            <text:p>Verbum supérnum pródiens,</text:p>
          </table:table-cell>
        </table:table-row>
        <table:table-row table:style-name="ro1">
          <table:table-cell office:value-type="string">
            <text:p>vexilla_regis_prodeunt.php</text:p>
          </table:table-cell>
          <table:table-cell office:value-type="string">
            <text:p>W.K.Blount</text:p>
          </table:table-cell>
          <table:table-cell office:value-type="string">
            <text:p>Abroad the regal banners fly,</text:p>
          </table:table-cell>
          <table:table-cell office:value-type="string">
            <text:p>Venantius Fortunatus</text:p>
          </table:table-cell>
          <table:table-cell office:value-type="string">
            <text:p>Vexílla Regis pródeunt: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2:Sheet1.L117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8">06/08/2009</text:date>, <text:time>15:2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Siefker</meta:initial-creator>
    <meta:creation-date>2008-08-03T18:02:48</meta:creation-date>
    <dc:creator>David Siefker</dc:creator>
    <dc:date>2009-06-08T15:21:02.62</dc:date>
    <meta:editing-cycles>36</meta:editing-cycles>
    <meta:editing-duration>PT47H38M07S</meta:editing-duration>
    <meta:document-statistic meta:table-count="3" meta:cell-count="1737" meta:object-count="0"/>
    <meta:user-defined meta:name="Info 1"/>
    <meta:user-defined meta:name="Info 2"/>
    <meta:user-defined meta:name="Info 3"/>
    <meta:user-defined meta:name="Info 4"/>
  </office:meta>
</office:document-meta>
</file>